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ext-properties fo:font-weight="bold" style:font-weight-asian="bold" style:font-weight-complex="bold"/>
    </style:style>
  </office:automatic-styles>
  <office:body>
    <office:spreadsheet>
      <table:table table:name="Sheet1" table:style-name="ta1">
        <office:forms form:automatic-focus="false" form:apply-design-mode="false"/>
        <table:table-column table:style-name="co1" table:default-cell-style-name="ce1"/>
        <table:table-column table:style-name="co1" table:number-columns-repeated="1023" table:default-cell-style-name="Default"/>
        <table:table-row table:style-name="ro1">
          <table:table-cell table:style-name="Default" office:value-type="string" calcext:value-type="string">
            <text:p>Timestamp</text:p>
          </table:table-cell>
          <table:table-cell office:value-type="string" calcext:value-type="string">
            <text:p>Strana</text:p>
          </table:table-cell>
          <table:table-cell office:value-type="string" calcext:value-type="string">
            <text:p>Vyplňuje (jméno osoby)</text:p>
          </table:table-cell>
          <table:table-cell office:value-type="string" calcext:value-type="string">
            <text:p>Bezpečnostní kód</text:p>
          </table:table-cell>
          <table:table-cell office:value-type="string" calcext:value-type="string">
            <text:p>1. Jako největší dopravní investici v následujícím volebním období by Praha měla stavět metro D, které by mělo dostat přednost před jinými dopravními stavbami.</text:p>
          </table:table-cell>
          <table:table-cell office:value-type="string" calcext:value-type="string">
            <text:p>Případný komentář k otázce 1</text:p>
          </table:table-cell>
          <table:table-cell office:value-type="string" calcext:value-type="string">
            <text:p>2. V Praze by se měly vyznačit přechody pro chodce tam, kde byly zrušeny při výstavbě metra či magistrály.</text:p>
          </table:table-cell>
          <table:table-cell office:value-type="string" calcext:value-type="string">
            <text:p>Případný komentář k otázce 2</text:p>
          </table:table-cell>
          <table:table-cell office:value-type="string" calcext:value-type="string">
            <text:p>3. Praha by měla do r. 2025 mít bezbariérové všechny povrchové zastávky hromadné dopravy.</text:p>
          </table:table-cell>
          <table:table-cell office:value-type="string" calcext:value-type="string">
            <text:p>Případný komentář k otázce 3</text:p>
          </table:table-cell>
          <table:table-cell office:value-type="string" calcext:value-type="string">
            <text:p>4. Praha by měla iniciovat legální jízdu cyklistů v protisměru jednosměrných klidných ulic.</text:p>
          </table:table-cell>
          <table:table-cell office:value-type="string" calcext:value-type="string">
            <text:p>Případný komentář k otázce 4</text:p>
          </table:table-cell>
          <table:table-cell office:value-type="string" calcext:value-type="string">
            <text:p>5. V Praze by měl od roku 2015 fungovat městský systém veřejného půjčování jízdních kol (bikesharing).</text:p>
          </table:table-cell>
          <table:table-cell office:value-type="string" calcext:value-type="string">
            <text:p>Případný komentář k otázce 5</text:p>
          </table:table-cell>
          <table:table-cell office:value-type="string" calcext:value-type="string">
            <text:p>6. Železniční trať z Masarykova nádraží na Kladno by měla být doplněna odbočkou na letiště.</text:p>
          </table:table-cell>
          <table:table-cell office:value-type="string" calcext:value-type="string">
            <text:p>Případný komentář k otázce 6</text:p>
          </table:table-cell>
          <table:table-cell office:value-type="string" calcext:value-type="string">
            <text:p>7. V metru by se měly zavést turnikety.</text:p>
          </table:table-cell>
          <table:table-cell office:value-type="string" calcext:value-type="string">
            <text:p>Případný komentář k otázce 7</text:p>
          </table:table-cell>
          <table:table-cell office:value-type="string" calcext:value-type="string">
            <text:p>8. Praha by měla obnovit tramvajovou trať na Václavském náměstí, přinejmenším v úseku od Muzea k Vodičkově ulici.</text:p>
          </table:table-cell>
          <table:table-cell office:value-type="string" calcext:value-type="string">
            <text:p>Případný komentář k otázce 8</text:p>
          </table:table-cell>
          <table:table-cell office:value-type="string" calcext:value-type="string">
            <text:p>9. Praha by se měla přestat používat systém Opencard.</text:p>
          </table:table-cell>
          <table:table-cell office:value-type="string" calcext:value-type="string">
            <text:p>Případný komentář k otázce 9</text:p>
          </table:table-cell>
          <table:table-cell office:value-type="string" calcext:value-type="string">
            <text:p>10. Cena předplatného jízdného na městskou veřejnou dopravu by se měla zvýšit.</text:p>
          </table:table-cell>
          <table:table-cell office:value-type="string" calcext:value-type="string">
            <text:p>Případný komentář k otázce 10</text:p>
          </table:table-cell>
          <table:table-cell office:value-type="string" calcext:value-type="string">
            <text:p>11. Jizdné v MHD by se mělo snížit.</text:p>
          </table:table-cell>
          <table:table-cell office:value-type="string" calcext:value-type="string">
            <text:p>Případný komentář k otázce 11</text:p>
          </table:table-cell>
          <table:table-cell office:value-type="string" calcext:value-type="string">
            <text:p>12. Praha by měla zavést autobusovou linku tunelem Blanka.</text:p>
          </table:table-cell>
          <table:table-cell office:value-type="string" calcext:value-type="string">
            <text:p>Případný komentář k otázce 12</text:p>
          </table:table-cell>
          <table:table-cell office:value-type="string" calcext:value-type="string">
            <text:p>13. Praha by měla zvýšit kapacitu svých záchytných parkovišť (P+R) do roku 2018 nejméně na trojnásobek.</text:p>
          </table:table-cell>
          <table:table-cell office:value-type="string" calcext:value-type="string">
            <text:p>Případný komentář k otázce 13</text:p>
          </table:table-cell>
          <table:table-cell office:value-type="string" calcext:value-type="string">
            <text:p>14. Praha by měla mít společného investora pro rekonstrukce ulic včetně investic do veřejné dopravy.</text:p>
          </table:table-cell>
          <table:table-cell office:value-type="string" calcext:value-type="string">
            <text:p>Případný komentář k otázce 14</text:p>
          </table:table-cell>
          <table:table-cell office:value-type="string" calcext:value-type="string">
            <text:p>15. Praha by po zprovoznění tunelu Blanka měla ponechat neomezený průjezd aut přes Malou Stranu a Smetanovo nábřeží.</text:p>
          </table:table-cell>
          <table:table-cell office:value-type="string" calcext:value-type="string">
            <text:p>Případný komentář k otázce 15</text:p>
          </table:table-cell>
          <table:table-cell office:value-type="string" calcext:value-type="string">
            <text:p>16. Praha by měla od 1.1.2016 zřídit nízkoemisní zónu podle aktuálního záměru.</text:p>
          </table:table-cell>
          <table:table-cell office:value-type="string" calcext:value-type="string">
            <text:p>Případný komentář k otázce 16</text:p>
          </table:table-cell>
          <table:table-cell office:value-type="string" calcext:value-type="string">
            <text:p>17. Praha by měla zachovat ve vedlejších ulicích rychlost 50 km/h (s výjimkou vybraných lokalit jako je okolí škol).</text:p>
          </table:table-cell>
          <table:table-cell office:value-type="string" calcext:value-type="string">
            <text:p>Případný komentář k otázce 17</text:p>
          </table:table-cell>
          <table:table-cell office:value-type="string" calcext:value-type="string">
            <text:p>18. V Praze by mělo být možné i nadále instalovat velkoplošné billboardy.</text:p>
          </table:table-cell>
          <table:table-cell office:value-type="string" calcext:value-type="string">
            <text:p>Případný komentář k otázce 18</text:p>
          </table:table-cell>
          <table:table-cell office:value-type="string" calcext:value-type="string">
            <text:p>19. Mělo by se zastavit zvyšování celkového počtu parkovacích míst v historickém centru.</text:p>
          </table:table-cell>
          <table:table-cell office:value-type="string" calcext:value-type="string">
            <text:p>Případný komentář k otázce 19</text:p>
          </table:table-cell>
          <table:table-cell office:value-type="string" calcext:value-type="string">
            <text:p>20. Nekomerční akce konající se na ulici by měly být osvobozeny od místních poplatků.</text:p>
          </table:table-cell>
          <table:table-cell office:value-type="string" calcext:value-type="string">
            <text:p>Případný komentář k otázce 20</text:p>
          </table:table-cell>
          <table:table-cell office:value-type="string" calcext:value-type="string">
            <text:p>21. Rozdělování peněz mezi magistrátem a městskými částmi by mělo být upraveno tak, aby menší městské části nebyly oproti těm větším znevýhodňovány.</text:p>
          </table:table-cell>
          <table:table-cell office:value-type="string" calcext:value-type="string">
            <text:p>Případný komentář k otázce 21</text:p>
          </table:table-cell>
          <table:table-cell office:value-type="string" calcext:value-type="string">
            <text:p>22. Městské organizace by měly zveřejňovat všechny své smlouvy.</text:p>
          </table:table-cell>
          <table:table-cell office:value-type="string" calcext:value-type="string">
            <text:p>Případný komentář k otázce 22</text:p>
          </table:table-cell>
          <table:table-cell office:value-type="string" calcext:value-type="string">
            <text:p>23. Praha by svou IT agendu měla převést z větší části na open source systémy.</text:p>
          </table:table-cell>
          <table:table-cell office:value-type="string" calcext:value-type="string">
            <text:p>Případný komentář k otázce 23</text:p>
          </table:table-cell>
          <table:table-cell office:value-type="string" calcext:value-type="string">
            <text:p>24. Praha by měla vyčlenit prostředky na urychlenou výstavbu školek či adaptaci jiných objektů na školky tak, aby bylo možné umístit ve školce každé dítě, které dosáhne věku tří let.</text:p>
          </table:table-cell>
          <table:table-cell office:value-type="string" calcext:value-type="string">
            <text:p>Případný komentář k otázce 24</text:p>
          </table:table-cell>
          <table:table-cell office:value-type="string" calcext:value-type="string">
            <text:p>25. O malém procentu prostředků z rozpočtu hlavního města by měli rozhodovat přímo občané.</text:p>
          </table:table-cell>
          <table:table-cell office:value-type="string" calcext:value-type="string">
            <text:p>Případný komentář k otázce 25</text:p>
          </table:table-cell>
          <table:table-cell office:value-type="string" calcext:value-type="string">
            <text:p>26. Praha by se měla ucházet o pořádání velkých mezinárodních sportovních akcí, jako je např. Olympiáda.</text:p>
          </table:table-cell>
          <table:table-cell office:value-type="string" calcext:value-type="string">
            <text:p>Případný komentář k otázce 26</text:p>
          </table:table-cell>
          <table:table-cell office:value-type="string" calcext:value-type="string">
            <text:p>27. Ve městě by měly být instalovány další kamery městské policie.</text:p>
          </table:table-cell>
          <table:table-cell office:value-type="string" calcext:value-type="string">
            <text:p>Případný komentář k otázce 27</text:p>
          </table:table-cell>
          <table:table-cell office:value-type="string" calcext:value-type="string">
            <text:p>28. Poplatek za svoz komunálního odpadu by měl být zrušen.</text:p>
          </table:table-cell>
          <table:table-cell office:value-type="string" calcext:value-type="string">
            <text:p>Případný komentář k otázce 28</text:p>
          </table:table-cell>
          <table:table-cell office:value-type="string" calcext:value-type="string">
            <text:p>29. Město by mělo mít transparentní účty, do kterých lze veřejně nahlížet.</text:p>
          </table:table-cell>
          <table:table-cell office:value-type="string" calcext:value-type="string">
            <text:p>Případný komentář k otázce 29</text:p>
          </table:table-cell>
          <table:table-cell office:value-type="string" calcext:value-type="string">
            <text:p>30. V Praze by měly být zakázány všechny herní automaty v hernách.</text:p>
          </table:table-cell>
          <table:table-cell office:value-type="string" calcext:value-type="string">
            <text:p>Případný komentář k otázce 30</text:p>
          </table:table-cell>
          <table:table-cell office:value-type="string" calcext:value-type="string">
            <text:p>31. Rada Hl.m.Prahy má pokračovat v online interpelacích - odpovídání občanům na veřejném portálu Prahy.</text:p>
          </table:table-cell>
          <table:table-cell office:value-type="string" calcext:value-type="string">
            <text:p>Případný komentář k otázce 31</text:p>
          </table:table-cell>
          <table:table-cell office:value-type="string" calcext:value-type="string">
            <text:p>32. Má Praha vyhodnotit výhodnost smluv umožňujících využívání ekonomického a účetního systému Gordic?</text:p>
          </table:table-cell>
          <table:table-cell office:value-type="string" calcext:value-type="string">
            <text:p>Případný komentář k otázce 32</text:p>
          </table:table-cell>
          <table:table-cell office:value-type="string" calcext:value-type="string">
            <text:p>33. Praha má řešit deficit v rozpočtu prodejem majetku (např. nemovitostí).</text:p>
          </table:table-cell>
          <table:table-cell office:value-type="string" calcext:value-type="string">
            <text:p>Případný komentář k otázce 33</text:p>
          </table:table-cell>
          <table:table-cell office:value-type="string" calcext:value-type="string">
            <text:p>34. Nedostatek míst v mateřských školkách by se měl řešit zvýšením rozpočtu jednotlivým městským částem.</text:p>
          </table:table-cell>
          <table:table-cell office:value-type="string" calcext:value-type="string">
            <text:p>Případný komentář k otázce 34</text:p>
          </table:table-cell>
          <table:table-cell office:value-type="string" calcext:value-type="string">
            <text:p>35. Měl by se nadále snižovat počet městských kulturních institucí (zejména divadel) ve formě příspěvkových organizací?</text:p>
          </table:table-cell>
          <table:table-cell office:value-type="string" calcext:value-type="string">
            <text:p>Případný komentář k otázce 35</text:p>
          </table:table-cell>
          <table:table-cell office:value-type="string" calcext:value-type="string">
            <text:p>36. Praha by měla v zimě zajišťovat přístřeší pro bezdomovce.</text:p>
          </table:table-cell>
          <table:table-cell office:value-type="string" calcext:value-type="string">
            <text:p>Případný komentář k otázce 36</text:p>
          </table:table-cell>
          <table:table-cell office:value-type="string" calcext:value-type="string">
            <text:p>37. Budete prosazovat navýšení kapacit městských domovů důchodců na území Prahy?</text:p>
          </table:table-cell>
          <table:table-cell office:value-type="string" calcext:value-type="string">
            <text:p>Případný komentář k otázce 37</text:p>
          </table:table-cell>
          <table:table-cell office:value-type="string" calcext:value-type="string">
            <text:p>38. Výstavba mrakodrapů musí být regulována s ohledem na panorama Prahy.</text:p>
          </table:table-cell>
          <table:table-cell office:value-type="string" calcext:value-type="string">
            <text:p>Případný komentář k otázce 38</text:p>
          </table:table-cell>
          <table:table-cell office:value-type="string" calcext:value-type="string">
            <text:p>39. Příprava nového územního plánu (Metropolitního plánu) by měla být ukončena.</text:p>
          </table:table-cell>
          <table:table-cell office:value-type="string" calcext:value-type="string">
            <text:p>Případný komentář k otázce 39</text:p>
          </table:table-cell>
          <table:table-cell office:value-type="string" calcext:value-type="string">
            <text:p>40. Celopražské orgány mají respektovat výsledky referend, která se konají v městských částech.</text:p>
          </table:table-cell>
          <table:table-cell office:value-type="string" calcext:value-type="string">
            <text:p>Případný komentář k otázce 40</text:p>
          </table:table-cell>
          <table:table-cell office:value-type="string" calcext:value-type="string">
            <text:p>41. Praha má zastavit výstavbu nových domů a skladišť na zelené louce a zaměřit se na využití tzv. brownfields.</text:p>
          </table:table-cell>
          <table:table-cell office:value-type="string" calcext:value-type="string">
            <text:p>Případný komentář k otázce 41</text:p>
          </table:table-cell>
          <table:table-cell office:value-type="string" calcext:value-type="string">
            <text:p>42. Náklady na veřejné vybavení vyvolané výstavbou (přístupové cesty, kanalizace, MHD) mají nést developeři namísto města.</text:p>
          </table:table-cell>
          <table:table-cell office:value-type="string" calcext:value-type="string">
            <text:p>Případný komentář k otázce 42</text:p>
          </table:table-cell>
          <table:table-cell office:value-type="string" calcext:value-type="string">
            <text:p>43. Změny platného územního plánu mají sloužit pouze k umístění staveb veřejného vybavení, jako jsou domy pro seniory, parky, školy nebo sportovní haly.</text:p>
          </table:table-cell>
          <table:table-cell office:value-type="string" calcext:value-type="string">
            <text:p>Případný komentář k otázce 43</text:p>
          </table:table-cell>
          <table:table-cell office:value-type="string" calcext:value-type="string">
            <text:p>44. Nový územní plán má chránit plochy pro zeleň a veřejné vybavení (sportoviště, knihovny, školky, zdravotnická zařízení, aj.).</text:p>
          </table:table-cell>
          <table:table-cell office:value-type="string" calcext:value-type="string">
            <text:p>Případný komentář k otázce 44</text:p>
          </table:table-cell>
          <table:table-cell office:value-type="string" calcext:value-type="string">
            <text:p>45. Praha by měla zachovávat zahrádkové osady.</text:p>
          </table:table-cell>
          <table:table-cell office:value-type="string" calcext:value-type="string">
            <text:p>Případný komentář k otázce 45</text:p>
          </table:table-cell>
          <table:table-cell office:value-type="string" calcext:value-type="string">
            <text:p>46. Sestavování rozpočtu městských společností má mít jasná a veřejně kontrolovatelná pravidla.</text:p>
          </table:table-cell>
          <table:table-cell office:value-type="string" calcext:value-type="string">
            <text:p>Případný komentář k otázce 46</text:p>
          </table:table-cell>
          <table:table-cell office:value-type="string" calcext:value-type="string">
            <text:p>47. Dopravní podnik by měl zveřejňovat aktuální jízdní rády MHD ve strojově čitelné podobě.</text:p>
          </table:table-cell>
          <table:table-cell office:value-type="string" calcext:value-type="string">
            <text:p>Případný komentář k otázce 47</text:p>
          </table:table-cell>
          <table:table-cell office:value-type="string" calcext:value-type="string">
            <text:p>48. Město by mělo privatizovat většinu bytů ve svém vlastnictví.</text:p>
          </table:table-cell>
          <table:table-cell office:value-type="string" calcext:value-type="string">
            <text:p>Případný komentář k otázce 48</text:p>
          </table:table-cell>
          <table:table-cell office:value-type="string" calcext:value-type="string">
            <text:p>49. Praha by měla finančně podporovat vrcholové sportovní akce jakou jsou mistrovství světa.</text:p>
          </table:table-cell>
          <table:table-cell office:value-type="string" calcext:value-type="string">
            <text:p>Případný komentář k otázce 49</text:p>
          </table:table-cell>
          <table:table-cell office:value-type="string" calcext:value-type="string">
            <text:p>50. Město by mělo držet většinu akcií v Pražské plynárenské.</text:p>
          </table:table-cell>
          <table:table-cell office:value-type="string" calcext:value-type="string">
            <text:p>Případný komentář k otázce 50</text:p>
          </table:table-cell>
          <table:table-cell office:value-type="string" calcext:value-type="string">
            <text:p>51. Město by mělo usilovat o kompletní ovládnutí Pražských služeb</text:p>
          </table:table-cell>
          <table:table-cell office:value-type="string" calcext:value-type="string">
            <text:p>Případný komentář k otázce 51</text:p>
          </table:table-cell>
          <table:table-cell office:value-type="string" calcext:value-type="string">
            <text:p>52. Praha by měla zavést mýtné za vjezd automobilů do centra.</text:p>
          </table:table-cell>
          <table:table-cell office:value-type="string" calcext:value-type="string">
            <text:p>Případný komentář k otázce 52</text:p>
          </table:table-cell>
          <table:table-cell table:number-columns-repeated="916"/>
        </table:table-row>
        <table:table-row table:style-name="ro1">
          <table:table-cell office:value-type="string" calcext:value-type="string">
            <text:p>9/24/2014 0:16:26</text:p>
          </table:table-cell>
          <table:table-cell office:value-type="string" calcext:value-type="string">
            <text:p>Občanská konzervativni <text:s/>strana </text:p>
          </table:table-cell>
          <table:table-cell office:value-type="string" calcext:value-type="string">
            <text:p>Janeček </text:p>
          </table:table-cell>
          <table:table-cell office:value-type="float" office:value="709982" calcext:value-type="float">
            <text:p>70998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4/2014 0:53:07</text:p>
          </table:table-cell>
          <table:table-cell office:value-type="string" calcext:value-type="string">
            <text:p>Řešení pro Prahu - STOP nízkoemisní zóně, zrušit modré zóny, MHD zdarma - www.reseniproprahu.cz</text:p>
          </table:table-cell>
          <table:table-cell office:value-type="string" calcext:value-type="string">
            <text:p>Bc. Robert Vašíček</text:p>
          </table:table-cell>
          <table:table-cell office:value-type="float" office:value="311000" calcext:value-type="float">
            <text:p>311000</text:p>
          </table:table-cell>
          <table:table-cell office:value-type="float" office:value="1" calcext:value-type="float">
            <text:p>1</text:p>
          </table:table-cell>
          <table:table-cell office:value-type="string" calcext:value-type="string">
            <text:p>Ano ve smyslu dostavby okruhu a až poté lze řešit metro. Emise ve městě sníží okruh, nikoli město.</text:p>
          </table:table-cell>
          <table:table-cell office:value-type="float" office:value="-1" calcext:value-type="float">
            <text:p>-1</text:p>
          </table:table-cell>
          <table:table-cell office:value-type="string" calcext:value-type="string">
            <text:p>Podchody a nadchody jsou vždy lepší řešení. Při střetu chodce a jedoucího vozidla je vždy chodec fatálně ohrožen neporovnatelnou hmotou. Přechody jsou vražda. Kde je možný nadchod, udělat ho a kde je možná rampa pro vozíčkáře, udělat i ji.</text:p>
          </table:table-cell>
          <table:table-cell office:value-type="float" office:value="-1" calcext:value-type="float">
            <text:p>-1</text:p>
          </table:table-cell>
          <table:table-cell office:value-type="string" calcext:value-type="string">
            <text:p>Nesouhlasíme s touto investicí. Nechat vozidla jezdit, odkud fungují. Bezbariérovost za cenu rozkrádání veřejných rozpočtů nebrat. </text:p>
          </table:table-cell>
          <table:table-cell office:value-type="float" office:value="-1" calcext:value-type="float">
            <text:p>-1</text:p>
          </table:table-cell>
          <table:table-cell office:value-type="string" calcext:value-type="string">
            <text:p>Cykloobousměrky jsou nebezpečné pro možnost fatálního střetu řidiče a cyklisty. Chraňme obě strany do tohoto hloupého nápadu. Nechť i cyklisté dodržují směr. </text:p>
          </table:table-cell>
          <table:table-cell office:value-type="float" office:value="-1" calcext:value-type="float">
            <text:p>-1</text:p>
          </table:table-cell>
          <table:table-cell office:value-type="string" calcext:value-type="string">
            <text:p>Neefektivní, kdyby to bylo tak populární, dávno by vznikly soukromé půjčovny. Opět příklad rozkrádání veřejných rozpočtů.</text:p>
          </table:table-cell>
          <table:table-cell office:value-type="float" office:value="1" calcext:value-type="float">
            <text:p>1</text:p>
          </table:table-cell>
          <table:table-cell office:value-type="string" calcext:value-type="string">
            <text:p>To je skvělý nápad. Lepší než stavět drahé metro. Vlak na letiště se nám líbí.</text:p>
          </table:table-cell>
          <table:table-cell office:value-type="float" office:value="-1" calcext:value-type="float">
            <text:p>-1</text:p>
          </table:table-cell>
          <table:table-cell office:value-type="string" calcext:value-type="string">
            <text:p>Máme koncept MHD zdarma - www.mhdzdarma.cz za náš tedy turnikety nezavádět, chceme volnou a rychlou a bezplatnou dopravu.</text:p>
          </table:table-cell>
          <table:table-cell office:value-type="float" office:value="-1" calcext:value-type="float">
            <text:p>-1</text:p>
          </table:table-cell>
          <table:table-cell office:value-type="string" calcext:value-type="string">
            <text:p>Moc drahé. </text:p>
          </table:table-cell>
          <table:table-cell office:value-type="float" office:value="1" calcext:value-type="float">
            <text:p>1</text:p>
          </table:table-cell>
          <table:table-cell office:value-type="string" calcext:value-type="string">
            <text:p>Ano, zavést MHD zdarma - www.mhdzdarma.cz</text:p>
          </table:table-cell>
          <table:table-cell office:value-type="float" office:value="-1" calcext:value-type="float">
            <text:p>-1</text:p>
          </table:table-cell>
          <table:table-cell office:value-type="string" calcext:value-type="string">
            <text:p>Zrušit jízdné.</text:p>
          </table:table-cell>
          <table:table-cell office:value-type="float" office:value="1" calcext:value-type="float">
            <text:p>1</text:p>
          </table:table-cell>
          <table:table-cell office:value-type="string" calcext:value-type="string">
            <text:p>Zrušit jízdné</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Co nejvíce aut na okraji a ekonomický stimul = MHD zdarma</text:p>
          </table:table-cell>
          <table:table-cell office:value-type="float" office:value="0" calcext:value-type="float">
            <text:p>0</text:p>
          </table:table-cell>
          <table:table-cell office:value-type="string" calcext:value-type="string">
            <text:p>Nechť posoudí odborníci. </text:p>
          </table:table-cell>
          <table:table-cell office:value-type="float" office:value="1" calcext:value-type="float">
            <text:p>1</text:p>
          </table:table-cell>
          <table:table-cell office:value-type="string" calcext:value-type="string">
            <text:p>Zóny nechceme. </text:p>
          </table:table-cell>
          <table:table-cell office:value-type="float" office:value="-1" calcext:value-type="float">
            <text:p>-1</text:p>
          </table:table-cell>
          <table:table-cell office:value-type="string" calcext:value-type="string">
            <text:p>STOP nízkoemisní zóně</text:p>
          </table:table-cell>
          <table:table-cell office:value-type="float" office:value="1" calcext:value-type="float">
            <text:p>1</text:p>
          </table:table-cell>
          <table:table-cell office:value-type="string" calcext:value-type="string">
            <text:p>Zóny 30 rozptylují.</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olné umění = moderní Prah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li by si hlavně volit inteligentní zastupitele. To úplně stačí.</text:p>
          </table:table-cell>
          <table:table-cell office:value-type="float" office:value="-1" calcext:value-type="float">
            <text:p>-1</text:p>
          </table:table-cell>
          <table:table-cell office:value-type="string" calcext:value-type="string">
            <text:p>Je to drahé.</text:p>
          </table:table-cell>
          <table:table-cell office:value-type="float" office:value="0" calcext:value-type="float">
            <text:p>0</text:p>
          </table:table-cell>
          <table:table-cell office:value-type="string" calcext:value-type="string">
            <text:p>Je to sporné. Bezpečnost zvyšují, zneužít se taky dají.</text:p>
          </table:table-cell>
          <table:table-cell office:value-type="float" office:value="1" calcext:value-type="float">
            <text:p>1</text:p>
          </table:table-cell>
          <table:table-cell office:value-type="string" calcext:value-type="string">
            <text:p>Máme svoz odpadu zdarma v našem program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Hlavně by se měl zavést soudní zákaz hraní.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inimálně stan pro bezdomovce v krutých mrazech nikoho neurazí a stojí pakatel, když zachrání alespoň jeden lidský život.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lo by seto znovu otevří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Zeleň je naše priorit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o drahé, přenechme to Kuvajtu.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ýtné nikdy</text:p>
          </table:table-cell>
          <table:table-cell table:number-columns-repeated="916"/>
        </table:table-row>
        <table:table-row table:style-name="ro1">
          <table:table-cell office:value-type="string" calcext:value-type="string">
            <text:p>9/24/2014 1:13:11</text:p>
          </table:table-cell>
          <table:table-cell office:value-type="string" calcext:value-type="string">
            <text:p>Demokraté Jana Kasla</text:p>
          </table:table-cell>
          <table:table-cell office:value-type="string" calcext:value-type="string">
            <text:p>Jan Kasl</text:p>
          </table:table-cell>
          <table:table-cell office:value-type="float" office:value="670445" calcext:value-type="float">
            <text:p>670445</text:p>
          </table:table-cell>
          <table:table-cell office:value-type="float" office:value="1" calcext:value-type="float">
            <text:p>1</text:p>
          </table:table-cell>
          <table:table-cell office:value-type="string" calcext:value-type="string">
            <text:p>Domnívám se, že na Metro D musíme získat dotaci z EU fondu - OP doprava a já bych je doplnil úvěrem EIB. Právě proto, abychom mohli realizovat také Radlickou radiálu, která ulehčí Praze 5 <text:s/>- Smíchovu a centru ve směru východ-západ.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ovšem dokážeme mobilizovat finance - i za cenu úvěru EIB.</text:p>
          </table:table-cell>
          <table:table-cell office:value-type="float" office:value="1" calcext:value-type="float">
            <text:p>1</text:p>
          </table:table-cell>
          <table:table-cell office:value-type="string" calcext:value-type="string">
            <text:p>Bezpečnost cyklistů je ovšem zásadní. Jsme pro snížení rychlosti na 30 km/hod v obytných okrscích.</text:p>
          </table:table-cell>
          <table:table-cell office:value-type="float" office:value="1" calcext:value-type="float">
            <text:p>1</text:p>
          </table:table-cell>
          <table:table-cell office:value-type="string" calcext:value-type="string">
            <text:p>Bikesharing ovšem nesmí být vázán na prodloužení smlouvy s JCD.</text:p>
          </table:table-cell>
          <table:table-cell office:value-type="float" office:value="1" calcext:value-type="float">
            <text:p>1</text:p>
          </table:table-cell>
          <table:table-cell office:value-type="string" calcext:value-type="string">
            <text:p>Máme ovšem levnější a ekologičtější řešení - MONORAIL většinou "nad" tratí. </text:p>
          </table:table-cell>
          <table:table-cell office:value-type="float" office:value="1" calcext:value-type="float">
            <text:p>1</text:p>
          </table:table-cell>
          <table:table-cell office:value-type="string" calcext:value-type="string">
            <text:p>Smart brány jsou významným přínosem pro snížení ztráty jízdného odhadované až na 650 mil, ročně v metru a také zvýší sociální bezpečnost v metru - zlepší kontrolu a bezpečí prostoru metra. </text:p>
          </table:table-cell>
          <table:table-cell office:value-type="float" office:value="1" calcext:value-type="float">
            <text:p>1</text:p>
          </table:table-cell>
          <table:table-cell office:value-type="string" calcext:value-type="string">
            <text:p>Úrovňové křížení magistrály není problém. </text:p>
          </table:table-cell>
          <table:table-cell office:value-type="float" office:value="1" calcext:value-type="float">
            <text:p>1</text:p>
          </table:table-cell>
          <table:table-cell office:value-type="string" calcext:value-type="string">
            <text:p>Ale současně musí vypsat výběrové řízení na systém e-ticketingu, chytré elektronické jízdenky, buď ve vašem telefonu, na bankovní kartě, jin ésmart kartě nebo jednorázové chipové kartě. <text:s/></text:p>
          </table:table-cell>
          <table:table-cell office:value-type="float" office:value="-1" calcext:value-type="float">
            <text:p>-1</text:p>
          </table:table-cell>
          <table:table-cell office:value-type="string" calcext:value-type="string">
            <text:p>Výše jízdného se bude odvíjet od optimaliovaných nákladů DPP - po nalezení všech úspor a optimalizaci systému Integrované dopravy v Praze a Pražské metropolitní oblasti - bude jízdné růst o inflaci, respektive růst zdrojů - energií atd. <text:s/>zadarmo to prostě nejde. město by nemělo zvyšovat podíl dotace vs. vybrané jízdné z dnešní úrovně 75:25%. </text:p>
          </table:table-cell>
          <table:table-cell office:value-type="float" office:value="-1" calcext:value-type="float">
            <text:p>-1</text:p>
          </table:table-cell>
          <table:table-cell office:value-type="string" calcext:value-type="string">
            <text:p>viz předchozí odpověď</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rámci ITI - Integrovaných územních investic - by se měla PaR parkoviště stavět i vně hranic města - u nádraží, terminálů atd.</text:p>
          </table:table-cell>
          <table:table-cell office:value-type="float" office:value="0" calcext:value-type="float">
            <text:p>0</text:p>
          </table:table-cell>
          <table:table-cell office:value-type="string" calcext:value-type="string">
            <text:p>Tato otázka je velmi komplexní a nelze na ni odpovědět v jedné větě ANO - NE. problém vyžaduje SMART řešení, a to po zvážení všech variant možného řešení. </text:p>
          </table:table-cell>
          <table:table-cell office:value-type="float" office:value="-1" calcext:value-type="float">
            <text:p>-1</text:p>
          </table:table-cell>
          <table:table-cell office:value-type="string" calcext:value-type="string">
            <text:p>Ideál je omezit průjezd na veřejnou dopravu, taxi, zásobování a místní, ale nebude to možné okamžitě. Jsme pro postupné kroky, které přirozeně vyplynou jeden z druhého, aniž by došlo k revolučním zásahům. Víkendová uzavírání by mohla být tím prvým krokem. </text:p>
          </table:table-cell>
          <table:table-cell office:value-type="float" office:value="1" calcext:value-type="float">
            <text:p>1</text:p>
          </table:table-cell>
          <table:table-cell office:value-type="string" calcext:value-type="string">
            <text:p>a to rovnou na normu EURO 4. </text:p>
          </table:table-cell>
          <table:table-cell office:value-type="float" office:value="-1" calcext:value-type="float">
            <text:p>-1</text:p>
          </table:table-cell>
          <table:table-cell office:value-type="string" calcext:value-type="string">
            <text:p>Jsme pro zóny s 30 km/hod. </text:p>
          </table:table-cell>
          <table:table-cell office:value-type="float" office:value="1" calcext:value-type="float">
            <text:p>1</text:p>
          </table:table-cell>
          <table:table-cell office:value-type="string" calcext:value-type="string">
            <text:p>V PSP je chybné vymezení - tato pravidla nezabraňují umístění BB v PPR či ve městě - traduje se nepřesný výklad pojmu "v zastavěném území" - ale jde o zastavitelné versus nezastavitelné území. POZOR na tuto chybnou interpretaci, <text:s/>jsme naopak pro daleko přesnější vymezení ú\zmí města, kde by nesměly být umístěny BB nad 6 či 8 m2. <text:s/></text:p>
          </table:table-cell>
          <table:table-cell office:value-type="float" office:value="1" calcext:value-type="float">
            <text:p>1</text:p>
          </table:table-cell>
          <table:table-cell office:value-type="string" calcext:value-type="string">
            <text:p>Ulice patří lidem, auta patří do garáží a pod zem. Na povrchu se musí snižovat počet stání tak, aby nedošlo k umrtvení života, bydlení atd. - ale odstavování vozidel nepatří na ulici. </text:p>
          </table:table-cell>
          <table:table-cell office:value-type="float" office:value="1" calcext:value-type="float">
            <text:p>1</text:p>
          </table:table-cell>
          <table:table-cell office:value-type="string" calcext:value-type="string">
            <text:p>jasný názor, který je nepochopitelně nerespektován.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míře maximální, neohrožující fungování systémů. </text:p>
          </table:table-cell>
          <table:table-cell office:value-type="float" office:value="0" calcext:value-type="float">
            <text:p>0</text:p>
          </table:table-cell>
          <table:table-cell office:value-type="string" calcext:value-type="string">
            <text:p>Nejde jen o školky, ale spíš o budování VÍCEGENERAČNÍCH domů a podporu alternativních forem - skupiny dětí apod.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aze sluší mnoho menších akcí, ne jedna mega akce za 20 let, ale nejsme proti zvyšování prestiže města prostřednictvím sportovních a společenských událostí - summitů, mistrovství apod. </text:p>
          </table:table-cell>
          <table:table-cell office:value-type="float" office:value="1" calcext:value-type="float">
            <text:p>1</text:p>
          </table:table-cell>
          <table:table-cell office:value-type="string" calcext:value-type="string">
            <text:p>důležitý je ovšem dohled nad systémy, aby nedošlo k jejich zneužití</text:p>
          </table:table-cell>
          <table:table-cell office:value-type="float" office:value="-1" calcext:value-type="float">
            <text:p>-1</text:p>
          </table:table-cell>
          <table:table-cell office:value-type="string" calcext:value-type="string">
            <text:p>Pouze by se tak přesunul do nepříné daně . nic není zadarmo, je třeba optimalizace a úspor v současném systému, ale latba za odvoz TKO musí být motivační pro separaci</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hazard pouze ve vyčleněných zonách a v licencovaných kasine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ní to jen věc stavby dalších MŠ v MČ, ale řešení leží spíše v komplexním přístupu za celé město a v podpoře všech alternativ <text:s/></text:p>
          </table:table-cell>
          <table:table-cell office:value-type="float" office:value="0" calcext:value-type="float">
            <text:p>0</text:p>
          </table:table-cell>
          <table:table-cell office:value-type="string" calcext:value-type="string">
            <text:p>je třeba dokončit nějakou formou začatou transformaci příspěvkových organizací, aby byla jasná pravidla a možnost dlouhodobějšího plánování.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ikoli DD ale Vícegeneračních domů a Domů pro seniory všech forem a typů</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řeba záměry lépe vysvětlovat a podrobněji a častěji o nich mluvit s veřejností - nevraživost je důsledkem chybného postoje IPR a radnice v této otázce</text:p>
          </table:table-cell>
          <table:table-cell office:value-type="float" office:value="0" calcext:value-type="float">
            <text:p>0</text:p>
          </table:table-cell>
          <table:table-cell office:value-type="string" calcext:value-type="string">
            <text:p>o místních věcech lze rozhodnout v místním referendu, o celoměstských v celoměstském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áteřní komunikace a sítě jsou záležitostí města, dílčí TV pak přísluší lokálnímu rozvoji </text:p>
          </table:table-cell>
          <table:table-cell office:value-type="float" office:value="-1" calcext:value-type="float">
            <text:p>-1</text:p>
          </table:table-cell>
          <table:table-cell office:value-type="string" calcext:value-type="string">
            <text:p>To není možné, stávající ÚPn má ve své rigidní podstatě zakódován systém změn - po 15 letech nefunguje třeba <text:s/>tvrdá hranice funkční plochy či jiné limity. územn íplán nemá být tak detailní, aby vyžadoval změny. Důležité jsou detailní plány (regulační ve smyslu prvorepublikové regulace) 1.5000, ty stačí na vymezení podrobné regulace v přestavbovém či rozvojovém území </text:p>
          </table:table-cell>
          <table:table-cell office:value-type="float" office:value="1" calcext:value-type="float">
            <text:p>1</text:p>
          </table:table-cell>
          <table:table-cell office:value-type="string" calcext:value-type="string">
            <text:p>míra podorbnsti je ovšem rozdílná od současného UPn</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jsme v Německu a nemáme profesionální schopnosti fungovat v systému Městských firem jako Němci - spíše to vede ke korupci a uplácení politiků - pokud ano, pak nesmí být politici v DR a představenstvu </text:p>
          </table:table-cell>
          <table:table-cell office:value-type="float" office:value="-1" calcext:value-type="float">
            <text:p>-1</text:p>
          </table:table-cell>
          <table:table-cell office:value-type="string" calcext:value-type="string">
            <text:p>není to již možné, je nutné najít dohodu s menšími firmami ve svozu a řešit perspektivu revitalizace Technologie Spalovny - <text:s/>s využtiím tepla pro zapojení do systému Pražské teplárenské. </text:p>
          </table:table-cell>
          <table:table-cell office:value-type="float" office:value="1" calcext:value-type="float">
            <text:p>1</text:p>
          </table:table-cell>
          <table:table-cell office:value-type="string" calcext:value-type="string">
            <text:p>pokud takovým mýtným nebude dobře nastavená centrální parkovací zóna - ta by pak stačila na redukci cílové dopravy. transit přes Centrum nesmí mít ovšem zelenou. <text:s/></text:p>
          </table:table-cell>
          <table:table-cell table:number-columns-repeated="916"/>
        </table:table-row>
        <table:table-row table:style-name="ro1">
          <table:table-cell office:value-type="string" calcext:value-type="string">
            <text:p>9/24/2014 8:43:55</text:p>
          </table:table-cell>
          <table:table-cell office:value-type="string" calcext:value-type="string">
            <text:p>PATRIOTI- VOLBA PRO PRAHU</text:p>
          </table:table-cell>
          <table:table-cell office:value-type="string" calcext:value-type="string">
            <text:p>Jiří Vítek</text:p>
          </table:table-cell>
          <table:table-cell office:value-type="float" office:value="526242" calcext:value-type="float">
            <text:p>526242</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4/2014 13:43:17</text:p>
          </table:table-cell>
          <table:table-cell office:value-type="string" calcext:value-type="string">
            <text:p>PRO PRAHU</text:p>
          </table:table-cell>
          <table:table-cell office:value-type="string" calcext:value-type="string">
            <text:p>Volfová</text:p>
          </table:table-cell>
          <table:table-cell office:value-type="float" office:value="229304" calcext:value-type="float">
            <text:p>229304</text:p>
          </table:table-cell>
          <table:table-cell office:value-type="float" office:value="-1" calcext:value-type="float">
            <text:p>-1</text:p>
          </table:table-cell>
          <table:table-cell office:value-type="string" calcext:value-type="string">
            <text:p>Metro, které v první fázi povede jen do Písnice k Sapě možná potřebují Vietnamští trhovci, ale pražské dopravě neulehč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Bojíme se, že by prostě i v těchto ulicích nebo právě v těchto( vzhledem k menší ostražitosti řidičů v klidné zoně) mohlo docházet ke smrtelným úrazům především dětí. A riskovat byť jen jeden život dítěte opravdu nechceme.</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iž to tak bylo a mělo to svůj význam. Zavazadla se dají řešít výtahy.</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 možné jej používat dobrovolně, ale nenutit Pražany k jeho povinnému používání.</text:p>
          </table:table-cell>
          <table:table-cell office:value-type="float" office:value="-1" calcext:value-type="float">
            <text:p>-1</text:p>
          </table:table-cell>
          <table:table-cell office:value-type="string" calcext:value-type="string">
            <text:p>Již nyní si Pražané platí velkou čáíst jízdného ještě ve svých daních.</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polečný investor je jen cesta k další korupci. 4ím větší zakázka, tím více se pod ní schová a hlavně tím méně na ni může dosáhnout středně velká česká firma. Je třeba zajišťovat práci pro malé a střední podnikatele ne pro nadnárodní monopol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pouze to nějakého limitu a jen jako jednorázová akce. Aby se z toho pak nestala komerční záležitost, a cesta k daňovému únik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 ne o malém. Jsme pro fererendum k velkým investičním výstavbám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 nekonkrétním zvýšením rozpočtu,ale financováním konkrétních projektů výstavby mateřských škol,ale i jeslí. Jen tak neutečou peníze zase někam na výstavbu golfových hřišť či jiných nesmyslných projektů.</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o dobrá reklama Prahy a pozvánka pro turist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4/2014 15:57:35</text:p>
          </table:table-cell>
          <table:table-cell office:value-type="string" calcext:value-type="string">
            <text:p>Úsvit přímé demokracie</text:p>
          </table:table-cell>
          <table:table-cell office:value-type="string" calcext:value-type="string">
            <text:p>David Červenka</text:p>
          </table:table-cell>
          <table:table-cell office:value-type="float" office:value="806268" calcext:value-type="float">
            <text:p>806268</text:p>
          </table:table-cell>
          <table:table-cell office:value-type="float" office:value="1" calcext:value-type="float">
            <text:p>1</text:p>
          </table:table-cell>
          <table:table-cell office:value-type="string" calcext:value-type="string">
            <text:p>Stejně důležité, jako stavba trasy D, je pro občany i návštěvníky Prahy minimálně rychlodráha na letiště.</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čkoliv je to úkol náročný a hlavně nákladný, mělo by se řešení situace k tomuto cíli blížit. Handicapovaní mají mít možnost využít prostředky hromadné dopravy, jelikož za ně plat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mnoha městech (New York, Paříž) to funguje a vhodně to doplňuje dopravu ve městě.</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V kombinaci s multifunkční kartu (Opencard) by turnikety měly smysl a omezil by se tím problém s černými pasažéry. Na druhou stranu si nedovedu představit, jak maminka s kočárkem, nebo méně pohyblivý spoluobčan či handicapovaný prochází turnikety. Navíc je otázkou finanční dopad a řešení turniketové varianty v autobusech a tramvajích.</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la by se stát skutečně multifunkční kartou Pražana</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Ideálním řešením jsou podzemní parkování, nebo parkovací domy, kde by každý rezident měl své místo, případně i ostatní, za nějakou cenu. Parkování v ulicích by se tím omezilo a bylo by určeno například pro služby, které to mají nyní velmi ztížené. Například člověk, který potřebuje instalatéra v Dlouhé ulici bude mít velký problém někoho sehnat, jelikož by za jedno zaparkování platil šílené cen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Záleží na celkové ekonomické výhodnost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 kompetence městské policie by se měly zvýši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dná se o komplikovaný a náročný program. Otázkou je proč byl zaveden, jako univerzální progra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Současný systém je nekoncepční a předražený. Výsledkem akce za 30 milionů je to, že bezdomovci dostanou polévku a manažeři dobročinných projektů dostávají statisícové platy....takto ne.Na problematiku bezdomovectví máme kompletní koncepci.</text:p>
          </table:table-cell>
          <table:table-cell office:value-type="float" office:value="1" calcext:value-type="float">
            <text:p>1</text:p>
          </table:table-cell>
          <table:table-cell office:value-type="string" calcext:value-type="string">
            <text:p>Ideálně sociální problematiku kombinovat s církvemi, jejichž je to poslání a mají mnohé nemovitosti k tomu vhodné.</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Budeme prosazovat, aby se v referendu vyjádřili občané, kteří v daném místě bydlí. Zda například chtějí pod okny čtyřproudou dálnici, nebo bytový komplex. Tím se omezí možnost korupc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nesmyslem ihned přerušit veškeré stavby a vrhnout se na využití tvz.brownfields. Nicméně se jedná o nevyužité pozemky, a to i s komplikovanými vlastnickými vztahy, nicméně Praha není nafukovací a je nutné využit těchto míst. </text:p>
          </table:table-cell>
          <table:table-cell office:value-type="float" office:value="-1" calcext:value-type="float">
            <text:p>-1</text:p>
          </table:table-cell>
          <table:table-cell office:value-type="string" calcext:value-type="string">
            <text:p>Neúměrně by to navýšilo, již tak vysoké ceny bydlení. Navíc město je povinno starat se o veřejné komunikace, stejně jako nosiče energií. V rámci územního rozhodnutí o stavbě může příslušná městská část dát do povinností developera nějakou formu spoluúčast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příklad v kombinaci s projektem typu komunitních zahra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ivatizovat byty výhradně lidem, kteří v bytech bydlí a na druhou stranu by se hlavní město mělo připravit na zvyšující se míru chodoby a investovat do stavby bytů pro tzv.lidí ohrožené sociální exkluzí (např.důchodci při zvyšujících se životních nákladech) nemají na platby nájemného. Z těchto lidí zásadně nebudeme dělat bezdomovc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tejně, jako by město mělo mít dominantní vliv ve vodárenství. Jedná se o životně důležité komodity, jejichž vlastnictví a možná i distribuci by měl zajistit stát, respektive město. Nechceme přece, aby cena vody byla desetinásobná.</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 všechny mimopražské</text:p>
          </table:table-cell>
          <table:table-cell table:number-columns-repeated="916"/>
        </table:table-row>
        <table:table-row table:style-name="ro1">
          <table:table-cell office:value-type="string" calcext:value-type="string">
            <text:p>9/24/2014 21:00:22</text:p>
          </table:table-cell>
          <table:table-cell office:value-type="string" calcext:value-type="string">
            <text:p>Konzervativní aliance 2014</text:p>
          </table:table-cell>
          <table:table-cell office:value-type="string" calcext:value-type="string">
            <text:p>Miroslav Froněk</text:p>
          </table:table-cell>
          <table:table-cell office:value-type="string" calcext:value-type="string">
            <text:p>304 198</text:p>
          </table:table-cell>
          <table:table-cell office:value-type="float" office:value="1" calcext:value-type="float">
            <text:p>1</text:p>
          </table:table-cell>
          <table:table-cell office:value-type="string" calcext:value-type="string">
            <text:p>Komunikace hradí SFDI, bohužel metro hradí pouze Praha. Je možné obě investice dělat souběžně</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jen Praha, ale celá Česká republik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lo by je převést na městské části </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5/2014 20:10:53</text:p>
          </table:table-cell>
          <table:table-cell office:value-type="string" calcext:value-type="string">
            <text:p>LEV21 - Národní socialisté</text:p>
          </table:table-cell>
          <table:table-cell office:value-type="string" calcext:value-type="string">
            <text:p>Dunda Roman</text:p>
          </table:table-cell>
          <table:table-cell office:value-type="float" office:value="772916" calcext:value-type="float">
            <text:p>772916</text:p>
          </table:table-cell>
          <table:table-cell office:value-type="float" office:value="1" calcext:value-type="float">
            <text:p>1</text:p>
          </table:table-cell>
          <table:table-cell office:value-type="string" calcext:value-type="string">
            <text:p>K budoucímu perspektivnímu rozvoji Prahy je výstavba trasy D nezbytná. Nejenom, že se rozšíří možnost levného a rychlého cestování po Praze, ale sníží se i zátěž jiných dopravních prostředků v centru města. S efektivním využitím parkovišť P+R. Současně s výstavbou trasy D by se město mělo připravovat na výstavbu městských okruhů.</text:p>
          </table:table-cell>
          <table:table-cell office:value-type="float" office:value="-1" calcext:value-type="float">
            <text:p>-1</text:p>
          </table:table-cell>
          <table:table-cell office:value-type="string" calcext:value-type="string">
            <text:p>Plánování přechodů pro chodce je potřeba nechat na odbornících.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o velmi nebezpečné.</text:p>
          </table:table-cell>
          <table:table-cell office:value-type="float" office:value="1" calcext:value-type="float">
            <text:p>1</text:p>
          </table:table-cell>
          <table:table-cell office:value-type="string" calcext:value-type="string">
            <text:p>Půjčování kol by mělo být efektivní a pro město výdělečné. Lze velmi progresivně využít městská kola pro reklamní účely.</text:p>
          </table:table-cell>
          <table:table-cell office:value-type="float" office:value="1" calcext:value-type="float">
            <text:p>1</text:p>
          </table:table-cell>
          <table:table-cell office:value-type="string" calcext:value-type="string">
            <text:p>Výstavba tratě by se měla využít k pohodlnému dosahu letiště pro všechny cestující.</text:p>
          </table:table-cell>
          <table:table-cell office:value-type="float" office:value="-1" calcext:value-type="float">
            <text:p>-1</text:p>
          </table:table-cell>
          <table:table-cell office:value-type="string" calcext:value-type="string">
            <text:p>V dnešní době by velmi zpomalovaly přepravu. Efektivněji využít čipové karty, zachovat papírové jízdenky a zvýšit kontrolu.</text:p>
          </table:table-cell>
          <table:table-cell office:value-type="float" office:value="-1" calcext:value-type="float">
            <text:p>-1</text:p>
          </table:table-cell>
          <table:table-cell office:value-type="string" calcext:value-type="string">
            <text:p>Václavské náměstí je turistickou a obchodní zónou. Výstavbou tramvajové tratě by ztratila otevřený prostor. Tyto zkušenosti již máme za sebou.</text:p>
          </table:table-cell>
          <table:table-cell office:value-type="float" office:value="1" calcext:value-type="float">
            <text:p>1</text:p>
          </table:table-cell>
          <table:table-cell office:value-type="string" calcext:value-type="string">
            <text:p>Tento systém je již zprofanovaný. Město by mělo přijít s podobným systémem a poučit se z již používaných systémů v zahraničí. Nač vymýšlet již vymyšlené a vyzkoušené. </text:p>
          </table:table-cell>
          <table:table-cell office:value-type="float" office:value="-1" calcext:value-type="float">
            <text:p>-1</text:p>
          </table:table-cell>
          <table:table-cell office:value-type="string" calcext:value-type="string">
            <text:p>V případě zvýšení jízdného by podpořilo dopravu jinými dopravními prostředky.</text:p>
          </table:table-cell>
          <table:table-cell office:value-type="float" office:value="1" calcext:value-type="float">
            <text:p>1</text:p>
          </table:table-cell>
          <table:table-cell office:value-type="string" calcext:value-type="string">
            <text:p>Zvýšil by se počet cestujících.</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rojnásobek je málo, rozšíření parkovacích míst v kombinaci zvýhodněného jízdného a zavedením celopražské "modré" zóny jako celku by bylo velmi efektivn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pravou zákona s přesně specifikovanou regulací (např. počet VHP na obyvatele), zvýšením kontrol provozoven by mohl být hazard povolen.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Efektivním pronájmem majetku město získá potřebné finance.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sto, které nepodporuje kulturu je městem negramotů. Na MČ Praha 10, která má přes 100 tis. obyvatel připadají 3 divadla. Tristní stav.</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nechme si zničit ignoranty Matku měst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5/2014 20:43:32</text:p>
          </table:table-cell>
          <table:table-cell office:value-type="string" calcext:value-type="string">
            <text:p>ODS</text:p>
          </table:table-cell>
          <table:table-cell office:value-type="string" calcext:value-type="string">
            <text:p>Filip Humplík</text:p>
          </table:table-cell>
          <table:table-cell office:value-type="float" office:value="529045" calcext:value-type="float">
            <text:p>529045</text:p>
          </table:table-cell>
          <table:table-cell office:value-type="float" office:value="-1" calcext:value-type="float">
            <text:p>-1</text:p>
          </table:table-cell>
          <table:table-cell office:value-type="string" calcext:value-type="string">
            <text:p>Městský okruh je priorito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město jen vybuduje infrastrukturu, nebude bikesharing samo provozovat</text:p>
          </table:table-cell>
          <table:table-cell office:value-type="float" office:value="-1" calcext:value-type="float">
            <text:p>-1</text:p>
          </table:table-cell>
          <table:table-cell office:value-type="string" calcext:value-type="string">
            <text:p>Preferujeme tramvajovou trať</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6/2014 13:07:13</text:p>
          </table:table-cell>
          <table:table-cell office:value-type="string" calcext:value-type="string">
            <text:p>KSČM</text:p>
          </table:table-cell>
          <table:table-cell office:value-type="string" calcext:value-type="string">
            <text:p>Marta Semelová</text:p>
          </table:table-cell>
          <table:table-cell office:value-type="float" office:value="861532" calcext:value-type="float">
            <text:p>861532</text:p>
          </table:table-cell>
          <table:table-cell office:value-type="float" office:value="0" calcext:value-type="float">
            <text:p>0</text:p>
          </table:table-cell>
          <table:table-cell office:value-type="string" calcext:value-type="string">
            <text:p>Jsme pro dokončení výstavby metra trasy A do Motola a zahájení výstavby trasy D, kde se musí podílet i stát a evropské fondy. Významnou a nezbytnou investicí je <text:s/>také dostavba pražského silničního okruhu, který by však měl být také financován ze státního rozpočtu a z evropských fondů.</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ři výběru nutno ale dbát na bezpečnost.</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jvhodnější doprava na Ruzyňské letiště je vlakem. Doporučujeme výstavbu rychlodráhy na Kladno s odbočkou na letiště.</text:p>
          </table:table-cell>
          <table:table-cell office:value-type="float" office:value="-1" calcext:value-type="float">
            <text:p>-1</text:p>
          </table:table-cell>
          <table:table-cell office:value-type="string" calcext:value-type="string">
            <text:p>Jsme pro bezplatnou MHD, která by vyřešila, mimo jiné, i tuto otázku.</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odle našeho názoru je nutné získat kontrolu nad celým systémem Opencard, který již stál Prahu nesmyslné množství peněz a poté vypsat nové výběrové řízení na provozovatele karty Pražana. <text:s text:c="2"/>Vše bude velice složité a zřejmě i nákladné, proto i <text:s/>tuto otázku by řešil námi navrhovaný projekt bezplatné městské hromadné dopravy. </text:p>
          </table:table-cell>
          <table:table-cell office:value-type="float" office:value="-1" calcext:value-type="float">
            <text:p>-1</text:p>
          </table:table-cell>
          <table:table-cell office:value-type="string" calcext:value-type="string">
            <text:p>Jsme pro zavedení bezplatné hromadné dopravy. Předcházet musí seriózní diskuze s odborníky, městskými částmi a veřejností. </text:p>
          </table:table-cell>
          <table:table-cell office:value-type="float" office:value="1" calcext:value-type="float">
            <text:p>1</text:p>
          </table:table-cell>
          <table:table-cell office:value-type="string" calcext:value-type="string">
            <text:p>Jsme pro snížení jízdného v MHD až na nul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Jsme pro omezení automobilové dopravy v Pražské památkové rezervaci s proměnou vybraných hradčanských, malostranských a staroměstských ulic v pěší zónu bez automobilové dopravy.</text:p>
          </table:table-cell>
          <table:table-cell office:value-type="float" office:value="1" calcext:value-type="float">
            <text:p>1</text:p>
          </table:table-cell>
          <table:table-cell office:value-type="string" calcext:value-type="string">
            <text:p>Jsme toho názoru, že pokud bychom přistoupili na realizaci bezplatné městské hromadné dopravy, kterou navrhujeme, řešil by se i problém snížení počtu automobilů v Praze včetně jejího centra a tím i snížení emisí a celkové zlepšeni kvality ovzduší v Praze. <text:s/>Zároveň chceme budovat P+R parkoviště na okrajích metropole s návaznou MHD. Se zavedením emisních zón <text:s/>bychom zřejmě souhlasili, bude záležet na podobě vlastního návrhu. </text:p>
          </table:table-cell>
          <table:table-cell office:value-type="float" office:value="-1" calcext:value-type="float">
            <text:p>-1</text:p>
          </table:table-cell>
          <table:table-cell office:value-type="string" calcext:value-type="string">
            <text:p>Zóny 30 ano, ale nesmí to být zneužíváno. Svůj smysl mají, a to především tam, kde je větší množství dětí, z důvodu bezpečnosti.</text:p>
          </table:table-cell>
          <table:table-cell office:value-type="float" office:value="-1" calcext:value-type="float">
            <text:p>-1</text:p>
          </table:table-cell>
          <table:table-cell office:value-type="string" calcext:value-type="string">
            <text:p>Upozorňuji však, že nové pražské stavební předpisy nejsou jen o velkoplošných reklamách.</text:p>
          </table:table-cell>
          <table:table-cell office:value-type="float" office:value="1" calcext:value-type="float">
            <text:p>1</text:p>
          </table:table-cell>
          <table:table-cell office:value-type="string" calcext:value-type="string">
            <text:p>Podporujeme výstavbu objektových garáží s cenově dostupným parkovným a současně omezování parkování v ulicích ve prospěch pěších, cyklistů a zeleně. Usilujeme o rozšiřování sítě záchytných parkovišť (P+R) s možností přestupu na MHD. Jsme pro jednotná pravidla parkování na komunikacích ve všech městských částe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usí to však být dobře připravené, aby přechod nebyl nakonec dražší než současný systé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amerový systém v Praze samozřejmě nezavrhujeme, ale je třeba si uvědomit, že to je dost finančně náročné. Přitom je málo vyhodnocována jeho účinnost, při stanovování a požadování nových umístění kamer by měl předcházet určitý audit jeho nutnosti a využitelnosti. Také pravidelná důsledná kontrola dodržování okruhu subjektů, které jsou oprávněny se k záznamům dostat a pravidel využívání je nezbytná k tomu, aby Pražané nemuseli mít obavy ze zneužívání systému.</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pro nulovou toleranci k hazard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sto by mělo posílit dotace městským částem na rozšiřování kapacit mateřských škol, ale také základních, kam se boom přesouvá. Zároveň je třeba využít peněz z vytvořeného národního fondu a z prostředků EU. Pro prstenec kolem Prahy, odkud se dováží děti do města, je k dispozici 300 mil.Kč na řešení tohoto problému. Do budoucna je nutno předem zavázat developery, aby při výstavbě pamatovali i na tyto záležitosti.</text:p>
          </table:table-cell>
          <table:table-cell office:value-type="float" office:value="-1" calcext:value-type="float">
            <text:p>-1</text:p>
          </table:table-cell>
          <table:table-cell office:value-type="string" calcext:value-type="string">
            <text:p>Chceme zachovat významné instituce jako jsou galerie a muzeum Prahy, Obecní dům a Symfonický orchestr, Divadlo na Vinohradech a hudební v Karlíně, hlavní dětské scény, hvězdárny a planetárium, Průmyslový palác a další výstavní prostory...kulturní zařízení v nemovitostech měst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Usilovat budeme o ukončení špatného a nezákonného záměru na metropolitní plán Prahy primátora Hudečka pod značkou <text:s/>„svoboda developerům, veřejná zeleň na obtíž”. Prosazovat takový <text:s/>nový <text:s/>územní plán, kde v rámci nové výstavby bude preferováno využití opuštěných výrobních areálů, bráněno dalšímu zahušťování ucelených sídlišť a oblastí s rodinnými domky na úkor zeleně. Prosazovat výstavbu komplexní (včetně školských, zdravotnických a kulturních zařízení, obchodů, služeb atd., a to s finanční spoluúčasti developerů ) a minimalizovat tak dopravní potřeby. Odmítáme, aby zemědělské a další plochy zeleně byly předmětem pozemkových spekulací. Vůči černým stavbám postupovat v souladu se <text:s text:c="2"/>zákonem, nepřijímat dodatečná rozhodnutí, které černou stavbu prohlásí za legální.</text:p>
          </table:table-cell>
          <table:table-cell office:value-type="float" office:value="1" calcext:value-type="float">
            <text:p>1</text:p>
          </table:table-cell>
          <table:table-cell office:value-type="string" calcext:value-type="string">
            <text:p>Ano, s výhradou. Obecně chceme, aby byl institut referenda využíván a jeho výsledky aby byly závazné. Může ovšem nastat situace, že referenda dvou nebo více městských částí jdou proti sobě. Pak zastupitelé HMP musí rozhodovat v celopražském zájm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žadujeme, aby tuto společnost vlastnilo hlavní město Praha tak, aby mohla pro Prahu realizovat svoz a likvidaci odpadu. Bohužel, jak tato společnost, tak i Pražské kanalizace a vodovody, se staly po roce 1989, přes náš nesouhlas, <text:s/>předmětem privatizace a podivných smluv, které nyní znemožňují nebo činní nákladnými snahy po navrácení jejich kontroly pod město. </text:p>
          </table:table-cell>
          <table:table-cell office:value-type="float" office:value="-1" calcext:value-type="float">
            <text:p>-1</text:p>
          </table:table-cell>
          <table:table-cell office:value-type="string" calcext:value-type="string">
            <text:p>Preferujeme zavedení opatření zamezující vjezdu kamionů do centra, vybudování silničních okruhů apod.</text:p>
          </table:table-cell>
          <table:table-cell table:number-columns-repeated="916"/>
        </table:table-row>
        <table:table-row table:style-name="ro1">
          <table:table-cell office:value-type="string" calcext:value-type="string">
            <text:p>9/29/2014 0:48:41</text:p>
          </table:table-cell>
          <table:table-cell office:value-type="string" calcext:value-type="string">
            <text:p>KSČM</text:p>
          </table:table-cell>
          <table:table-cell office:value-type="string" calcext:value-type="string">
            <text:p>JUDr.Ivan Hrůza</text:p>
          </table:table-cell>
          <table:table-cell office:value-type="float" office:value="861532" calcext:value-type="float">
            <text:p>861532</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říklad v Praze 6 na Evropské v místě ul. Horoměřické</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Umožní se tak mimo jiné i napojení plánovaných parkovišť P+R <text:s/>na severozápadě Prahy v prostoru Dlouhá Míle</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v případě trvající ekonomické nevýhodnosti přejít na jiný obdobný systém uplatňovaný v ČR, či v zahraničí. Podmínkou k přechodu na jiný systém je jeho zlevnění.</text:p>
          </table:table-cell>
          <table:table-cell office:value-type="float" office:value="-1" calcext:value-type="float">
            <text:p>-1</text:p>
          </table:table-cell>
          <table:table-cell office:value-type="string" calcext:value-type="string">
            <text:p>V žádném případě. Cena předplatného by se měla postupně snižovat a měly by se rozšiřovat skupiny obyvatel jezdící zdarma.</text:p>
          </table:table-cell>
          <table:table-cell office:value-type="float" office:value="1" calcext:value-type="float">
            <text:p>1</text:p>
          </table:table-cell>
          <table:table-cell office:value-type="string" calcext:value-type="string">
            <text:p>Je žádoucí ve všech směrech preferovat MHD jako prostředek ke snížení dopravního zatížení Prahy a tím vytvářet podmínky pro zlepšení kvality životního prostředí. Jednou z cest je snižování jízdného a v konečné fázi doprava zdarm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ažskou památkovou rezervací je potřebné začít důrazně chránit, omezení dopravy v těchto místech je důvodné. U vybraných ulic v této oblasti zvážit rozšiřování pěších zón.</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pokud bude pokračovat výstavba v centru, měl by i nadále každý investor vybudovat odpovídající počet parkovacích míst.</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poměr by bylo vhodné snížit. Je však nutno přihlížet také i k tomu, že občané malých MČ využívají služby zajišťované Prahou, které město musí platit.</text:p>
          </table:table-cell>
          <table:table-cell office:value-type="float" office:value="1" calcext:value-type="float">
            <text:p>1</text:p>
          </table:table-cell>
          <table:table-cell office:value-type="string" calcext:value-type="string">
            <text:p>Jde ale také o to, aby tyto informace byly dostupné v přehledném systému, t.j. aby existovala možnost požadouvanou smlouvu v moři informací rychle nají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a tuto myšlenku jsem se stavěl i během jednání zastupitelstva MČ Praha 6. V MČ Praha 7 se Miroslavě Moučkové (KSČM) podařilo zastupitelstvo přesvědčit a ideu v praxi uskutečnit.</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Instalace v případě odůvodněné potřeby (např. dlouhodobě zvýšená kriminalita v prostoru), ale také odinstalace v situaci, kdy důvody pomino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opak je potřeba majetek řádně užívat. Současně hledat vnitřní zdroje, zvýšit hospodárnost a cílevědomě různými metodami snižovat běžné i kapitálové výdaje města. V oblasti kapitálových výdajů snižit výdaje města vyšším zapojováním finančních prostředků EU a státu. Smluvně zvýšit podíl soukromých subjektů např. developerů na financování výstavby veřejného prostoru a infrastruktury ve vlastnictví měst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jde pouze o zajištění přístřeší, ale o komplexní přístup vč. zdravotní péče a vytváření vhodných pracovních míst.</text:p>
          </table:table-cell>
          <table:table-cell office:value-type="float" office:value="1" calcext:value-type="float">
            <text:p>1</text:p>
          </table:table-cell>
          <table:table-cell office:value-type="string" calcext:value-type="string">
            <text:p>Ale také navýšení lůžek v zařízeních typu LDN, DPS a další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o však nemůže platit absolutně, některá referenda mohou hledat odpovědi na otázky společného zájmu sousedních MČ, jejichž občané navíc mohou odpovědět zcela odlišně.</text:p>
          </table:table-cell>
          <table:table-cell office:value-type="float" office:value="1" calcext:value-type="float">
            <text:p>1</text:p>
          </table:table-cell>
          <table:table-cell office:value-type="string" calcext:value-type="string">
            <text:p>Zeleň je pro nás a budoucí generace potřeba v co největší míře zachovat a chráni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dpověď považuji za pořebné upřesnit. Nevím kolik bytů Praze k dnešnímu dni zůstalo ve vlastnictví a proto je těžké ve zkratce přesně odpovědět. Praha by ale měla splnit to, co v předcházejících letech veřejně slibovala konkrétním nájemcům. To by měl být nepřekročitelný limit privatizace bytů. Současně by neměla připouštet prodeje třetím osobám za tzv.cenu nejvyšší nabídky.Těm, kteří si byt nekoupí musí být garantováno, že byt nebude prodán třetí osobě. Město by si mělo zachovat potřebný počet bytů pro sociální bydlení a další specifické potřeby např. pro zdravotně postižené.Sociálně nastaveným nájemným by Praha a MČ měly vytvářet podmínky pro důstojné bydlení i těm, kteří bez vlastní viny nemají k zajištění bydlení příjmy v potřebné výši. Praha a MČ by měly urychleně zahájit výstavbu bytů za účelem zajištění moderního sociálního bydlení mimo jiné bytů startovacích pro mladou generaci s dostupným (s ohledem na příjmy) nájemným. Příjmy z privatizace bytů by měly být účelově vázány pouze na bytovou politik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ioritou KSČM je mimo jiné navrácení distribuce pitné vody a odpadového hospodářství pod kontrolu města.</text:p>
          </table:table-cell>
          <table:table-cell office:value-type="float" office:value="1" calcext:value-type="float">
            <text:p>1</text:p>
          </table:table-cell>
          <table:table-cell office:value-type="string" calcext:value-type="string">
            <text:p>Je ale otázka za jakých podmínek zejména výše ceny, za níž by transakce měla proběhnout. Není přijatelné nechat se vydírat různými spekulanty, kteří cítí příležitost a chtěli by Prahu oškubat.</text:p>
          </table:table-cell>
          <table:table-cell office:value-type="float" office:value="-1" calcext:value-type="float">
            <text:p>-1</text:p>
          </table:table-cell>
          <table:table-cell office:value-type="string" calcext:value-type="string">
            <text:p>Mýtné za vjezd do centra je krajním řešením. Řidičům přijíždějícím do Prahy se v tuto chvíli nedostává dostatek alternativ k parkování vozidel, především parkovišť P+R s navazující hromadnou dopravou, není ani dostatek ploch k parkování určených stavbách. Zavedení mýta by nynější vážný stav v MČ, které přiléhají k centru, ještě více komplikovalo. Při zavedení mýta lze mimo jiné očekávat nárůst zatížení na komunikacích příléhajících k centru.</text:p>
          </table:table-cell>
          <table:table-cell table:number-columns-repeated="916"/>
        </table:table-row>
        <table:table-row table:style-name="ro1">
          <table:table-cell office:value-type="string" calcext:value-type="string">
            <text:p>9/29/2014 1:25:01</text:p>
          </table:table-cell>
          <table:table-cell office:value-type="string" calcext:value-type="string">
            <text:p>RESTART 2014</text:p>
          </table:table-cell>
          <table:table-cell office:value-type="string" calcext:value-type="string">
            <text:p>Světlana Kubíková</text:p>
          </table:table-cell>
          <table:table-cell office:value-type="float" office:value="701391" calcext:value-type="float">
            <text:p>701391</text:p>
          </table:table-cell>
          <table:table-cell office:value-type="float" office:value="-1" calcext:value-type="float">
            <text:p>-1</text:p>
          </table:table-cell>
          <table:table-cell office:value-type="string" calcext:value-type="string">
            <text:p>Je třeba zpracovat strategii rozvoje dopravních systémů, resp.revidovat některé současně přijaté investiční záměry a určit způsob jejich financování. To se týká jak trasy D, tak pokračování metra IV A, Městského okruhu a v neposlední řadě i nových tramvajových tratí. <text:s/>Hierarchie potřebnosti a harmonogram postupu je třeba sestavit na základě objektivních potřeb obyvatel HMP.</text:p>
          </table:table-cell>
          <table:table-cell office:value-type="float" office:value="-1" calcext:value-type="float">
            <text:p>-1</text:p>
          </table:table-cell>
          <table:table-cell office:value-type="string" calcext:value-type="string">
            <text:p>Otázka není příliš srozumitelná - při výstavbě či rekonstrukci komunikací je vždy předkládáno celé dopravní řešení včetně přechodů a vyjadřují se k projektu i dotčené orgány z hlediska bezpečnosti, parametry jsou legislativně striktně určeny. <text:s/></text:p>
          </table:table-cell>
          <table:table-cell office:value-type="float" office:value="1" calcext:value-type="float">
            <text:p>1</text:p>
          </table:table-cell>
          <table:table-cell office:value-type="string" calcext:value-type="string">
            <text:p>V programu Restartu 2014 klademe důraz na bezbariérovost a vstřícná řešení pro seniory a ZTP. Finanční odhad může být vzhledem k dlouhodobosti zavádějící, podstatné je, aby bezbariérovost byla vždy povinnou součástí projektů ať už rekonstrukce či nové výstavby. <text:s/></text:p>
          </table:table-cell>
          <table:table-cell office:value-type="float" office:value="-1" calcext:value-type="float">
            <text:p>-1</text:p>
          </table:table-cell>
          <table:table-cell office:value-type="string" calcext:value-type="string">
            <text:p>Cyklista není prioritou života na ulicích a cykloprovoz může být podporován jen tam, kde není na úkor pěších či není upřednostňován před ostatními druhy dopravy. Základním kritériem je bezpečnost VŠECH účastníků provozu a plynulost dopravy .</text:p>
          </table:table-cell>
          <table:table-cell office:value-type="float" office:value="-1" calcext:value-type="float">
            <text:p>-1</text:p>
          </table:table-cell>
          <table:table-cell office:value-type="string" calcext:value-type="string">
            <text:p>Morfologie Prahy není srovnatelná s jmenovanými městy a Praha není ideálním prostředím pro bikesharing. Populistické a řádně <text:s/>neprověřené rozhodnutí současného vedení Prahy je nešťastným krokem. </text:p>
          </table:table-cell>
          <table:table-cell office:value-type="float" office:value="1" calcext:value-type="float">
            <text:p>1</text:p>
          </table:table-cell>
          <table:table-cell office:value-type="string" calcext:value-type="string">
            <text:p>V řadě evropských měst existuje a jeví se velmi komfortním spojení <text:s text:c="2"/>letiště <text:s/>jak železniční tak městskou hromadnou dopravou -metrem. Studie prověřily možnost i v Praze realizovat toto řešení, nejde však o odbočku, ale průkaz reálnosti je i pro vedení trasy Praha-Kladno přes letiště Ruzyně a "patrové křížení" dopravních systémů.</text:p>
          </table:table-cell>
          <table:table-cell office:value-type="float" office:value="1" calcext:value-type="float">
            <text:p>1</text:p>
          </table:table-cell>
          <table:table-cell office:value-type="string" calcext:value-type="string">
            <text:p>Paříž,Lisabon - líbí se mi turniketové řešení, jednorázová investice se vrátí úsporou za černé pasažéry, kontrolory ...</text:p>
          </table:table-cell>
          <table:table-cell office:value-type="float" office:value="1" calcext:value-type="float">
            <text:p>1</text:p>
          </table:table-cell>
          <table:table-cell office:value-type="string" calcext:value-type="string">
            <text:p>Nemáme zcela vyhraněný názor, i když argument napojení Vinohradské třídy vnímáme. Měl by zde být ponechán prostor pro širší diskuzi všetně názoru veřejnosti.</text:p>
          </table:table-cell>
          <table:table-cell office:value-type="float" office:value="-1" calcext:value-type="float">
            <text:p>-1</text:p>
          </table:table-cell>
          <table:table-cell office:value-type="string" calcext:value-type="string">
            <text:p>Systém Opencard není špatný, chybný až trestný byl v posledních čtyřech letech postup vedení města. Místo hledání viníků se měla Rada HMP hlouběji zabývat smluvními ujednáními včetně dodatků a řešit v souladu se zákonem další postup. A současně připravit vizi a plán realizace plnohodnotného využití kartičky. Příkladů v zahraničí je dostatek.</text:p>
          </table:table-cell>
          <table:table-cell office:value-type="float" office:value="-1" calcext:value-type="float">
            <text:p>-1</text:p>
          </table:table-cell>
          <table:table-cell office:value-type="string" calcext:value-type="string">
            <text:p>Především je třeba optimalizovat náklady DP Praha a.s. Cenu jízdného lze i snížit. Lze zvážit i kombinaci <text:s/>bezplatných dní - např.víkendů. Určitě je třeba zachovat dopravu zdarma pro seniory a ZTP, samozřejmě i pro malé děti.</text:p>
          </table:table-cell>
          <table:table-cell office:value-type="float" office:value="1" calcext:value-type="float">
            <text:p>1</text:p>
          </table:table-cell>
          <table:table-cell office:value-type="string" calcext:value-type="string">
            <text:p>viz otázka 10</text:p>
          </table:table-cell>
          <table:table-cell office:value-type="float" office:value="-1" calcext:value-type="float">
            <text:p>-1</text:p>
          </table:table-cell>
          <table:table-cell office:value-type="string" calcext:value-type="string">
            <text:p>Optimalizace MHD - dělby přepravních tras a volba dopr.prostředku- musí rovněž brát v potay zahušťování dopravy. Je třeba ponechat na odbornících, jaké změny při zprovozňování nových úseků komunikací - také s ohledem na plynulost dopravy - navrhnou. </text:p>
          </table:table-cell>
          <table:table-cell office:value-type="float" office:value="1" calcext:value-type="float">
            <text:p>1</text:p>
          </table:table-cell>
          <table:table-cell office:value-type="string" calcext:value-type="string">
            <text:p>Systém P+R byl před více než 8 lety studijně ověřen, je třeba navázat na tyto studie a restartovat harmonogram jejich <text:s/>výstavby.</text:p>
          </table:table-cell>
          <table:table-cell office:value-type="float" office:value="-1" calcext:value-type="float">
            <text:p>-1</text:p>
          </table:table-cell>
          <table:table-cell office:value-type="string" calcext:value-type="string">
            <text:p>Vytvářením nepřehledných molochů s obrovskými objemy investic není cestou k urychlení, úsporám ani operativnosti procesů. Koordinaci lze zajistit na úrovni HMP i MČ jiným způsobem.</text:p>
          </table:table-cell>
          <table:table-cell office:value-type="float" office:value="1" calcext:value-type="float">
            <text:p>1</text:p>
          </table:table-cell>
          <table:table-cell office:value-type="string" calcext:value-type="string">
            <text:p>Tunel Blanka není všespásný, pokud nebude dostavěn celý systém ( včetně silničního tedy Pražského okruhu), bude mít doprava v Praze neustále problémy .... Samozřejmě že obecným cílem je odvedení dopravy z centra a zklidnění magistrály i nábřeží. <text:s/>S postupem výstavby PO a MO je třeba realizovat dílčí opatření směřující k vytčenému cíli - klesající zátěže na komunikacích v centru, funkční opatření vedoucí ke zklidnění dopravy, ale i plynulý automobilový provoz . </text:p>
          </table:table-cell>
          <table:table-cell office:value-type="float" office:value="-1" calcext:value-type="float">
            <text:p>-1</text:p>
          </table:table-cell>
          <table:table-cell office:value-type="string" calcext:value-type="string">
            <text:p>Doporučujeme ověření všech dostupných řešení ke komplexnímu řešení čistoty ovzduší v Praze a volbu skutečně účinných opatření.Nejsme přesvědčeni o jednoznačném přínosu současně prosazovaných opatření.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tázku nelze zjednodušeně odpovědět.Jsme jednoznačně přesvědčeni o nutnosti minimalizovat počet billboardů a především jejich umisťování. Nicméně lze vytypovat i místa, kde tento způsob reklamy - ve striktně stanovených místech a četnosti lze povolit.</text:p>
          </table:table-cell>
          <table:table-cell office:value-type="float" office:value="1" calcext:value-type="float">
            <text:p>1</text:p>
          </table:table-cell>
          <table:table-cell office:value-type="string" calcext:value-type="string">
            <text:p>Především by měla být omezována narůstající doprava do historického centra- cesty za prací do centra. Povolováním administrativních kolosů s vlastním obrovským podzemním parkováním je jen IAD do centra podporována. Lze kombinovat s povinností zřízení v takových garážích veřejného parkování <text:s/>a pod. Vhodná kombinace parkování v nově vybudovaných veřejných garážích s omezováním parkování na ulici musí vycházet vstříc rezidentům.</text:p>
          </table:table-cell>
          <table:table-cell office:value-type="float" office:value="-1" calcext:value-type="float">
            <text:p>-1</text:p>
          </table:table-cell>
          <table:table-cell office:value-type="string" calcext:value-type="string">
            <text:p>Poplatek lze snížit, nicméně obci s povolením a uskutečněním akce mohou či vznikají náklady a má právo na jejich byť třeba jen částečnou úhrad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ařadili jsme toto doporučení do našeho Programu.</text:p>
          </table:table-cell>
          <table:table-cell office:value-type="float" office:value="-1" calcext:value-type="float">
            <text:p>-1</text:p>
          </table:table-cell>
          <table:table-cell office:value-type="string" calcext:value-type="string">
            <text:p>Existují i jiné způsoby jak školky zajistit -ve studijních skriptech jsou doporučené standardy, kdy pro určitý počet bytů je doporučeno vybudování školních - doplňme tedy i předškolních zařízení. Investor by měl být vázán tyto standardy naplnit. Město či MČ může financovat jejich zřizování u svých projektů či objektů ve vlastnictví města. Měl by být ponechán i prostor pro soukromá či firemní zařízení.</text:p>
          </table:table-cell>
          <table:table-cell office:value-type="float" office:value="1" calcext:value-type="float">
            <text:p>1</text:p>
          </table:table-cell>
          <table:table-cell office:value-type="string" calcext:value-type="string">
            <text:p>Je to vhodný příklad vtažení zájmu obyvatel na rozvoji města či lokality.</text:p>
          </table:table-cell>
          <table:table-cell office:value-type="float" office:value="1" calcext:value-type="float">
            <text:p>1</text:p>
          </table:table-cell>
          <table:table-cell office:value-type="string" calcext:value-type="string">
            <text:p>Ve strategické vizi si Praha při konzensu občanů a vedení města může stanovit i takové cíle. Ale je především třeba zpracovat pro Prahu novou strategickou vizi způsobem odpovídajícím moderním způsobům řízení a komunikac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sme iniciátory Petice za zrušení poplatků za komunální odpad neboť se domníváme, že čistota a pořádek, jeho zajištění, organizace a náklady, jsou záležitostí městské správy. Správnou koordinací <text:s/>a technickým zajištěním třídění odpadů vznikne obchodovatelná druhotná komodita, další část nákladů může být pokryta kvalitním spalováním atp, tudíž míra dotace se nemusí lišit od současné výše.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plný zákaz není řešením. Přísná regulace, striktní dohled na dodržování zákazů ....</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ní zcela jednoznačné, jistě lze a je třeba revidovat všechna pro a proti, veřejná správa na všech úrovních velmi často využívá Gordic, je tudíž ekonomicky co s čím srovnávat a vyhodnotit, je třeba však brát i v úvahu funkční přednosti a problematiku přechodu na jiné systém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bylo řešeno výš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o humanitární gesto, ale připravujeme legislativní iniciativu , která by měla řešit bezdomovectví obecně. Není možné, aby např. v zimních měsících Praha nesla (tedy financovala a řešila )"celorepublikovou " zátěž .</text:p>
          </table:table-cell>
          <table:table-cell office:value-type="float" office:value="1" calcext:value-type="float">
            <text:p>1</text:p>
          </table:table-cell>
          <table:table-cell office:value-type="string" calcext:value-type="string">
            <text:p>Nárůst věku s sebou nese i potřebu většího počtu lůžek. Je však třeba rozšířit systém vedle LDN i o kapacity dlouhodobé péč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ní dobré ohýbat demokratické principy - referenda městských částí jednak mohou řešit konkrétní problematiku přísl.MČ, celoměstský zájem je nadřazen .</text:p>
          </table:table-cell>
          <table:table-cell office:value-type="float" office:value="0" calcext:value-type="float">
            <text:p>0</text:p>
          </table:table-cell>
          <table:table-cell office:value-type="string" calcext:value-type="string">
            <text:p>Neexistuje jednoznačná odpověď - resp. územní plán má jednoznačně určit zastavitelnost a tuto podmínku pak musí politická reprezentace respektovat, ne ad hoc měnit. Samozřejmě je prioritou revitalizace rozvojových územ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tázka je zavádějící, neboť v současné době není důvod projednávat změny - prioritu má zpracování a projednání nového územního plánu. Ten musí vyhodnotit veškeré nové požadavky. Je absolutní nesmysl ještě nyní zahajovat pořizování změn.</text:p>
          </table:table-cell>
          <table:table-cell office:value-type="float" office:value="1" calcext:value-type="float">
            <text:p>1</text:p>
          </table:table-cell>
          <table:table-cell office:value-type="string" calcext:value-type="string">
            <text:p>Tyto principy <text:s/>jsou <text:s/>samozřejmě zakotveny i ve stávajícím územním plánu! a samozřejmě musí být i součástí nového ÚP.Nesmí se však vycházet vstříc všem podnětům na změny resp.nesmí být nově zapracovávány možnosti výjimek z ustanovení!!!</text:p>
          </table:table-cell>
          <table:table-cell office:value-type="float" office:value="-1" calcext:value-type="float">
            <text:p>-1</text:p>
          </table:table-cell>
          <table:table-cell office:value-type="string" calcext:value-type="string">
            <text:p>Jen ve velmi omezené míře, jedná se o cenná území a mnohdy o socialistický relikt. Pro zahrádkářské vyžití však může existovat alternativa, tou jsou náhradní plochy ve vhodných lokalitá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ěsto by si mělo ponechat či dokonce stavět byty pro náhlé případy nouze, byty startovací a sociální.</text:p>
          </table:table-cell>
          <table:table-cell office:value-type="float" office:value="1" calcext:value-type="float">
            <text:p>1</text:p>
          </table:table-cell>
          <table:table-cell office:value-type="string" calcext:value-type="string">
            <text:p>I sport je vizitkou a propagací města.</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aha není na takový krok připravena , nemá objízdné trasy....</text:p>
          </table:table-cell>
          <table:table-cell table:number-columns-repeated="916"/>
        </table:table-row>
        <table:table-row table:style-name="ro1">
          <table:table-cell office:value-type="string" calcext:value-type="string">
            <text:p>9/29/2014 9:28:33</text:p>
          </table:table-cell>
          <table:table-cell office:value-type="string" calcext:value-type="string">
            <text:p>LEV 21 - Národní socialisté</text:p>
          </table:table-cell>
          <table:table-cell office:value-type="string" calcext:value-type="string">
            <text:p>Ing. Libor Pokorný</text:p>
          </table:table-cell>
          <table:table-cell office:value-type="float" office:value="772916" calcext:value-type="float">
            <text:p>772916</text:p>
          </table:table-cell>
          <table:table-cell office:value-type="float" office:value="-1" calcext:value-type="float">
            <text:p>-1</text:p>
          </table:table-cell>
          <table:table-cell office:value-type="string" calcext:value-type="string">
            <text:p>Rozhodně podporujeme rozšiřování tras pražského metra - včetně linky D. Není ovšem optimální tuto stavbu postavit nad všechny ostatní nezbytné investice. Severovýchodní sekce Pražského dálničního okruhu se však týká více jak 200 tisíc obyvatel Prahy. Vedení okruhu kolem Prahy je třeba řešit mimo intenzivní zástavbu. Proto je třeba, v zájmu jižní části města začít realizovat, společně s Ministerstvem dopravy obě akce, co nejrychleji, ale v zájmu obyvatel severovýchodní části města tuto trasu dálničního okruhu kolem Prahy, řešit mimo intenzivní zástavbu Prahy. <text:s/>Budeme rovněž usilovat o převedení co nejvíce linek MHD na elektrickou trakci nebo s tzv. čistým pohonem. Jsme pro výstavbu tramvajové tratě na sídliště Bohnice a zvýšení dopravní obslužnosti sídlišť Spořilov a Michelská. <text:s/>Jednoznačně podporujeme a slibujeme aktivní podporu pro realizaci dálničního okruhu kolem Prahy přes střední Čechy a minimalizaci tranzitní dopravy přes hustě obydlené oblasti severovýchodní oblasti města. Současně prosazovaná varianta přes dopravní uzel Černý most, která přivádí tranzitní dopravu ze všech směrů, až k našim domovům, není správným přístupem k řešení zlepšování životního prostředí. Hluková a emisní zátěž životního prostředí, je v oblastech napojování dálničních a rychlostních komunikací v Praze, jedna z nejhorších v republice. Navíc silniční okruh přes Středočeský kraj v severovýchodní části umožní propojení D1 (Brno), D11 (Hradec Králové), <text:s/>R10 (Mladá Boleslav, Liberec), D8 (Ústí nad Labem) a R7 (Slaný, Chomutov), díky vhodnějšímu položení, snížit náklady oproti volbě tzv. Pražského okruhu přes Černý most, která je plánována více jak 50 let a neodpovídá současným dispozicím a potřebám obyvatel města. Ušetřené prostředky ve výši cca 33 miliard korun bude možné jistě využít lépe než stavěním protihlukových bariér proti nesmyslně vedené tranzitní dopravě uprostřed obytných částí Prahy, které ovšem stejně nevyřeší zátěž životního prostředí smogem a prachem. </text:p>
          </table:table-cell>
          <table:table-cell office:value-type="float" office:value="0" calcext:value-type="float">
            <text:p>0</text:p>
          </table:table-cell>
          <table:table-cell office:value-type="string" calcext:value-type="string">
            <text:p>Tato problematika je natolik specifická, že je třeba zadat posouzení odborníkům. Navíc silniční značení podléhá složitému schvalovacímu řízení a není pouze na rozhodnutí radnice. Jakmile se do odborných záležitostí začnou plést populistická politická rozhodnutí, jsou z toho většinou problémy a upřednostnění jedněch oproti druhým. <text:s/>Rozhodně však zvýšení přístupnosti stanic MHD a přestupních tras pro tělesně postižené je věc, kterou je třeba upřednostňovat, aby se odstranily bariéry pro tyto naše spoluobčany i zatraktivnění města pro návštěvníky.</text:p>
          </table:table-cell>
          <table:table-cell office:value-type="float" office:value="1" calcext:value-type="float">
            <text:p>1</text:p>
          </table:table-cell>
          <table:table-cell office:value-type="string" calcext:value-type="string">
            <text:p>Jednoznačně podporujeme urychlení odstraňování všech bariér pro tělesně postižené, kočárky a starší spoluobčany, včetně okrajových částí Prahy, kde tito obyvatelé většinou bydlí. Tito spoluobyvatelé by zde měli mít možnost plnohodnotně žít, nejenom přebývat. Jsme pro zkrácení doby realizace odstraňování starých bariér s využitím finančních prostředků Prahy ročně cca 600 mil Kč. <text:s/>Snahou by mělo být zajištění dotací státu a EU tak, aby se zkrátila doba realizace nejpozději do roku 2020.</text:p>
          </table:table-cell>
          <table:table-cell office:value-type="float" office:value="0" calcext:value-type="float">
            <text:p>0</text:p>
          </table:table-cell>
          <table:table-cell office:value-type="string" calcext:value-type="string">
            <text:p>Tato problematika je natolik specifická, že je třeba zadat posouzení odborníkům. Navíc silniční značení podléhá složitému schvalovacímu řízení a není pouze na rozhodnutí radnice nebo magistrátu. Jakmile se do odborných záležitostí začnou plést populističtí politikové, jsou z toho většinou problémy a upřednostnění jedněch oproti druhým. Obecně by se měli cyklisté chovat na silnicích jako motoristé, s výhodou využití cyklistických stezek a vyhrazených pruhů pro zvýšení jejich bezpečnosti. <text:s/>Současně ale musí být přísně trestaná jízda na kole po chodnících a místech pro pěší. Tento nešvar je pro okolí velmi nebezpečný, zejména pro děti a starší chodce, kteří jsou často pohybově omezeni a nemohou reagovat na zezadu přijíždějícího cyklistu. Systém rozšiřování cyklistické dopravy musí být vyvážený, nemůže být populisticky nárokováno řešení využívané 6 měsíců v roce. Každé město má jiný profil terénu a jiné podnebí, nelze se tedy na zahraniční </text:p>
          </table:table-cell>
          <table:table-cell office:value-type="float" office:value="1" calcext:value-type="float">
            <text:p>1</text:p>
          </table:table-cell>
          <table:table-cell office:value-type="string" calcext:value-type="string">
            <text:p>Systém půjčování kol tzv. "bikesharing" je jistě k vyzkoušení v podmínkách Prahy. Je to ovšem přesně ta věc, kterou by měl magistrát definovat a nastavit podmínky stejně jako taxi službu, a ponechat licence pro provozovatele, který vzejde z veřejné soutěže. Město by mohlo na pronájmu služby dokonce profitovat. Na dopravní prostředky lze umístit reklamu, která díky své viditelnosti bude dobře zpoplatnitelná, proto asi bude o provozování této služby od podnikatelských subjektů velký zájem. Otázkou je řešení veřejných míst jako registrovaných stanovišť pro půjčovny, kde bude muset být přesně stanoven režim využívání pro danou službu, aby nedocházelo k zneužívání případně dotovaného prostoru. <text:s text:c="2"/></text:p>
          </table:table-cell>
          <table:table-cell office:value-type="float" office:value="1" calcext:value-type="float">
            <text:p>1</text:p>
          </table:table-cell>
          <table:table-cell office:value-type="string" calcext:value-type="string">
            <text:p>Napojení Letiště Václava Havla Praha na železniční síť, by mělo být zásadním řešením napojení tohoto významného dopravního centra s městem a okolím. Více jak 10 milionů cestujících ročně by jistě uvítalo možnost pohodlného cestování na letiště po železnici, napojené na MHD, případně na metro, tak jak je to běžné ve světě. </text:p>
          </table:table-cell>
          <table:table-cell office:value-type="float" office:value="0" calcext:value-type="float">
            <text:p>0</text:p>
          </table:table-cell>
          <table:table-cell office:value-type="string" calcext:value-type="string">
            <text:p><text:s/>Všechny moderní systémy směřují k bezkontaktní detekci a investice do turniketů je drahé řešení. Turnikety v různých zahraničních městech jsou jako pozůstatek historických dopravních zvyklostí. V současnosti jsou tato řešení brána spíše pro bezpečnostní kontrolní detekční systémy, než pro dopravní obslužnost cestujících.</text:p>
          </table:table-cell>
          <table:table-cell office:value-type="float" office:value="0" calcext:value-type="float">
            <text:p>0</text:p>
          </table:table-cell>
          <table:table-cell office:value-type="string" calcext:value-type="string">
            <text:p><text:s/>Toto řešení je otázkou odborných studií centra města a celkové vize rozvoje, kde není místo pro zájmy úzké části obyvatel. Celé řešení rozšíření tramvají v centru města bude značně zatěžovat finanční rozpočet města. Pěší zóny v okolí Václavského náměstí až po Staré město je svým snadným přístupem do metra a napojením na povrchovou tramvajovou dopravu v současné době dostatečné. Napojení Hlavního nádraží na tramvajovou dopravu je v budoucnu určitě ke zvážení.</text:p>
          </table:table-cell>
          <table:table-cell office:value-type="float" office:value="-1" calcext:value-type="float">
            <text:p>-1</text:p>
          </table:table-cell>
          <table:table-cell office:value-type="string" calcext:value-type="string">
            <text:p>Jsme pro možnost elektronického řešení jízdného, ale současně i pro zachování možnost papírových jízdenek, které zajišťují jednoduchý přístup do dopravních prostředků pro všechny, zejména pro návštěvníky města. Současný systém Opencard je dnes již překonaný, ale bude třeba jej ještě nějakou omezenou dobu využívat. Rozhodně drahé zakonzervování stávajícího stavu by bylo pro město nevýhodné. Systémy s elektronickou detekcí přes mobilní napojení na bankovní účet, je jistě v nejbližší době řešitelné, a výměna moderní aplikace bude určitě výhodnější, než udržovat starý systém, jehož životnost končí.</text:p>
          </table:table-cell>
          <table:table-cell office:value-type="float" office:value="-1" calcext:value-type="float">
            <text:p>-1</text:p>
          </table:table-cell>
          <table:table-cell office:value-type="string" calcext:value-type="string">
            <text:p>Předplatné by se mělo snížit a to od týdenních až po celoroční.</text:p>
          </table:table-cell>
          <table:table-cell office:value-type="float" office:value="-1" calcext:value-type="float">
            <text:p>-1</text:p>
          </table:table-cell>
          <table:table-cell office:value-type="string" calcext:value-type="string">
            <text:p>Populistická myšlenka na zrušení jízdného by vedlo časem ke zhoršení dopravních služeb. Není zřejmé, proč by měla Praha dotovat návštěvníky, zejména zahraniční turisty.</text:p>
          </table:table-cell>
          <table:table-cell office:value-type="float" office:value="1" calcext:value-type="float">
            <text:p>1</text:p>
          </table:table-cell>
          <table:table-cell office:value-type="string" calcext:value-type="string">
            <text:p>Není důvod, proč by tunel Blanka neměl sloužit i pro autobusovou dopravu MHD. Kapacita spojů je otázkou odborné studie i v závislosti na dopravní situaci, zejména v okolí výjezdů z tunelu na Praze 6 a Praze 7 a 8. </text:p>
          </table:table-cell>
          <table:table-cell office:value-type="float" office:value="1" calcext:value-type="float">
            <text:p>1</text:p>
          </table:table-cell>
          <table:table-cell office:value-type="string" calcext:value-type="string">
            <text:p>Pro snížení dopravní zátěže a zlepšení životního prostředí je nezbytné umožnit přijíždějícím pohodlnou, dostupnou, bezpečnou a výhodnou variantu dopravy do centra s využitím MHD, zejména metra. </text:p>
          </table:table-cell>
          <table:table-cell office:value-type="float" office:value="-1" calcext:value-type="float">
            <text:p>-1</text:p>
          </table:table-cell>
          <table:table-cell office:value-type="string" calcext:value-type="string">
            <text:p>Lepší koordinace investičních akcí by měla být samozřejmostí. <text:s/>Místní znalost je velmi důležitá, na druhou stranu centrální správa vyčleněných investic by umožňovala účinnější kontrolu a koordinaci investičních akcí. Uvolňování předem vyčleněných alokovaných finančních prostředků by ovšem nemohlo zdržovat schválené realizac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vyšování parkovacích míst by mělo být podmínkou u povolovaných stavebních investic.</text:p>
          </table:table-cell>
          <table:table-cell office:value-type="float" office:value="-1" calcext:value-type="float">
            <text:p>-1</text:p>
          </table:table-cell>
          <table:table-cell office:value-type="string" calcext:value-type="string">
            <text:p>Rozhodování o akci a o omezení na veřejném prostranství by mělo být zpoplatněno pro všechny stejně, aby se nevytvářelo korupční prostředí.</text:p>
          </table:table-cell>
          <table:table-cell office:value-type="float" office:value="1" calcext:value-type="float">
            <text:p>1</text:p>
          </table:table-cell>
          <table:table-cell office:value-type="string" calcext:value-type="string">
            <text:p>Otázka rozdělování finančních prostředků je složité a záleží nejenom na počtu obyvatel a rozloze území, ale i na poloze. Nelze tedy jednoduše srovnávat Prahu 1 a Prahu 14, přesto by měla být nastavena pravidla, která by se dodržovala stejně jako v zákonech pro města a obce ze státního rozpočtu.</text:p>
          </table:table-cell>
          <table:table-cell office:value-type="float" office:value="1" calcext:value-type="float">
            <text:p>1</text:p>
          </table:table-cell>
          <table:table-cell office:value-type="string" calcext:value-type="string">
            <text:p>Větší otevřenost a transparentnost umožní ušetřit značnou část prostředků vynakládaných ze společných finančních prostředků.</text:p>
          </table:table-cell>
          <table:table-cell office:value-type="float" office:value="-1" calcext:value-type="float">
            <text:p>-1</text:p>
          </table:table-cell>
          <table:table-cell office:value-type="string" calcext:value-type="string">
            <text:p>Hlavní otázkou provozu IT systémů musí být bezpečnost, kterou může garantovat pouze známý dodavatel této služby. <text:s/>Zneužití IT systémů je již v současnosti velkým problémem a v budoucnu bude nezbytné čelit značným rizikům při řízení čehokoliv, zejména u strategických systémů nezbytných pro fungování <text:s/>města. <text:s/></text:p>
          </table:table-cell>
          <table:table-cell office:value-type="float" office:value="0" calcext:value-type="float">
            <text:p>0</text:p>
          </table:table-cell>
          <table:table-cell office:value-type="string" calcext:value-type="string">
            <text:p>Otázka prognózy potřeb na základě územního plánu rozvoje by mělo být samozřejmostí. V současné neutěšené době je nutno zvažovat rychlou a smysluplnou variantu řešení a dlouhodobou využitelnost investic. Rozhodně by prospěla celopražská koordinace.</text:p>
          </table:table-cell>
          <table:table-cell office:value-type="float" office:value="1" calcext:value-type="float">
            <text:p>1</text:p>
          </table:table-cell>
          <table:table-cell office:value-type="string" calcext:value-type="string">
            <text:p>Velmi užitečné, je jen otázkou, jaká část rozpočtu to bude, aby se to nestalo pouze populistickým gestem.</text:p>
          </table:table-cell>
          <table:table-cell office:value-type="float" office:value="-1" calcext:value-type="float">
            <text:p>-1</text:p>
          </table:table-cell>
          <table:table-cell office:value-type="string" calcext:value-type="string">
            <text:p>Bez garancí státu je pořádání takto rozsáhlých akcí pro Prahu, jako pořadatele, neúnosná. </text:p>
          </table:table-cell>
          <table:table-cell office:value-type="float" office:value="1" calcext:value-type="float">
            <text:p>1</text:p>
          </table:table-cell>
          <table:table-cell office:value-type="string" calcext:value-type="string">
            <text:p>Kamerový systém v Praze je třeba rozvíjet. Historickou databázi je třeba jednoznačně odříznout od jakéhokoliv subjektu tak, aby její využití bylo možno omezeně a jen v přesně definovaných případech. </text:p>
          </table:table-cell>
          <table:table-cell office:value-type="float" office:value="-1" calcext:value-type="float">
            <text:p>-1</text:p>
          </table:table-cell>
          <table:table-cell office:value-type="string" calcext:value-type="string">
            <text:p>V případě, že je něco zadarmo, tak se s tím plýtvá. Je třeba se alespoň postarat o optimalizaci tříděného odpadu na úkor směsného. </text:p>
          </table:table-cell>
          <table:table-cell office:value-type="float" office:value="1" calcext:value-type="float">
            <text:p>1</text:p>
          </table:table-cell>
          <table:table-cell office:value-type="string" calcext:value-type="string">
            <text:p>Není důvod, proč by neměly být transparentní účty s možností veřejné kontroly.</text:p>
          </table:table-cell>
          <table:table-cell office:value-type="float" office:value="0" calcext:value-type="float">
            <text:p>0</text:p>
          </table:table-cell>
          <table:table-cell office:value-type="string" calcext:value-type="string">
            <text:p><text:s/>Herny a kasina jsou jednoznačně na obtíž, přesto je třeba pevnými pravidly stanovenými zákonem a Magistrátem hl.m. Prahy umožnit tento druh podnikání a zábavy pro turisty na bezproblémových místech. Nemělo by být ovšem možné uzavírat smlouvu a udělovat licenci na desítky let dopředu. <text:s text:c="2"/></text:p>
          </table:table-cell>
          <table:table-cell office:value-type="float" office:value="1" calcext:value-type="float">
            <text:p>1</text:p>
          </table:table-cell>
          <table:table-cell office:value-type="string" calcext:value-type="string">
            <text:p>Vnímáme to jako důležitou složku demokracie a transparentnosti řízení města. </text:p>
          </table:table-cell>
          <table:table-cell office:value-type="float" office:value="1" calcext:value-type="float">
            <text:p>1</text:p>
          </table:table-cell>
          <table:table-cell office:value-type="string" calcext:value-type="string">
            <text:p>Audit, případně jiné vyhodnocení ekonomiky provozu jakéhokoliv systému by mělo proběhnout vždy po nějaké době, nejdéle však do 10 let, kdy se systémy morálně přežívají. Otázkou jsou náklady na školení, ale to je věcí pravidelného výběrového řízení. </text:p>
          </table:table-cell>
          <table:table-cell office:value-type="float" office:value="-1" calcext:value-type="float">
            <text:p>-1</text:p>
          </table:table-cell>
          <table:table-cell office:value-type="string" calcext:value-type="string">
            <text:p>Zákaz prodeje majetku by měl být na prvním místě. Základem hospodaření musí být výhodný pronájem. Nepotřebný majetek jistě neexistuje, je-li o něj zájem ze strany kupujícího.</text:p>
          </table:table-cell>
          <table:table-cell office:value-type="float" office:value="1" calcext:value-type="float">
            <text:p>1</text:p>
          </table:table-cell>
          <table:table-cell office:value-type="string" calcext:value-type="string">
            <text:p>Většina obyvatel města pracuje v jiné části Prahy, než má bydliště. Je třeba na tuto problematiku nahlížet z pohledu celého města. V případě odůvodněné potřeby nebo širším využitím i pro jiné městské části, je nutno výstavbu předškolních a školních objektů řešit z pozice města.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řeba se postarat o lidi v nouzi, nemělo by to být ovšem na úkor obyvatel žijících kolem, ani důvodem k centralizaci těchto bezdomovců z celého města případně celého širokého okolí v jedné části města. Zde je velký prostor pro granty pro nejrůznější humanitární organizace, které by měly současně zajistit dostatečné prostory v nerůznějších částech Prahy, případně jeho okolí. Otázkou zůstává svoz těchto lidí z centra města, kde většinu dne žebrají.</text:p>
          </table:table-cell>
          <table:table-cell office:value-type="float" office:value="1" calcext:value-type="float">
            <text:p>1</text:p>
          </table:table-cell>
          <table:table-cell office:value-type="string" calcext:value-type="string">
            <text:p>Okraje Prahy jsou jistě vhodným prostředím pro výstavbu těchto center bydlení pro staré spoluobčany, kteří zůstali sami a potřebují péči. </text:p>
          </table:table-cell>
          <table:table-cell office:value-type="float" office:value="1" calcext:value-type="float">
            <text:p>1</text:p>
          </table:table-cell>
          <table:table-cell office:value-type="string" calcext:value-type="string">
            <text:p>Jednoznačně je třeba chránit to, co k nám jezdí obdivovat celý svět a být na to hrdí. </text:p>
          </table:table-cell>
          <table:table-cell office:value-type="float" office:value="-1" calcext:value-type="float">
            <text:p>-1</text:p>
          </table:table-cell>
          <table:table-cell office:value-type="string" calcext:value-type="string">
            <text:p>Je třeba nejdříve zpracovat vizi o rozvoji města (minimálně na 30 let) s účastí široké odborné i laické veřejnosti, na základě kterého je třeba technicky naplňovat jednotlivé cíle v rámci Metropolitního plánu. Metropolitní plán v současnosti postrádá směr, kterým se město má ubírat, zda dává přednost spokojenému a zdravému životu obyvatel nebo je jen zájmovým nástrojem ekonomických vazeb. </text:p>
          </table:table-cell>
          <table:table-cell office:value-type="float" office:value="1" calcext:value-type="float">
            <text:p>1</text:p>
          </table:table-cell>
          <table:table-cell office:value-type="string" calcext:value-type="string">
            <text:p>Výsledky referenda nesmí být diskriminační pro jinou část obyvatel.</text:p>
          </table:table-cell>
          <table:table-cell office:value-type="float" office:value="1" calcext:value-type="float">
            <text:p>1</text:p>
          </table:table-cell>
          <table:table-cell office:value-type="string" calcext:value-type="string">
            <text:p>Přednostně je třeba využít vhodné zastaralé objekty a nevyužívané pozemky v širším centru města, teprve pak je možno směřovat vně Prahy. V budoucnu se město možná neubrání rozšíření o oblasti Prahy Východ a Prahy Západ, s čímž by se mělo rovněž v dlouhodobém výhledu počíta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votním zájmem města musí být člověk, který ve městě žije.</text:p>
          </table:table-cell>
          <table:table-cell office:value-type="float" office:value="1" calcext:value-type="float">
            <text:p>1</text:p>
          </table:table-cell>
          <table:table-cell office:value-type="string" calcext:value-type="string">
            <text:p>Je to významná oblast zeleně ve městě, bez dalších nákladů na údržbu. Pro řadu obyvatel je to vyžití a naplňování volného času.</text:p>
          </table:table-cell>
          <table:table-cell office:value-type="float" office:value="1" calcext:value-type="float">
            <text:p>1</text:p>
          </table:table-cell>
          <table:table-cell office:value-type="string" calcext:value-type="string">
            <text:p>Jednoznačně ano, včetně zveřejňování rozhodování zástupců města v těchto společnostech. </text:p>
          </table:table-cell>
          <table:table-cell office:value-type="float" office:value="1" calcext:value-type="float">
            <text:p>1</text:p>
          </table:table-cell>
          <table:table-cell office:value-type="string" calcext:value-type="string">
            <text:p><text:s/>Jsme pro zveřejňování. Není důvod k exkluzivitě pro kohokoliv, jedná se o veřejnou službu. <text:s/></text:p>
          </table:table-cell>
          <table:table-cell office:value-type="float" office:value="-1" calcext:value-type="float">
            <text:p>-1</text:p>
          </table:table-cell>
          <table:table-cell office:value-type="string" calcext:value-type="string">
            <text:p>Rozhodně město nějaký bytový fond potřebuje pro naplňování sociálního programu. Může se pak snadněji jednat i o optimalizaci velikosti bytu u pronájmu, třeba u osamělých důchodců.</text:p>
          </table:table-cell>
          <table:table-cell office:value-type="float" office:value="1" calcext:value-type="float">
            <text:p>1</text:p>
          </table:table-cell>
          <table:table-cell office:value-type="string" calcext:value-type="string">
            <text:p>Prezentace města tímto směrem je žádoucí nejenom pro zatraktivnění Prahy ve světě.</text:p>
          </table:table-cell>
          <table:table-cell office:value-type="float" office:value="-1" calcext:value-type="float">
            <text:p>-1</text:p>
          </table:table-cell>
          <table:table-cell office:value-type="string" calcext:value-type="string">
            <text:p>Není důvod, aby město tyto akcie vlastnilo, jestliže se nejedná o finanční transakci s volnými finančními prostředky nebo o strategickou bezpečnostní záležitost.</text:p>
          </table:table-cell>
          <table:table-cell office:value-type="float" office:value="1" calcext:value-type="float">
            <text:p>1</text:p>
          </table:table-cell>
          <table:table-cell office:value-type="string" calcext:value-type="string">
            <text:p>Otázka je širší. Pražské služby, a.s. jsou jen prázdnou obálkou bez zakázek města a bez Spalovny Praha. Spalovnu Praha je nezbytné vrátit plně do majetku města.</text:p>
          </table:table-cell>
          <table:table-cell office:value-type="float" office:value="-1" calcext:value-type="float">
            <text:p>-1</text:p>
          </table:table-cell>
          <table:table-cell office:value-type="string" calcext:value-type="string">
            <text:p>Toto složité a drahé řešení nemá jednoznačný výstup, co se chce docílit a za jakou cenu.</text:p>
          </table:table-cell>
          <table:table-cell table:number-columns-repeated="916"/>
        </table:table-row>
        <table:table-row table:style-name="ro1">
          <table:table-cell office:value-type="string" calcext:value-type="string">
            <text:p>9/29/2014 13:29:49</text:p>
          </table:table-cell>
          <table:table-cell office:value-type="string" calcext:value-type="string">
            <text:p>Politické hnutí OBRODA</text:p>
          </table:table-cell>
          <table:table-cell office:value-type="string" calcext:value-type="string">
            <text:p>Jiří Bejlovec</text:p>
          </table:table-cell>
          <table:table-cell office:value-type="float" office:value="541528" calcext:value-type="float">
            <text:p>541528</text:p>
          </table:table-cell>
          <table:table-cell office:value-type="float" office:value="-1" calcext:value-type="float">
            <text:p>-1</text:p>
          </table:table-cell>
          <table:table-cell office:value-type="string" calcext:value-type="string">
            <text:p>Ačkoli linka D je důležitá stavba a do budoucna je s ní třeba počítat, při současné dopravní vytíženosti silnic v centru Prahy by měl skutečně mít o něco větší prioritu Pražský okruh.</text:p>
          </table:table-cell>
          <table:table-cell office:value-type="float" office:value="0" calcext:value-type="float">
            <text:p>0</text:p>
          </table:table-cell>
          <table:table-cell office:value-type="string" calcext:value-type="string">
            <text:p>Rozhodnutí o přechodu, či nadchodu/podchodu záleží opravdu na konkrétní situac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taková služba má fungovat, pak nikoli z veřejných peněz. Věc druhá je, že město může takovou službu podpořit i jiným než finančním způsobem (například koncepčně).</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dmínkou dalšího fungování Opencard je samozřejmě efektivnost systém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apacita by zvýšena být měla, otázka, zda až na trojnásobek, je diskutabiln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prvních pár měsících fungování tunelu Blanka se uvidí, jaká bude průjezdnost na Malé Straně a Smetanově nábřeží. Až následně dává smysl podnikat případně nějaké krok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aximální 50km rychlost je optimální, při nižších rychlostech naopak může automobil běžet na vyšší otáčky, vytvářet tak větší hluk i více smog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platek by neměl být zrušen, mohl by být snížen v případě, že akce je veřejně prospěšná a radnice jí vyjádří podpor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ní dobré zapomínat na jesle, které v podstatě nemají v tuto chvíli žádnou podporu. Město by mělo vytvořit koncepci také tímto směrem.</text:p>
          </table:table-cell>
          <table:table-cell office:value-type="float" office:value="1" calcext:value-type="float">
            <text:p>1</text:p>
          </table:table-cell>
          <table:table-cell office:value-type="string" calcext:value-type="string">
            <text:p>Občané by mimo participativní rozpočet měli též rozhodovat v referendech zejména o otázkách, které zásadně změní charakter jejich bydliště.</text:p>
          </table:table-cell>
          <table:table-cell office:value-type="float" office:value="-1" calcext:value-type="float">
            <text:p>-1</text:p>
          </table:table-cell>
          <table:table-cell office:value-type="string" calcext:value-type="string">
            <text:p>U Olympiády by nejspíš nebyl žádný finanční přínos, spíše naopak. Praha je v tuto chvíli dostatečně turisticky vytíženou a prestižní destinací, proto kvůli turismu není třeba se zásadně zadlužovat.</text:p>
          </table:table-cell>
          <table:table-cell office:value-type="float" office:value="1" calcext:value-type="float">
            <text:p>1</text:p>
          </table:table-cell>
          <table:table-cell office:value-type="string" calcext:value-type="string">
            <text:p>S kamerami ovšem platí poučka „všeho s mírou.“ Měly by být proto instalovány v oblastech, které jsou prokazatelně místy zvýšené trestné činnosti. Jako nutný doplněk platí, že v ulicích Prahy je třeba více pochůzkářů Městské policie, kteří nekontrolují špatně zaparkované automobily, ale opravdu se starají o bezpečnos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Automaty a hazard obecně by měl být dostatečně regulován, což je spíše nutnou věcí k řešení pro Parlament ČR. V tuto chvíli je správné, aby městské části měly v oblasti heren své vlastních přístupy, které budou v souladu s obecným blahe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yhodnocování výhodnosti a efektivnosti je součástí politiky, proto na zhodnocení systému Gordic není nic špatného.</text:p>
          </table:table-cell>
          <table:table-cell office:value-type="float" office:value="-1" calcext:value-type="float">
            <text:p>-1</text:p>
          </table:table-cell>
          <table:table-cell office:value-type="string" calcext:value-type="string">
            <text:p>Majetek města by měl být naopak při své vhodnosti použit na vznik jeslí, školek, případně škol, ale i startovacích bytů pro mladé lidi, či seniorského bydlen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rom přístřeší by měla vznikat též rekvalifikační centra s jasně danými pravidly pro bezdomovce, kteří se chtějí vrátit do běžného života.</text:p>
          </table:table-cell>
          <table:table-cell office:value-type="float" office:value="1" calcext:value-type="float">
            <text:p>1</text:p>
          </table:table-cell>
          <table:table-cell office:value-type="string" calcext:value-type="string">
            <text:p>Krom domovů důchodců, jak jsou známé, by mělo vznikat také seniorské bydlení, které je blíže klasickému individuálnímu bydlení, ovšem s tím rozdílem, že nezbytné služby a pomoc jsou vždy nablízku.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zemní plán Prahy je natolik zásadní záležitost, že by měl být rozumným kompromisem mezi zachováním charakterem Prahy a potřebami města pro budoucnost. Též by měly být brány v potaz připomínky jednotlivých městských částí, které mají svou váhu. V souladu se jmenovaným musí být teprve připraven.</text:p>
          </table:table-cell>
          <table:table-cell office:value-type="float" office:value="0" calcext:value-type="float">
            <text:p>0</text:p>
          </table:table-cell>
          <table:table-cell office:value-type="string" calcext:value-type="string">
            <text:p>Celopražské orgány by měly respektovat výsledky referend pro danou lokalitu, nikoli je zevšeobecňovat na celou Prahu (pokud se nejedná o celopražské referendu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hodné by bylo, pokud by developeři tyto náklady nesly alespoň částečně.</text:p>
          </table:table-cell>
          <table:table-cell office:value-type="float" office:value="-1" calcext:value-type="float">
            <text:p>-1</text:p>
          </table:table-cell>
          <table:table-cell office:value-type="string" calcext:value-type="string">
            <text:p>Pokud je hlasováno o dílčí změně územního plánu, je to natolik závažná věc, že musí být vázána jasnými vnitřními pravidly. Ovšem může existovat situace, kdy je třeba územní plán změnit i mimo stavby veřejného vybavení, ačkoli k těmto změnám by se mělo přistupovat značně obezřetně, případ od případ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oto souvisí s otázkou ohledně prodávání městského majetku. Byty k privatizaci je možné využít jako startovacích byty pro mladé lidi, či seniorské bydlení.</text:p>
          </table:table-cell>
          <table:table-cell office:value-type="float" office:value="1" calcext:value-type="float">
            <text:p>1</text:p>
          </table:table-cell>
          <table:table-cell office:value-type="string" calcext:value-type="string">
            <text:p>Toto souvisí s otázkou ohledně pořádání mezinárodních sportovních akcí. Praha by měla podporovat vrcholné sportovní akce, ovšem jen do určité finanční únosnosti a na základě tradice a proveditelnosti akcí v hlavním městě, tzn. například Olympiáda není dobrým nápadem.</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ři nevýhodnosti odkoupení zbytku akcií Pražských služeb hlavním městem by měly některé činnosti, které má již nyní přebírat a zajišťovat Technická správa komunikací, právě na TSK zůstat, či se i rozšiřovat.</text:p>
          </table:table-cell>
          <table:table-cell office:value-type="float" office:value="-1" calcext:value-type="float">
            <text:p>-1</text:p>
          </table:table-cell>
          <table:table-cell office:value-type="string" calcext:value-type="string">
            <text:p>Zavedení mýtného by mělo logiku po dokončení Pražského okruhu, aby existovala dostupná alternativa k průjezdu hlavním městem.</text:p>
          </table:table-cell>
          <table:table-cell table:number-columns-repeated="916"/>
        </table:table-row>
        <table:table-row table:style-name="ro1">
          <table:table-cell office:value-type="string" calcext:value-type="string">
            <text:p>9/29/2014 14:29:08</text:p>
          </table:table-cell>
          <table:table-cell office:value-type="string" calcext:value-type="string">
            <text:p>ČSSD</text:p>
          </table:table-cell>
          <table:table-cell office:value-type="string" calcext:value-type="string">
            <text:p>Petr Dolínek</text:p>
          </table:table-cell>
          <table:table-cell office:value-type="float" office:value="295112" calcext:value-type="float">
            <text:p>295112</text:p>
          </table:table-cell>
          <table:table-cell office:value-type="float" office:value="1" calcext:value-type="float">
            <text:p>1</text:p>
          </table:table-cell>
          <table:table-cell office:value-type="string" calcext:value-type="string">
            <text:p>Nicméně to neznamená, že by se u ostatních strategických investic do dopravní infrastruktury měly zastavit přípravné práce.</text:p>
          </table:table-cell>
          <table:table-cell office:value-type="float" office:value="1" calcext:value-type="float">
            <text:p>1</text:p>
          </table:table-cell>
          <table:table-cell office:value-type="string" calcext:value-type="string">
            <text:p>Jde však pouze o případy, kde to <text:s/>dopravní situace v širším okolí umožňuje.</text:p>
          </table:table-cell>
          <table:table-cell office:value-type="float" office:value="1" calcext:value-type="float">
            <text:p>1</text:p>
          </table:table-cell>
          <table:table-cell office:value-type="string" calcext:value-type="string">
            <text:p>ČSSD bezbariérovost povrchové dopravy maximálně podporuje. Ale při realizaci koncepce bude přihlížet k finanční situaci hlavního města.</text:p>
          </table:table-cell>
          <table:table-cell office:value-type="float" office:value="-1" calcext:value-type="float">
            <text:p>-1</text:p>
          </table:table-cell>
          <table:table-cell office:value-type="string" calcext:value-type="string">
            <text:p>Bude však nutné posouzení individuálních případů. </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tuto chvíli to není na pořadu dne. </text:p>
          </table:table-cell>
          <table:table-cell office:value-type="float" office:value="-1" calcext:value-type="float">
            <text:p>-1</text:p>
          </table:table-cell>
          <table:table-cell office:value-type="string" calcext:value-type="string">
            <text:p>Je však potřeba velmi rychle dořešit systém předplatného v rámci pražské MHD.</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současné době to je nad rámec finančních možností hlavního města Prahy.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lze z technických důvodů zabezpečit. </text:p>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elze odpovědět: Máte nepřesnou interpretaci PSP.</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usí být prokázán veřejný zájem.</text:p>
          </table:table-cell>
          <table:table-cell office:value-type="float" office:value="-1" calcext:value-type="float">
            <text:p>-1</text:p>
          </table:table-cell>
          <table:table-cell office:value-type="string" calcext:value-type="string">
            <text:p>Je třeba projít celý způsob přerozdělování peněz:</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 nutno prověřit bezpečnost těchto systémů. Ne vše může být takto řešeno.</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lidně o větším procentu.</text:p>
          </table:table-cell>
          <table:table-cell office:value-type="float" office:value="0" calcext:value-type="float">
            <text:p>0</text:p>
          </table:table-cell>
          <table:table-cell office:value-type="string" calcext:value-type="string">
            <text:p>Na takto položenou otázku nelze jednoznačně odpovědět. Praha by měla mít ambici pořádat významné sportovní akce, například halové mistrovství Evropy v atletice, ale nikoliv Olympijské hry.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Lze uvažovat o několika pečlivě povolených kasínech.</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Činnost musí být koordinována Magistrátem hl. m. Prahy na základě vyhodnocení demografické křivky pražské populace.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ároveň však ČSSD prosazuje zlepšení dostupnosti a zvýšení kvality domácí péče o seniory.</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V příštím volebním období je nutné dokončit jasné územní plánování hlavního města Prah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 důvodů zachování spalovny odpadů ve vlastnictví hlavního města Prahy.</text:p>
          </table:table-cell>
          <table:table-cell office:value-type="float" office:value="1" calcext:value-type="float">
            <text:p>1</text:p>
          </table:table-cell>
          <table:table-cell office:value-type="string" calcext:value-type="string">
            <text:p>ČSSD podporuje zavedení mýtného, ale až v návaznosti na konání referenda. <text:s/></text:p>
          </table:table-cell>
          <table:table-cell table:number-columns-repeated="916"/>
        </table:table-row>
        <table:table-row table:style-name="ro1">
          <table:table-cell office:value-type="string" calcext:value-type="string">
            <text:p>9/29/2014 16:12:05</text:p>
          </table:table-cell>
          <table:table-cell office:value-type="string" calcext:value-type="string">
            <text:p>DOMOV</text:p>
          </table:table-cell>
          <table:table-cell office:value-type="string" calcext:value-type="string">
            <text:p>David Štěpán</text:p>
          </table:table-cell>
          <table:table-cell office:value-type="float" office:value="211160" calcext:value-type="float">
            <text:p>211160</text:p>
          </table:table-cell>
          <table:table-cell office:value-type="float" office:value="1" calcext:value-type="float">
            <text:p>1</text:p>
          </table:table-cell>
          <table:table-cell office:value-type="string" calcext:value-type="string">
            <text:p>Metro D musí mít prioritu. Dokončení obchvatu Prahu je investiční akce ŘSD a bude financováno ze státního rozpočtu.</text:p>
          </table:table-cell>
          <table:table-cell office:value-type="float" office:value="0" calcext:value-type="float">
            <text:p>0</text:p>
          </table:table-cell>
          <table:table-cell office:value-type="string" calcext:value-type="string">
            <text:p>Bezpečné přechody pro chodce jsou pochopitelně prioritou. Ale právě z tohoto pohledu nelze odpovědět jen ano, protože každý jednotlivý přechod je třeba posoudit z hlediska bezpečnosti a přehlednosti, rovněž i plynulosti doprav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iž dnes je pochopitelně velmi časté, že cyklisté projíždějí nejen jednosměrnými ulicemi v protisměru, ale také často po chodnících. Ve chvíli, kdy by došlo ke střetu s motorovým vozidlem, byla by vina na straně řiciče, proti kterému vyjel cyklista nečekaně v jednosměrce? Musel by se navíc změnit zákon, protože cyklisté jsou účastníky silničního provozu, musí pro ně platit stejné předpisy, přednost zprava atd.</text:p>
          </table:table-cell>
          <table:table-cell office:value-type="float" office:value="1" calcext:value-type="float">
            <text:p>1</text:p>
          </table:table-cell>
          <table:table-cell office:value-type="string" calcext:value-type="string">
            <text:p>Tento systém veřejného půjčování jízdních kol je velmi zajímavý, ale nemusí se nutně jednat o investici městskou, tedy financovanou jen z rozpočtu města. Nevidíme žádný důvod, proč do tohoto systému neumožnit vstoupit i komerčním firmám.</text:p>
          </table:table-cell>
          <table:table-cell office:value-type="float" office:value="1" calcext:value-type="float">
            <text:p>1</text:p>
          </table:table-cell>
          <table:table-cell office:value-type="string" calcext:value-type="string">
            <text:p>Ano, ale jako rozumější se jeví odbočka tratě 122 (Pražský Semering) a její vedení na Wilsonovo nádraží.</text:p>
          </table:table-cell>
          <table:table-cell office:value-type="float" office:value="1" calcext:value-type="float">
            <text:p>1</text:p>
          </table:table-cell>
          <table:table-cell office:value-type="string" calcext:value-type="string">
            <text:p>Zkušenosti z jiných evropských velkoměst ukazují, že tento systém není ani pomalejší ani omezující.</text:p>
          </table:table-cell>
          <table:table-cell office:value-type="float" office:value="1" calcext:value-type="float">
            <text:p>1</text:p>
          </table:table-cell>
          <table:table-cell office:value-type="string" calcext:value-type="string">
            <text:p>Nemusí se pochopitelně jednat o původní vedení tramvajové tratě, které bude z obou stran "obkličovat" sochu Sv. Václava. Je možno případně uvažovat i o vedení Washingtonovou a Opletalovou ulicí.</text:p>
          </table:table-cell>
          <table:table-cell office:value-type="float" office:value="-1" calcext:value-type="float">
            <text:p>-1</text:p>
          </table:table-cell>
          <table:table-cell office:value-type="string" calcext:value-type="string">
            <text:p>Je však třeba, aby byl celý systém ve vlastnictví města, včetně softwaru.</text:p>
          </table:table-cell>
          <table:table-cell office:value-type="float" office:value="-1" calcext:value-type="float">
            <text:p>-1</text:p>
          </table:table-cell>
          <table:table-cell office:value-type="string" calcext:value-type="string">
            <text:p>je třeba provést audit fungování DP a především ROPIDu a zamezit plýtvání prostředky.</text:p>
          </table:table-cell>
          <table:table-cell office:value-type="float" office:value="-1" calcext:value-type="float">
            <text:p>-1</text:p>
          </table:table-cell>
          <table:table-cell office:value-type="string" calcext:value-type="string">
            <text:p>Není to možné provést okamžitě, nejprve je třeba zabránit úniku finančních prostředků, které město vydává na dopravu.</text:p>
          </table:table-cell>
          <table:table-cell office:value-type="float" office:value="1" calcext:value-type="float">
            <text:p>1</text:p>
          </table:table-cell>
          <table:table-cell office:value-type="string" calcext:value-type="string">
            <text:p>Samozřejmě. Rovněž by měla být zavedena i autobusová linka Strahovským tunelem. Je nepochopitelné, že je umožněn průjezd turistickým autobusům, ale nikoliv autobusům veřejné dopravy.</text:p>
          </table:table-cell>
          <table:table-cell office:value-type="float" office:value="1" calcext:value-type="float">
            <text:p>1</text:p>
          </table:table-cell>
          <table:table-cell office:value-type="string" calcext:value-type="string">
            <text:p>Samozřejmě v těch okrajových částech, kde kapacita záchytných parkovišť je nedostatečné. (Zličín, Holešovice, Radotín, atd.)</text:p>
          </table:table-cell>
          <table:table-cell office:value-type="float" office:value="-1" calcext:value-type="float">
            <text:p>-1</text:p>
          </table:table-cell>
          <table:table-cell office:value-type="string" calcext:value-type="string">
            <text:p>Byla by to jen další nefukční instituce. Je třeba naopak koordinovat práce tak, aby byly současně prováděny PE, DP, Pražská plynárenská, kanalizace atd. K tomu ale není třeba vytvářet další instituci.</text:p>
          </table:table-cell>
          <table:table-cell office:value-type="float" office:value="-1" calcext:value-type="float">
            <text:p>-1</text:p>
          </table:table-cell>
          <table:table-cell office:value-type="string" calcext:value-type="string">
            <text:p>Mělo by dojít ke zklidnění centra Prahy.</text:p>
          </table:table-cell>
          <table:table-cell office:value-type="float" office:value="-1" calcext:value-type="float">
            <text:p>-1</text:p>
          </table:table-cell>
          <table:table-cell office:value-type="string" calcext:value-type="string">
            <text:p>Pro seniory, kteří mají osobní automobily, které nesplňují tato kriteria, by se jednalo o šikanu. Během několika dalších let nebude ani třeba podobné zóny zavádě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V okrajových částech města kolem nákupních center budou stejně mnohem větší "poutače". Navíc tvrdit, že zmenšení billboardových ploch bude pozornost řidiče odvádět méně, považuji za nesmyslné. Naopak bude řidičům trvat déle, než "menší" nápis přečtou, takže jejich pozornost bude upoutána menším billboardem delší dobu.</text:p>
          </table:table-cell>
          <table:table-cell office:value-type="float" office:value="0" calcext:value-type="float">
            <text:p>0</text:p>
          </table:table-cell>
          <table:table-cell office:value-type="string" calcext:value-type="string">
            <text:p>Tuto otázku považuji za zcela nesrozumitelnou. Počet parkovacích míst v centru je zcela nedostatečný, Ale nedovedu si představit, kde by mohla vzniknout nová parkovací místa napříkla na Malé Straně.</text:p>
          </table:table-cell>
          <table:table-cell office:value-type="float" office:value="-1" calcext:value-type="float">
            <text:p>-1</text:p>
          </table:table-cell>
          <table:table-cell office:value-type="string" calcext:value-type="string">
            <text:p>Ponechal bych tuto pravomoc městským částem, aby mohly rozhodnout které akce budou od takových polatků osvobozeny.</text:p>
          </table:table-cell>
          <table:table-cell office:value-type="float" office:value="1" calcext:value-type="float">
            <text:p>1</text:p>
          </table:table-cell>
          <table:table-cell office:value-type="string" calcext:value-type="string">
            <text:p>Prostředky musí být rozdělěny spravedlivě.</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v tuto chvíli již pomalu mizí potřeba budování školek, ale naopak je třeba, aby nově budovaná předškolní zařízení byla připravena k využití pro první a druhé třídy základních škol.</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opak není důvod, proč by němela existovat kasina, do kterých bude umožněn vstup jen na občanku, případně pas. A nebude umožněno vstoupit lidem. kteří pobírají sociální dávky, samozřejmě nezletilým, lidem v exekučním řízení, atd.</text:p>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Jedině jako jednorázová přímá investiční dotace, ne navyšování rozpočtu městských část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le je to jen řešení částečné. Systémovým řešením je obnovení "Domovského práva", které garantuje občanům, že jejich "domovská" obec se o ně postará v situaci, kdy přijdou o střechu nad hlavo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 jeho navrhovanou podobou zcela zásadně nesouhlasíme.</text:p>
          </table:table-cell>
          <table:table-cell office:value-type="float" office:value="1" calcext:value-type="float">
            <text:p>1</text:p>
          </table:table-cell>
          <table:table-cell office:value-type="string" calcext:value-type="string">
            <text:p>Pokud samozřejmě výsledek místního referenda nebude negativně ovlivňovat život občanů okolních městských část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Rovněž tak jako budování potřebného počtu parkovacích míst kolem nové zástavb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nebrání veřejnému zájmu, například vybudování komunikace s celopražským význame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e získaných prostředků musí být budovány obecní malometrážní a obecní byty, aby radnice měly možnost přidělení bytů v případech obecného zájmu či v případě sociální tísně žadatelů.</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9/29/2014 16:29:02</text:p>
          </table:table-cell>
          <table:table-cell office:value-type="string" calcext:value-type="string">
            <text:p>TROJKOALICE ZELENÍ, KDU-ČSL A STARTOSTOVÉ - MÁTE PRÁVO</text:p>
          </table:table-cell>
          <table:table-cell office:value-type="string" calcext:value-type="string">
            <text:p>Jan Decker</text:p>
          </table:table-cell>
          <table:table-cell office:value-type="float" office:value="920486" calcext:value-type="float">
            <text:p>920486</text:p>
          </table:table-cell>
          <table:table-cell office:value-type="float" office:value="1" calcext:value-type="float">
            <text:p>1</text:p>
          </table:table-cell>
          <table:table-cell office:value-type="string" calcext:value-type="string">
            <text:p>Velké dopravní stavby v minulosti ruinovaly městský rozpočet. Preferujeme jednu velkou stavbu (metro D) v kombinaci s menšími projekty v řádu desítek a stovek milionů, jejichž dopad obyvatelé města pocítí rychleji.</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aždý rok odstraníme bariéry u tří až čtyř stanic metra. Podpoříme bezbariérové přístupy na nádraží a kvalitní přestupy mezi jednotlivými druhy veřejné doprav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navrhuje sérii opatření, která usnadní cyklodopravu ve městě a pomohou navýšit její podíl až na 7 % (ze současných 2 %).</text:p>
          </table:table-cell>
          <table:table-cell office:value-type="float" office:value="1" calcext:value-type="float">
            <text:p>1</text:p>
          </table:table-cell>
          <table:table-cell office:value-type="string" calcext:value-type="string">
            <text:p>Ano, město potřebuje rychlé spojení letiště s centrem města, mají ho všechny moderní metropole světa.</text:p>
          </table:table-cell>
          <table:table-cell office:value-type="float" office:value="-1" calcext:value-type="float">
            <text:p>-1</text:p>
          </table:table-cell>
          <table:table-cell office:value-type="string" calcext:value-type="string">
            <text:p>Ne, náklady jsou příliš vysoké, turnikety by dopravu ve městě spíše zkomplikovaly.</text:p>
          </table:table-cell>
          <table:table-cell office:value-type="float" office:value="1" calcext:value-type="float">
            <text:p>1</text:p>
          </table:table-cell>
          <table:table-cell office:value-type="string" calcext:value-type="string">
            <text:p>Ano, navrhujeme sérii opatření, která promění severojižní magistrálu na městský bulvár a pomohou zklidnit dopravu na Václavském náměstí.</text:p>
          </table:table-cell>
          <table:table-cell office:value-type="float" office:value="1" calcext:value-type="float">
            <text:p>1</text:p>
          </table:table-cell>
          <table:table-cell office:value-type="string" calcext:value-type="string">
            <text:p>Opencard je bohužel nezdařený projekt, který město stál mnoho peněz a které už nelze vrátit. Chceme ho zcela zrušit a vypsat výběrové řízení na nové řešení, výrazně levnější a s větším rozsahem služeb.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Inspirovali jsme se ve Vídni, kde snížení jízdného vedlo k navýšení cestujících v MHD a zklidnění silniční dopravy. V našem podání by to znamenalo slevu celoročního předplatného z 4750 Kč na 3650,- Kč.</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Ano, jednoznačně, p+R parkoviště jsou poddimenzovaná, chceme výrazně navýšit jejich kapacitu na okrajích Prahy i u železničních zastávek před hranicemi města.</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akmile otevřeme tunel Blanka, budeme analyzovat reálné dopady na dopravu na Malé Straně a Smetanově nábřeží. Zklidnění dopravy v obou lokalitách je žádoucí, z pohledu rezidentů i cestovního ruchu. V každém případě zachováme průjezd pro rezidenty. </text:p>
          </table:table-cell>
          <table:table-cell office:value-type="float" office:value="1" calcext:value-type="float">
            <text:p>1</text:p>
          </table:table-cell>
          <table:table-cell office:value-type="string" calcext:value-type="string">
            <text:p>Počítáme se zavedením nízkoemisní zóny, ale nemusí mít stejnou podobu, jak je v současné době navrhována.</text:p>
          </table:table-cell>
          <table:table-cell office:value-type="float" office:value="-1" calcext:value-type="float">
            <text:p>-1</text:p>
          </table:table-cell>
          <table:table-cell office:value-type="string" calcext:value-type="string">
            <text:p>Situaci je třeba posuzovat případ od případu, v řadě lokalit je rozumné snížení na 30 km/h.</text:p>
          </table:table-cell>
          <table:table-cell office:value-type="float" office:value="-1" calcext:value-type="float">
            <text:p>-1</text:p>
          </table:table-cell>
          <table:table-cell office:value-type="string" calcext:value-type="string">
            <text:p>Budeme se důsledně snažit o odstranění billboardů z komunikací a o maximální snížení počtu stožárů mobilních operátorů jejich sdílením a lepším využíváním.</text:p>
          </table:table-cell>
          <table:table-cell office:value-type="float" office:value="1" calcext:value-type="float">
            <text:p>1</text:p>
          </table:table-cell>
          <table:table-cell office:value-type="string" calcext:value-type="string">
            <text:p>Navrhujeme, aby Praha převzala flexibilní systém regulace parkovaní města Vídně, současný systém je drahý pro město i řidiče. Systém regulace musí zvýhodnit rezidenty.</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a opensource by měla Praha přejít všude, kde to má smysl.</text:p>
          </table:table-cell>
          <table:table-cell office:value-type="float" office:value="1" calcext:value-type="float">
            <text:p>1</text:p>
          </table:table-cell>
          <table:table-cell office:value-type="string" calcext:value-type="string">
            <text:p>Je v zájmu města, aby každé dítě ve věku 3-6 let mělo místo ve školce v místě bydliště, usnadní to návrat rodičů do zaměstnání a uleví to i dopravě ve městě (řada rodin vozí děti do vzdálených školek a škol v rámci metropole). Nemusí jít vždy o výstavbu nových školek, často lze efektivněji sdílet kapacity školek a základních škol nebo situaci řešit rekonstrukcemi a rozšířením stávajících prostor.</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Chceme spíše více strážníků v ulicích než více kamer.</text:p>
          </table:table-cell>
          <table:table-cell office:value-type="float" office:value="-1" calcext:value-type="float">
            <text:p>-1</text:p>
          </table:table-cell>
          <table:table-cell office:value-type="string" calcext:value-type="string">
            <text:p>Město musí především zajistit, aby byl vůbec zajištěn svoz komunálního odpadu, současná rada města nevypsala včas výběrové řízení a Praze do vánoc reálně hrozí zavalení odpadky. Zrušení poplatku za svoz odpadu tedy zatím není na pořadu dne, v budoucnu ho ale nevylučujeme.</text:p>
          </table:table-cell>
          <table:table-cell office:value-type="float" office:value="1" calcext:value-type="float">
            <text:p>1</text:p>
          </table:table-cell>
          <table:table-cell office:value-type="string" calcext:value-type="string">
            <text:p>Zavedeme přehledný a srozumitelný rozklikávací rozpočet města, budeme v předstihu zveřejňovat informace o plánovaných investicích, zakázky vypisovat transparentně a následně zveřejňovat smlouvy, objednávky a faktury.</text:p>
          </table:table-cell>
          <table:table-cell office:value-type="float" office:value="1" calcext:value-type="float">
            <text:p>1</text:p>
          </table:table-cell>
          <table:table-cell office:value-type="string" calcext:value-type="string">
            <text:p>Prosazujeme nulovou toleranci k hazard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aha by se neměla zbytečně zbavovat majetku, zejména to platí o bytovém fondu.</text:p>
          </table:table-cell>
          <table:table-cell office:value-type="float" office:value="1" calcext:value-type="float">
            <text:p>1</text:p>
          </table:table-cell>
          <table:table-cell office:value-type="string" calcext:value-type="string">
            <text:p>Praha určitě potřebuje více míst ve školkách, někdy je ale může financovat přímo magistrát nebo třeba developer.</text:p>
          </table:table-cell>
          <table:table-cell office:value-type="float" office:value="-1" calcext:value-type="float">
            <text:p>-1</text:p>
          </table:table-cell>
          <table:table-cell office:value-type="string" calcext:value-type="string">
            <text:p>Dokončíme veřejnou diskusi nad transformací městem zřizovaných a dotovaných divadel a ve shodě s jejími závěry transformaci provedeme. Bude založena na principu, že dotace se neřídí komerční úspěšností, ale kvalitou dramaturgie vzešlou z výběrového řízení.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Územnímu plánu je třeba dát nové politické zadání, sladit postup s platnou legislativou a do jeho přípravy zapojit městské části i veřejnost. Praha potřebuje územní plán s jasnými regulativy, který bude chránit veřejný zájem ve městě.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Developeři by určitě měli být zapojeni do výstavby veřejného vybavení a infrastruktury, je to v zájmu jejich vlastních zákazníků i celého města.</text:p>
          </table:table-cell>
          <table:table-cell office:value-type="float" office:value="1" calcext:value-type="float">
            <text:p>1</text:p>
          </table:table-cell>
          <table:table-cell office:value-type="string" calcext:value-type="string">
            <text:p>Takové omezení by příliš svázalo rozvoj města, situaci je třeba posuzovat případ od případu. K změnám by však mělo docházet jen v odůvodněných případech a se souhlasem městské část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opak, je třeba rozšiřovat počet bytů ve vlastnictví města.</text:p>
          </table:table-cell>
          <table:table-cell office:value-type="float" office:value="1" calcext:value-type="float">
            <text:p>1</text:p>
          </table:table-cell>
          <table:table-cell office:value-type="string" calcext:value-type="string">
            <text:p>Zejména akce, ve kterých bude účastna mládež.</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čítáme s regulací vjezdu do centra zavedením nízkoemisních zón.</text:p>
          </table:table-cell>
          <table:table-cell table:number-columns-repeated="916"/>
        </table:table-row>
        <table:table-row table:style-name="ro1">
          <table:table-cell office:value-type="string" calcext:value-type="string">
            <text:p>9/29/2014 18:19:43</text:p>
          </table:table-cell>
          <table:table-cell office:value-type="string" calcext:value-type="string">
            <text:p>Pro Prahu</text:p>
          </table:table-cell>
          <table:table-cell office:value-type="string" calcext:value-type="string">
            <text:p>Kamil Papež</text:p>
          </table:table-cell>
          <table:table-cell office:value-type="float" office:value="236468" calcext:value-type="float">
            <text:p>236468</text:p>
          </table:table-cell>
          <table:table-cell office:value-type="float" office:value="-1" calcext:value-type="float">
            <text:p>-1</text:p>
          </table:table-cell>
          <table:table-cell office:value-type="string" calcext:value-type="string">
            <text:p>Metro D patří mezi priority Pro Prahu. Nelze ho však upřednostnit např. před dostavbou pražského okruhu. Všechny tyto akvizice musí jít společně. Praha má velké rezervy v hospodaření (včetně městských firem), kde je možné ušetřit až 7 miliard korun ročně. Pokud se toto podaří, je reálné, aby běžely projekty současně. Je také nutné poznamenat, že dostavba metra D i další dopravní stavby mají přesah přes 1 volební období a finance se dají rozložit. Náklady sníží i využití evropských fondů a podpory státu. Pokud někdo tvrdí, že jde stavět pouze metro D a nikoli další stavby, není to pravda. </text:p>
          </table:table-cell>
          <table:table-cell office:value-type="float" office:value="1" calcext:value-type="float">
            <text:p>1</text:p>
          </table:table-cell>
          <table:table-cell office:value-type="string" calcext:value-type="string">
            <text:p>V kombinaci se zavedením systému tzv. chytrých semaforů je toto opatření použitelné tak, že nedojde k narušení plynulosti dopravy v Praze. </text:p>
          </table:table-cell>
          <table:table-cell office:value-type="float" office:value="1" calcext:value-type="float">
            <text:p>1</text:p>
          </table:table-cell>
          <table:table-cell office:value-type="string" calcext:value-type="string">
            <text:p>Vzhledem k tomu, že jde o projekt na 3 volební období, dají se prostředky velmi dobře rozložit.</text:p>
          </table:table-cell>
          <table:table-cell office:value-type="float" office:value="1" calcext:value-type="float">
            <text:p>1</text:p>
          </table:table-cell>
          <table:table-cell office:value-type="string" calcext:value-type="string">
            <text:p>Tento systém je lepší než současný. Lidé se ho mohou naučit. Jako příklad lze uvést, že se občané města naučili, že tramvaj má také přednost. Vše je tedy otázkou osvětové a vysvětlující kampaně. </text:p>
          </table:table-cell>
          <table:table-cell office:value-type="float" office:value="1" calcext:value-type="float">
            <text:p>1</text:p>
          </table:table-cell>
          <table:table-cell office:value-type="string" calcext:value-type="string">
            <text:p>Tzv. <text:s/>bikesharing je dobrý doplňující nástroj. Není však prioritou, neboť sám o sobě nic neřeší. Praha potřebuje nezbytně ucelenou dopravní koncepci, kterou postrádá a která bude řešit automobilovou dopravu, systém rozvoje veřejné dopravy i další prvky.</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Došlo by ke zvýšení bezpečnosti, optimalizaci dopravní přepravy a rovněž by se tím zabránilo vstupu černých pasažérů a bezdomovců. </text:p>
          </table:table-cell>
          <table:table-cell office:value-type="float" office:value="1" calcext:value-type="float">
            <text:p>1</text:p>
          </table:table-cell>
          <table:table-cell office:value-type="string" calcext:value-type="string">
            <text:p>Václavské náměstí není jedinou destinací, kam je třeba zavést nové tramvajové linky. Pro Prahu podporuje rozvoj tramvajové dopravy i do dalších pražských lokalit, na což Praha v posledním volebním období zcela rezignovala. </text:p>
          </table:table-cell>
          <table:table-cell office:value-type="float" office:value="1" calcext:value-type="float">
            <text:p>1</text:p>
          </table:table-cell>
          <table:table-cell office:value-type="string" calcext:value-type="string">
            <text:p>V současném stavu, kam nechalo město věc zajít, jsme rozhodně pro. Kartu Pražana podporujeme, ale systém je nutné zcela předělat a přehodnotit.</text:p>
          </table:table-cell>
          <table:table-cell office:value-type="float" office:value="-1" calcext:value-type="float">
            <text:p>-1</text:p>
          </table:table-cell>
          <table:table-cell office:value-type="string" calcext:value-type="string">
            <text:p>Cena jízdného by neměla růst, dokud se nezvýší kvalita i rozsah služeb, které poskytuje dopravní podnik. Prostředky je třeba hledat jinde než zvyšováním jízdného. Konkrétně především v hospodaření dopravního podniku. </text:p>
          </table:table-cell>
          <table:table-cell office:value-type="float" office:value="-1" calcext:value-type="float">
            <text:p>-1</text:p>
          </table:table-cell>
          <table:table-cell office:value-type="string" calcext:value-type="string">
            <text:p>Pro Prahu chce ponechat jízdné na současné úrovni. Proklamace o snižování jízdného jsou populistickým gestem.</text:p>
          </table:table-cell>
          <table:table-cell office:value-type="float" office:value="1" calcext:value-type="float">
            <text:p>1</text:p>
          </table:table-cell>
          <table:table-cell office:value-type="string" calcext:value-type="string">
            <text:p>Podporujeme zavedení autobusové dopravy nejen tunelem Blanka, ale celým tunelovým systémem městského okruhu. </text:p>
          </table:table-cell>
          <table:table-cell office:value-type="float" office:value="1" calcext:value-type="float">
            <text:p>1</text:p>
          </table:table-cell>
          <table:table-cell office:value-type="string" calcext:value-type="string">
            <text:p>Praha má enormní nedostatek míst P+R. Jednou z našich programových priorit je výstavba nových multifunkčních domů P+R na okrajích Prahy. Praha v současné době potřebuje až 10x více kapacit na P+R. </text:p>
          </table:table-cell>
          <table:table-cell office:value-type="float" office:value="-1" calcext:value-type="float">
            <text:p>-1</text:p>
          </table:table-cell>
          <table:table-cell office:value-type="string" calcext:value-type="string">
            <text:p>Musí být pevná a kvalitnější koordinace současných zúčastněných institucí. </text:p>
          </table:table-cell>
          <table:table-cell office:value-type="float" office:value="1" calcext:value-type="float">
            <text:p>1</text:p>
          </table:table-cell>
          <table:table-cell office:value-type="string" calcext:value-type="string">
            <text:p>Pomocí telematických opatření lze dosáhnout toho, aby byla vždy rychlejší cesta tunelem Blanka než centrem. Tím se řidiči naučí sami Blanku používat. Zavřením komunikací v centru by se navíc mohl zkomplikovat pohyb záchranných složek. </text:p>
          </table:table-cell>
          <table:table-cell office:value-type="float" office:value="-1" calcext:value-type="float">
            <text:p>-1</text:p>
          </table:table-cell>
          <table:table-cell office:value-type="string" calcext:value-type="string">
            <text:p>Restrikce a omezení nejsou řešením. Praha musí jít proaktivním přístupem a řešením je dostavba pražského okruhu a dobudování celého dopravního systému dopravy v Praze, čímž se sníží doprava v centru. Nízkoemisní zóny nepřenesou požadovaný efekt.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Řešením není billboardy zakázat nebo ponechat v současné podobě. Řešením je smysluplná regulace, která v první řadě odstraní až 1/3 ilegálních ploch a striktně stanoví pravidla pro případnou instalaci nových ploch. Stejně jako v jakékoli jiné oblasti je třeba se řídit zdravým rozumem a nejít ode zdi ke zdi. </text:p>
          </table:table-cell>
          <table:table-cell office:value-type="float" office:value="-1" calcext:value-type="float">
            <text:p>-1</text:p>
          </table:table-cell>
          <table:table-cell office:value-type="string" calcext:value-type="string">
            <text:p>Auta by měla v ulicích centra ubývat, ale nikoli na úkor vylidňování, proto je nutné vytvořit nové parkovací prostory, např. podzemní garáže, větší množství garáží u nových projektů atd.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 Prahu podporuje nejen přenos finančních prostředků (týká se zejména tzv. malých městských částí), ale i přenos kompetencí (týká se i tzv. velkých městských částí). Městské části by měly mít možnost rozhodovat o věcech, které se jich týkají. Investice atd., které již mají přesah a dopad přes městskou část, musí být řešeny v součinnosti s magistrátem.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přestane Praha vynakládat prostředky na nesmyslné projekty, jako byl nákup Pražské plynárenské za 6 mld. Kč, dokázala by snadno saturovat potřeby městských částí v tomto směru. <text:s/>U výstavby nových školek považujeme za určující jejich multifunkční využití. Očekává se demografický pokles a je nezbytné, aby nové budovy měly využití i v případě snížení počtu dětí ve školkách. </text:p>
          </table:table-cell>
          <table:table-cell office:value-type="float" office:value="-1" calcext:value-type="float">
            <text:p>-1</text:p>
          </table:table-cell>
          <table:table-cell office:value-type="string" calcext:value-type="string">
            <text:p>Hlavní město Praha by mělo přesunout více prostředků na městské části, kde je rozhodování blíže občanům. Tím bude docíleno i vyšší kontroly a možnosti ovlivňovat vynakládané prostředky. Tzv. participativní rozpočet není řešením, muselo by se pracovat s tím, že lidé budou odborně rozhodovat o finančních prostředcích z rozpočtu, což je velmi těžko splnitelné. </text:p>
          </table:table-cell>
          <table:table-cell office:value-type="float" office:value="-1" calcext:value-type="float">
            <text:p>-1</text:p>
          </table:table-cell>
          <table:table-cell office:value-type="string" calcext:value-type="string">
            <text:p>Praha musí prioritně řešit otázky rozvoje města (dopravní infrastrukturu, rozvoj zeleně atd.). Pořádání podobných megalomanských akcí není v tuto chvíli prioritou. Podobné akce by měl navíc řešit (a finančně krýt) primárně stát. Město má být poté partner, nikoli garant.</text:p>
          </table:table-cell>
          <table:table-cell office:value-type="float" office:value="-1" calcext:value-type="float">
            <text:p>-1</text:p>
          </table:table-cell>
          <table:table-cell office:value-type="string" calcext:value-type="string">
            <text:p>Prioritní je pro nás propojení existujících systémů, které provozuje dopravní podnik, městská policie, státní policie ad. Využitím těchto systémů dojde ke kýženému efektu a není třeba navyšovat další počty kamerových systémů.</text:p>
          </table:table-cell>
          <table:table-cell office:value-type="float" office:value="-1" calcext:value-type="float">
            <text:p>-1</text:p>
          </table:table-cell>
          <table:table-cell office:value-type="string" calcext:value-type="string">
            <text:p>Poplatek by měl být nastaven tak, aby byl adekvátní, a to podle jednotlivých městských částí a podle dalších ukazatelů, např. skutečného počtu osob, které žijí v daném domě, podle věku at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třeba podotknout, že Praha nemá v tomto ohledu příliš řešení. Systému Gordic končí platnost a blížíme se situaci jako u Open card, kdy bude muset být rozhodnuto bez hlubší analýzy. Vedení města se musí rozhodnout v jakém systému bude pokračovat (včetně jednotlivých aplikací a aktualizací), ale je předpoklad, že se to nestihne. </text:p>
          </table:table-cell>
          <table:table-cell office:value-type="float" office:value="-1" calcext:value-type="float">
            <text:p>-1</text:p>
          </table:table-cell>
          <table:table-cell office:value-type="string" calcext:value-type="string">
            <text:p>Praha by se neměla systematicky zbavovat majetku. Může to být její dlouhodobý příjem z hlediska pronájmu. Hlavní je pro nás efektivní a transparentní využívání majetku, čímž lze docílit úspor.</text:p>
          </table:table-cell>
          <table:table-cell office:value-type="float" office:value="1" calcext:value-type="float">
            <text:p>1</text:p>
          </table:table-cell>
          <table:table-cell office:value-type="string" calcext:value-type="string">
            <text:p>Ano, ale je třeba postupovat po jednotlivých městských částech, protože tento problém není otázkou všech městských částí v Praze. <text:s/></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avyšování musí ovšem probíhat s ohledem na potřeby jednotlivých městských částí, protože potřeby se v tomto směru liší.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Metropolitní plán musí být dokončen. Praha ho nezbytně potřebuje. Je ovšem třeba na základě veřejné diskuze i s městskými částmi vyřešit nejasné otázky, terminologii i případné rozpory s platnou legislativou atd.</text:p>
          </table:table-cell>
          <table:table-cell office:value-type="float" office:value="1" calcext:value-type="float">
            <text:p>1</text:p>
          </table:table-cell>
          <table:table-cell office:value-type="string" calcext:value-type="string">
            <text:p>Posílení pravomocí městských částí je hlavním programovým tématem Pro Prahu. Je však nutné zdůraznit, že musí jít o věci, které se týkají dané městské části, pokud budou mít již přesah, je potřeba součinnosti s městem. </text:p>
          </table:table-cell>
          <table:table-cell office:value-type="float" office:value="0" calcext:value-type="float">
            <text:p>0</text:p>
          </table:table-cell>
          <table:table-cell office:value-type="string" calcext:value-type="string">
            <text:p>Nelze jednoznačně odpovědět: Je nezbytné posuzovat partikulárně na základě rozhodnutí jednotlivých městských částí. V rámci územního plánu podporujeme zavedení práva veta pro jednotlivé městské části. </text:p>
          </table:table-cell>
          <table:table-cell office:value-type="float" office:value="1" calcext:value-type="float">
            <text:p>1</text:p>
          </table:table-cell>
          <table:table-cell office:value-type="string" calcext:value-type="string">
            <text:p>Jde o běžnou praxi v západních metropolích. </text:p>
          </table:table-cell>
          <table:table-cell office:value-type="float" office:value="-1" calcext:value-type="float">
            <text:p>-1</text:p>
          </table:table-cell>
          <table:table-cell office:value-type="string" calcext:value-type="string">
            <text:p>V převážné míře souhlasíme s tvrzením, ale existují výjimky, a proto chceme nechat rozhodovací pravomoci na městských částech. </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Řízení městských společností je třeba razantně změnit. Je třeba zavést manažerské řízení organizací. Městské společnosti musí hledat synergie obchodní i provozní, čímž dojde rovněž k úspoře finančních prostředků.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ivatizace musí proběhnout za jasných a transparentních podmínek pro všechny. Stejný postup chceme i u bytového fondu městských částí. Město musí být v roli metodika a garanta stejných pravidel. </text:p>
          </table:table-cell>
          <table:table-cell office:value-type="float" office:value="1" calcext:value-type="float">
            <text:p>1</text:p>
          </table:table-cell>
          <table:table-cell office:value-type="string" calcext:value-type="string">
            <text:p>Vše musí probíhat transparentně a na základě univerzálního klíče pro všechny. </text:p>
          </table:table-cell>
          <table:table-cell office:value-type="float" office:value="-1" calcext:value-type="float">
            <text:p>-1</text:p>
          </table:table-cell>
          <table:table-cell office:value-type="string" calcext:value-type="string">
            <text:p>Pražská plynárenská není strategický podnik z pohledu držení města. Město si má ponechat strategické rozvody atd., ale nikoli distributora, kterým je Pražská plynárenské. Nákup většinového podílu v Pražské plynárenské řadíme mezi zcela zbytečné investice města.</text:p>
          </table:table-cell>
          <table:table-cell office:value-type="float" office:value="-1" calcext:value-type="float">
            <text:p>-1</text:p>
          </table:table-cell>
          <table:table-cell office:value-type="string" calcext:value-type="string">
            <text:p>Město má vlastnit strategickou infrastrukturu. V oblasti odpadů např. Spalovnu Malešice, ale svoz odpadu by měl probíhat volnou soutěží. </text:p>
          </table:table-cell>
          <table:table-cell office:value-type="float" office:value="-1" calcext:value-type="float">
            <text:p>-1</text:p>
          </table:table-cell>
          <table:table-cell office:value-type="string" calcext:value-type="string">
            <text:p>Restrikce nejsou řešením. Je třeba dobudovat komplexní dopravní infrastrukturu, pražský okruh, metro D, nová parkovací místa P+R atd. Tím bude docíleno toho, že klesna provoz i v centru města. </text:p>
          </table:table-cell>
          <table:table-cell table:number-columns-repeated="916"/>
        </table:table-row>
        <table:table-row table:style-name="ro1">
          <table:table-cell office:value-type="string" calcext:value-type="string">
            <text:p>9/29/2014 22:03:27</text:p>
          </table:table-cell>
          <table:table-cell office:value-type="string" calcext:value-type="string">
            <text:p>Volte Pravý Blok - stranu za snadnou a rychlou ODVOLATELNOST politiků a státních úředníků PŘÍMO OBČANY, za NÍZKÉ daně, VYROVNANÝ rozpočet, MINIMALIZACI byrokracie, SPRAVEDLIVOU a NEZKORUMPOVANOU policii a justici, REFERENDA a PŘÍMOU demokracii WWW.CIBULKA.NET, kandidující s nejlepším protikriminálním programem PŘÍMÉ demokracie a hlubokého národního, duchovního a mravního obrození VY NEVĚŘÍTE POLITIKŮM A JEJICH NOVINÁŘŮM? NO KONEČNĚ! VĚŘME SAMI SOBĚ!!! - ale i s mnoha dalšími DŮVODY, proč bychom měli jít tentokrát VŠICHNI K VOLBÁM, ale - pokud nechceme být ZNOVU obelháni, podvedeni a okradeni - NEVOLIT ŽÁDNOU PARLAMENTNÍ TUNEL - STRANU vládnoucí (post) komunistické RUSKO - ČESKÉ totalitní FÍZLOKRACIE a jejich likvidační protinárodní politiku ČÍM HŮŘE, TÍM LÉPE!!! – jenž žádá o volební podporu VŠECHNY ČESKÉ OBČANY a daňové poplatníky, kteří chtějí změnit dnešní kriminální poměry, jejichž jsme všichni obětí, v jejich pravý opak! V BOJI MEZI DOBREM A ZLEM, PRAVDOU A LŽÍ, NELZE BÝT NEUTRÁLNÍ A PŘESTO ZŮSTAT SLUŠNÝ!!! Proto děkujeme za Vaši podporu!!! Nevěříte-li na pokoru u popravčí káry, zdá-li se vám naše kandidátka málo dokonalá nebo postrádáte-li na ní zástupce své obce nebo města a přitom MÁTE ODVAHU v této válce Lidí Dobra s vládnoucími Lidmi Zla povstat z jimi naordinovaného občanského bezvědomí, kterým nás ničí a dnešní DEMOKRATURU, SKRYTOU TOTALITU a OTROKÁŘSTVÍ VYŠŠÍHO ŘÁDU zásadním způsobem změnit, KANDIDUJTE ZA NÁS!!! Kontakt: Volte Pravý Blok www.cibulka.net, PO BOX 229, 11121 Praha</text:p>
          </table:table-cell>
          <table:table-cell office:value-type="string" calcext:value-type="string">
            <text:p>Petr Cibulka</text:p>
          </table:table-cell>
          <table:table-cell office:value-type="float" office:value="784129" calcext:value-type="float">
            <text:p>784129</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Pražská politická reprezentace musí méně krást a peněz bude dostatek!!!</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Praha by měla iniciovat v parlamentu zákon o domovském právu!</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Konečné slovo s právem veta musí mít občané dotčených úzení v referendu, která musí být u větších stavebních projektů nad 100 milionů Kč povinná a výsledek referenda platný při jakékoliv účasti, stejně jako je platný výsledek voleb bez ohledu na volební účas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Občané Prahy musí rozhodnout na základě předložení všech známých informací a po důkladném prodiskutování v masmédiích v referendu, protože se jedná o jejich život ve městě a o jejich peníze!</text:p>
          </table:table-cell>
          <table:table-cell office:value-type="float" office:value="-1" calcext:value-type="float">
            <text:p>-1</text:p>
          </table:table-cell>
          <table:table-cell office:value-type="string" calcext:value-type="string">
            <text:p>Městská hromadná doprava v Praze by měla být zdarma, aby se odlehčilo povrchové dopravě. Občané Prahy musí rozhodnout na základě předložení všech známých informací a po důkladném prodiskutování v masmédiích v referendu, protože se jedná o jejich život ve městě a o jejich peníze!</text:p>
          </table:table-cell>
          <table:table-cell table:number-columns-repeated="916"/>
        </table:table-row>
        <table:table-row table:style-name="ro1">
          <table:table-cell office:value-type="string" calcext:value-type="string">
            <text:p>9/29/2014 22:40:37</text:p>
          </table:table-cell>
          <table:table-cell office:value-type="string" calcext:value-type="string">
            <text:p>Česká pirátská strana</text:p>
          </table:table-cell>
          <table:table-cell office:value-type="string" calcext:value-type="string">
            <text:p>Mikuláš Ferjenčík</text:p>
          </table:table-cell>
          <table:table-cell office:value-type="float" office:value="252041" calcext:value-type="float">
            <text:p>252041</text:p>
          </table:table-cell>
          <table:table-cell office:value-type="float" office:value="1" calcext:value-type="float">
            <text:p>1</text:p>
          </table:table-cell>
          <table:table-cell office:value-type="string" calcext:value-type="string">
            <text:p>Jednou z našich priorit je také stavba metra D do Písnice. Vzhledem k vysátí městského rozpočtu na několik let dopředu bude nutné spolufinancování státem nebo EU, případně pokračovat ve financování <text:s/>přes mezinárodní úvěrové instituce.</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Bezbariérovost považujeme za důležitou (prospívá všem), nicméně si nejsme jisti, že na kompletní bezbariérovost je dostatek peněz.</text:p>
          </table:table-cell>
          <table:table-cell office:value-type="float" office:value="1" calcext:value-type="float">
            <text:p>1</text:p>
          </table:table-cell>
          <table:table-cell office:value-type="string" calcext:value-type="string">
            <text:p>Je to jednoduchý krok, jak udělat město přístupnější pro cyklisty. Cyklisté tak nemusejí využívat nebezpečnějších rušných ulic. Omezení na rychlost 30 km/h ve vedlejších ulicích by navíc vedlo jen k velmi malému zdržení automobilistů.</text:p>
          </table:table-cell>
          <table:table-cell office:value-type="float" office:value="1" calcext:value-type="float">
            <text:p>1</text:p>
          </table:table-cell>
          <table:table-cell office:value-type="string" calcext:value-type="string">
            <text:p>Bikesharing je skvělý nápad a osvědčil se už v několika světových metropolích. Piráti podporují myšlenku půjčování jízdních kol.</text:p>
          </table:table-cell>
          <table:table-cell office:value-type="float" office:value="1" calcext:value-type="float">
            <text:p>1</text:p>
          </table:table-cell>
          <table:table-cell office:value-type="string" calcext:value-type="string">
            <text:p>Železnice je výrazně úspornější varianta, než neúměrně nákladná dostavba metra. V současnosti je nejdůležitější úsek letiště-Veleslavín, aby lidé z letiště nemuseli jezdit jen po silnicích.</text:p>
          </table:table-cell>
          <table:table-cell office:value-type="float" office:value="-1" calcext:value-type="float">
            <text:p>-1</text:p>
          </table:table-cell>
          <table:table-cell office:value-type="string" calcext:value-type="string">
            <text:p>Piráti nepodporují turnikety z důvodu prodloužení času stráveného nástupem a výstupem z metra. Turnikety by situaci v pražském přeplněném metru ještě více zkomplikovaly a hlavně zpomalily, jejich výstavba je navíc velmi nákladná. </text:p>
          </table:table-cell>
          <table:table-cell office:value-type="float" office:value="1" calcext:value-type="float">
            <text:p>1</text:p>
          </table:table-cell>
          <table:table-cell office:value-type="string" calcext:value-type="string">
            <text:p>Přesněji podporujeme propojení tramvajových tras v centru, které jsou dnes oddělené, jestli propojení povede přímo přes Václavské náměstí pro nás není zcela rozhodující. </text:p>
          </table:table-cell>
          <table:table-cell office:value-type="float" office:value="-1" calcext:value-type="float">
            <text:p>-1</text:p>
          </table:table-cell>
          <table:table-cell office:value-type="string" calcext:value-type="string">
            <text:p>Navrhujeme, aby Praha pokračovala v provozování Opencard svépomocí, vyvinula vlastní software k obsluze karty od svobodnou licencí a nemusela do budoucna platit výpalné podezřelé společnosti EMS. Chceme, aby městské organizace používaly otevřený software s možností kopírování bez licenčních omezení kdykoli to je možné. Město získá kontrolu nad zdrojovým kódem a veřejné zakázky na IT služby otevře více dodavatelům. </text:p>
          </table:table-cell>
          <table:table-cell office:value-type="float" office:value="-1" calcext:value-type="float">
            <text:p>-1</text:p>
          </table:table-cell>
          <table:table-cell office:value-type="string" calcext:value-type="string">
            <text:p>Piráti se staví proti hrozícímu zdražování cen jízdného. Praha již dnes platí dvě třetiny MHD ze svého rozpočtu a právě kvůli špatnému hospodaření musí zvyšovat jízdné. Po důkladném auditu dopravního <text:s/>podniku navrhujeme analyzovat zavedení bezplatné MHD v Praze, placené z rozpočtu města.</text:p>
          </table:table-cell>
          <table:table-cell office:value-type="float" office:value="1" calcext:value-type="float">
            <text:p>1</text:p>
          </table:table-cell>
          <table:table-cell office:value-type="string" calcext:value-type="string">
            <text:p>Ceny jízdného v MHD by se měly snížit. Praha již dnes platí dvě třetiny MHD ze svého rozpočtu a právě kvůli špatnému hospodaření musí zvyšovat jízdné. Po důkladném auditu dopravního podniku navrhujeme analyzovat zavedení bezplatné MHD v Praze, placené z rozpočtu města.</text:p>
          </table:table-cell>
          <table:table-cell office:value-type="float" office:value="1" calcext:value-type="float">
            <text:p>1</text:p>
          </table:table-cell>
          <table:table-cell office:value-type="string" calcext:value-type="string">
            <text:p>Tunel Blanka byl postaven, aby odlehčil komplikovanou dopravu v Praze a měly by jej používat i autobusy.</text:p>
          </table:table-cell>
          <table:table-cell office:value-type="float" office:value="1" calcext:value-type="float">
            <text:p>1</text:p>
          </table:table-cell>
          <table:table-cell office:value-type="string" calcext:value-type="string">
            <text:p>Piráti podporují zvýšení kapacity záchytných parkovišť. Je potřeba motivovat mimopražské řidiče, aby nejezdili do centra autem a nezatěžovali už tak zpomalenou dopravu. Konkrétní počet potřebných míst se však musí opírat o odborné odhady.</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Spolu s otevřením Blanky chceme zavést opatření pro zklidnění dopravy v místech, kterým má tunel Blanka ulehčit, což jsou mimo jiné i Malá Strana a Smetanovo nábřeží. </text:p>
          </table:table-cell>
          <table:table-cell office:value-type="float" office:value="-1" calcext:value-type="float">
            <text:p>-1</text:p>
          </table:table-cell>
          <table:table-cell office:value-type="string" calcext:value-type="string">
            <text:p>Nesouhlasíme se zavedením emisních zón. Dle zahraničních studií nejsou emisní zóny příliš efektivní, navíc neúměrně více zasahují méně majetnou část obyvatelstva, která nejezdí nejmodernějšími automobily. Zlepšení kvality ovzduší chceme dosáhnout podporou alternativních způsobů dopravy.</text:p>
          </table:table-cell>
          <table:table-cell office:value-type="float" office:value="1" calcext:value-type="float">
            <text:p>1</text:p>
          </table:table-cell>
          <table:table-cell office:value-type="string" calcext:value-type="string">
            <text:p>respektive, měly by si o tom rozhodovat městské části samy.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Chceme omezit parkování na ulicích v historickém centru, jelikož lidé mají k dispozici podzemní garáže, které jsou v současné době málo využívány. Dokud budou podzemní garáže prázdné, není potřeba zvyšovat počet parkovacích míst na ulicích.</text:p>
          </table:table-cell>
          <table:table-cell office:value-type="float" office:value="1" calcext:value-type="float">
            <text:p>1</text:p>
          </table:table-cell>
          <table:table-cell office:value-type="string" calcext:value-type="string">
            <text:p>Piráti podporují svobodnou kulturu, proto by i nekomerční akce konající se na ulici měly být osvobozeny od poplatků. Poplatky jednoduše řečeno zabíjejí kulturu a komplikují realizaci kulturních akcí.</text:p>
          </table:table-cell>
          <table:table-cell office:value-type="float" office:value="1" calcext:value-type="float">
            <text:p>1</text:p>
          </table:table-cell>
          <table:table-cell office:value-type="string" calcext:value-type="string">
            <text:p>V současné době jsou malé městské části značně znevýhodňovány oproti těm větším. Chceme, aby nepoměr mezi finančními prostředky nebyl tak velký a aby menší městské části nebyly znevýhodňovány. Toto ovšem platí u základního rozdělení, které mohou doplnit účelově vázané výdaje.</text:p>
          </table:table-cell>
          <table:table-cell office:value-type="float" office:value="1" calcext:value-type="float">
            <text:p>1</text:p>
          </table:table-cell>
          <table:table-cell office:value-type="string" calcext:value-type="string">
            <text:p>Rozhodně by městské organizace měly zveřejňovat všechny své smlouvy, protože zveřejňování smluv zabraňuje korupci. Piráti mají transparentní bankovní účet a zveřejňují faktury, smlouvy, rozpočet a jeho plnění online. Trváme na tom, aby to dělala i Praha a všechny městské společnosti. Chceme, aby občané měli možnost na internetu nahlédnout do financování a aby každá koruna vynaložená městem byla dohledatelná online.</text:p>
          </table:table-cell>
          <table:table-cell office:value-type="float" office:value="1" calcext:value-type="float">
            <text:p>1</text:p>
          </table:table-cell>
          <table:table-cell office:value-type="string" calcext:value-type="string">
            <text:p>Chceme, aby městské organizace používaly otevřený software s možností kopírování bez licenčních omezení, kdykoli to je možné. Město získá kontrolu nad zdrojovým kódem a veřejné zakázky na IT služby otevře více dodavatelům. Město Mnichov od roku 2010 ušetřilo 10 milionů eur díky svobodnému softwaru (příkladem je OpenOffice, Android nebo Firefox).</text:p>
          </table:table-cell>
          <table:table-cell office:value-type="float" office:value="1" calcext:value-type="float">
            <text:p>1</text:p>
          </table:table-cell>
          <table:table-cell office:value-type="string" calcext:value-type="string">
            <text:p>Praha má malou kapacitu míst v mateřských školkách a proto je potřeba vyčlenit finance a snažit se tento problém řešit, a to včetně podpory dětských skupin a jiných alternativních způsobů výchovy dětí.</text:p>
          </table:table-cell>
          <table:table-cell office:value-type="float" office:value="1" calcext:value-type="float">
            <text:p>1</text:p>
          </table:table-cell>
          <table:table-cell office:value-type="string" calcext:value-type="string">
            <text:p>Piráti usilují o zavedení participativního rozpočtu, který zavedlo město Porto Alegre a funguje např. i v New Yorku. Občané si vyberou neziskový projekt, který jim přijde užitečný, a město na něj přispěje. Dále chceme zapojit občany do chodu města pořádáním referend.</text:p>
          </table:table-cell>
          <table:table-cell office:value-type="float" office:value="-1" calcext:value-type="float">
            <text:p>-1</text:p>
          </table:table-cell>
          <table:table-cell office:value-type="string" calcext:value-type="string">
            <text:p>Praha nemá infrastrukturu vhodnou k tomu, aby se zde konaly akce takového rozměru, jako je Olympiáda. Navíc by se kvůli pár dnům zbytečně utratily miliardy korun.</text:p>
          </table:table-cell>
          <table:table-cell office:value-type="float" office:value="-1" calcext:value-type="float">
            <text:p>-1</text:p>
          </table:table-cell>
          <table:table-cell office:value-type="string" calcext:value-type="string">
            <text:p>Příjemnou atmosféru Prahy kazí různá nesmyslná omezení, jedním z nich je i přítomnost kamer na každém rohu. Chceme hledat promyšlená řešení, která zabrání plošnému omezování svobody a veřejného prostoru. Nesouhlasíme s nadměrným použitím bezpečnostních kamer, čipových karet a podobných nástrojů, zneužitelných pro sledování. Normální člověk má jen velmi málo možností, jak používat veřejné služby bez sledování. Místa, kde se vyskytují kamery, musí být označena. Kamery mají opodstatnění jen na některých místech (bankomaty, zlatnictví, nebezpečná místa). Jinde občany obtěžují, aniž by přispívaly k objasňování zločinů.</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Piráti usilují o zavedení transparentního účtu a průhledného hospodaření. Chceme zcela průhledné hospodaření města, rovný přístup k veřejným zakázkám a vyrovnaný rozpočet. Každá koruna vynaložená městem bude dohledatelná online. Piráti mají transparentní bankovní účet a zveřejňují faktury, smlouvy, rozpočet a jeho plnění online. Trváme na tom, aby to dělala i Praha a všechny městské společnosti. Výjimky ze zveřejnění upravuje platný zákon o svobodném přístupu k informacím. Na kontrole městských společností v dozorčích radách by se měli podílet i odborníci a opoziční strany.</text:p>
          </table:table-cell>
          <table:table-cell office:value-type="float" office:value="-1" calcext:value-type="float">
            <text:p>-1</text:p>
          </table:table-cell>
          <table:table-cell office:value-type="string" calcext:value-type="string">
            <text:p>O omezení heren a kasin by měli rozhodovat občané jednotlivých městských částí v referendech. Úplný zákaz heren dle našeho názoru není řešením gamblerství, lidé si najdou způsob, jak ho obejít, třeba budou sázet na Internetu. Řešením není úplný zákaz, ale účinná regulace, aby herny nesly náklady negativních externalit svého podnikání.</text:p>
          </table:table-cell>
          <table:table-cell office:value-type="float" office:value="1" calcext:value-type="float">
            <text:p>1</text:p>
          </table:table-cell>
          <table:table-cell office:value-type="string" calcext:value-type="string">
            <text:p>Rozhodně chceme, aby Praha pokračovala v online interpelacích. Vítáme usnadnění komunikace mezi radními a občany.</text:p>
          </table:table-cell>
          <table:table-cell office:value-type="float" office:value="1" calcext:value-type="float">
            <text:p>1</text:p>
          </table:table-cell>
          <table:table-cell office:value-type="string" calcext:value-type="string">
            <text:p>Praha by měla vyhodnotit, zda je pro město využívání účetního systému Gordic výhodné. Chceme, aby městské organizace používaly otevřený software a proto se domníváme, že by pro Prahu bylo lepší, kdyby místo systému Gordic začala používat vhodnou open-source alternativu. Uvědomujeme si, že s tím budou spojeny počáteční náklady, nicméně na vývoj by mohla přispět každá obec, městská část i město.</text:p>
          </table:table-cell>
          <table:table-cell office:value-type="float" office:value="-1" calcext:value-type="float">
            <text:p>-1</text:p>
          </table:table-cell>
          <table:table-cell office:value-type="string" calcext:value-type="string">
            <text:p>Praha obecně může použít majetek na umoření dluhu, nicméně obáváme se, že by to v konkrétním případě nebylo příliš výhodné. Praha by měla spíše hledat využití pro nevyužité prostory (např. školky, nízkoprahové kluby, kluby pro seniory, sociální byty, noclehárny) a zachovat si určitý základní, poměrně bohatý fond nemovitého majetku, který bude účelně využívat.</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Nechceme, aby se snižoval počet městských kulturních institucí ve formě příspěvkových organizací, pokud budou tyto organizace zcela transparentní. Nicméně z dlouhodobého hlediska podporujeme větší nezávislost těchto institucí na politických rozhodnutích prostřednictvím participativního rozpočtu.</text:p>
          </table:table-cell>
          <table:table-cell office:value-type="float" office:value="1" calcext:value-type="float">
            <text:p>1</text:p>
          </table:table-cell>
          <table:table-cell office:value-type="string" calcext:value-type="string">
            <text:p>Situace lidí bez domova v Praze je opravdu tristní. Chceme, aby Praha poskytovala kvalitní veřejné služby, které upevňují soudržnost města. Navrhneme nová střediska sociální pomoci, aby byla dostupnější a rovnoměrně rozložená. Lidé bez domova se v nich budou moci osprchovat, odborníci pomohou závislým i jiným rizikovým skupinám a poradí také lidem ohroženým chudobou.</text:p>
          </table:table-cell>
          <table:table-cell office:value-type="float" office:value="1" calcext:value-type="float">
            <text:p>1</text:p>
          </table:table-cell>
          <table:table-cell office:value-type="string" calcext:value-type="string">
            <text:p>V Praze je nedostatečná kapacita míst v domovech důchodců, a proto je potřeba, aby byl počet míst navýšen. Na druhou stranu je však třeba odpovídajícím způsobem podporovat i pečovatelské služby, domácí péči a jiné formy péče, které jsou alternativou k umístění seniora do domovu důchodců. </text:p>
          </table:table-cell>
          <table:table-cell office:value-type="float" office:value="1" calcext:value-type="float">
            <text:p>1</text:p>
          </table:table-cell>
          <table:table-cell office:value-type="string" calcext:value-type="string">
            <text:p>Praha je nádherné město s velkým množstvím historických památek, a proto bychom měli usilovat o to, aby bylo historické panorama Prahy zachováno.</text:p>
          </table:table-cell>
          <table:table-cell office:value-type="float" office:value="-1" calcext:value-type="float">
            <text:p>-1</text:p>
          </table:table-cell>
          <table:table-cell office:value-type="string" calcext:value-type="string">
            <text:p>Příprava nového územního plánu by spíše neměla být ukončena, ale je třeba brát v potaz připomínky občanů. Územní plán se mění podle přání developerů a občané nemají žádné slovo. Město např. v roce 2009 požádalo občany o připomínky k územnímu plánu, a když jich obdrželo na 15 tisíc, všechny hodilo pod stůl. Piráti podporují konání referend ke klíčovým otázkám územního plánování a zapojení občanů do rozhodování. Chceme, aby se občané podíleli na rozhodnutí, jak bude vypadat nový územní plán, včetně např. referend o zásadních sporných otázkách.</text:p>
          </table:table-cell>
          <table:table-cell office:value-type="float" office:value="1" calcext:value-type="float">
            <text:p>1</text:p>
          </table:table-cell>
          <table:table-cell office:value-type="string" calcext:value-type="string">
            <text:p>Piráti podporují konání referend a zapojení aktivních občanů do rozhodování. Je důležité, aby celopražské orgány respektovaly vůli převážné většiny obyvatel dané městské části. Pouze pokud jde o natolik důležitou otázku s celopražským dopadem, že občané celé Prahy danou městskou část přehlasují v celopražském referendu, je třeba respektovat dané rozhodnutí.</text:p>
          </table:table-cell>
          <table:table-cell office:value-type="float" office:value="1" calcext:value-type="float">
            <text:p>1</text:p>
          </table:table-cell>
          <table:table-cell office:value-type="string" calcext:value-type="string">
            <text:p>Přestavba brownfields by byla velmi přínosná a ubylo by zchátralých a nevyužitých areálů. Rozšiřování města do krajiny je zbytečné, když je ve městě možné přestavit tolik průmyslových budov. Tím ovšem není míněno, že by nikdy nemohly vznikat budovy na zelené louce, pokud s nimi územní plán počítá.</text:p>
          </table:table-cell>
          <table:table-cell office:value-type="float" office:value="1" calcext:value-type="float">
            <text:p>1</text:p>
          </table:table-cell>
          <table:table-cell office:value-type="string" calcext:value-type="string">
            <text:p>Náklady na veřejná vybavení vyvolaná výstavbou zatěžují městský rozpočet, a proto považujeme za správné, aby finance na tato nezbytná opatření poskytli přímo developeři.</text:p>
          </table:table-cell>
          <table:table-cell office:value-type="float" office:value="1" calcext:value-type="float">
            <text:p>1</text:p>
          </table:table-cell>
          <table:table-cell office:value-type="string" calcext:value-type="string">
            <text:p>Město musí přestat schvalovat změny územního plánu ve prospěch soukromých developerů. Místo vyhovění developerům by se mělo zaměřit na občany. Územní plán se mění podle přání developerů a občané nemají žádné slovo. Město např. v roce 2009 požádalo občany o připomínky k územnímu plánu, a když jich obdrželo na 15 tisíc, všechny hodilo pod stůl. Piráti podporují referenda o zásadních otázkách územního plánování a zapojování občanů do rozhodování. Se souhlasem místních a v souladu s veřejným zájmem lze ovšem realizovat i jiné projekty než jen parky a školy a stavby veřejného vybavení. </text:p>
          </table:table-cell>
          <table:table-cell office:value-type="float" office:value="1" calcext:value-type="float">
            <text:p>1</text:p>
          </table:table-cell>
          <table:table-cell office:value-type="string" calcext:value-type="string">
            <text:p>Je důležité, aby byly vymezeny konkrétní pozemky pro umisťování parků a veřejného vybavení. Přece jenom to nejsou obyčejné budovy, a proto je potřeba jejich výstavbu specificky plánovat a přistupovat k těmto projektům individuálně, nebo aspoň stanovit závazná nepřekročitelná kritéria, aby případné přesuny neměly negativní vliv na obyvatele.</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iráti podporují průhledné hospodaření a transparentní účty. Sestavování rozpočtu by určitě mělo být veřejně kontrolovatelné. Občané by měli vědět, jak se nakládá s jejich penězi, které město získalo z daní.</text:p>
          </table:table-cell>
          <table:table-cell office:value-type="float" office:value="1" calcext:value-type="float">
            <text:p>1</text:p>
          </table:table-cell>
          <table:table-cell office:value-type="string" calcext:value-type="string">
            <text:p>Jízdní řády ve strojově čitelné podobě by byly určitě přínosem, jelikož se dají využít v různých aplikacích. Nelíbí se nám, že dopravní podnik poskytuje jízdní řády ve strojově čitelné formě jen vybraným firmám.</text:p>
          </table:table-cell>
          <table:table-cell office:value-type="float" office:value="-1" calcext:value-type="float">
            <text:p>-1</text:p>
          </table:table-cell>
          <table:table-cell office:value-type="string" calcext:value-type="string">
            <text:p>Praha by měla nejprve zvážit, jaké byty a domy si chce ponechat pro potřeby sociálních programů, až potom je na místě privatizovat ty zbývající. </text:p>
          </table:table-cell>
          <table:table-cell office:value-type="float" office:value="-1" calcext:value-type="float">
            <text:p>-1</text:p>
          </table:table-cell>
          <table:table-cell office:value-type="string" calcext:value-type="string">
            <text:p>Nepovažujeme za nutné, aby město finančně podporovalo vrcholový sport. Za dostatečnou považujeme součinnost při pořádání akcí, vstřícnost a případně výhodné nájemní podmínky, či osvobození od poplatků. </text:p>
          </table:table-cell>
          <table:table-cell office:value-type="float" office:value="1" calcext:value-type="float">
            <text:p>1</text:p>
          </table:table-cell>
          <table:table-cell office:value-type="string" calcext:value-type="string">
            <text:p>Například privatizace vodovodů se neosvědčila, proto je na místě být obezřetní i u privatizace dalších služeb. </text:p>
          </table:table-cell>
          <table:table-cell office:value-type="float" office:value="1" calcext:value-type="float">
            <text:p>1</text:p>
          </table:table-cell>
          <table:table-cell office:value-type="string" calcext:value-type="string">
            <text:p>V případě kompletního ovládnutí Pražských služeb by se vyřešilo několik stávajících problémů. </text:p>
          </table:table-cell>
          <table:table-cell office:value-type="float" office:value="-1" calcext:value-type="float">
            <text:p>-1</text:p>
          </table:table-cell>
          <table:table-cell office:value-type="string" calcext:value-type="string">
            <text:p>Zavedení mýtného přinese zdražení zásobování a služeb, navíc existuje důvodná obava, že zvolený mýtný systém nebude efektivní a bude nepřiměřeně šmírovat řidiče. O případném zavedení mýtného by mělo proběhnout referendum, pak jsme ochotni ho akceptovat. </text:p>
          </table:table-cell>
          <table:table-cell table:number-columns-repeated="916"/>
        </table:table-row>
        <table:table-row table:style-name="ro1">
          <table:table-cell office:value-type="string" calcext:value-type="string">
            <text:p>9/30/2014 15:26:27</text:p>
          </table:table-cell>
          <table:table-cell office:value-type="float" office:value="1" calcext:value-type="float">
            <text:p>1</text:p>
          </table:table-cell>
          <table:table-cell office:value-type="string" calcext:value-type="string">
            <text:p>Jaromír</text:p>
          </table:table-cell>
          <table:table-cell office:value-type="float" office:value="981619" calcext:value-type="float">
            <text:p>981619</text:p>
          </table:table-cell>
          <table:table-cell office:value-type="float" office:value="1" calcext:value-type="float">
            <text:p>1</text:p>
          </table:table-cell>
          <table:table-cell office:value-type="string" calcext:value-type="string">
            <text:p>Za předpokladu, že se ministerstvu dopravy s pomocí středočeských podaří co nejdříve vystavět alternativu okruhu. </text:p>
          </table:table-cell>
          <table:table-cell office:value-type="float" office:value="1" calcext:value-type="float">
            <text:p>1</text:p>
          </table:table-cell>
          <table:table-cell office:value-type="string" calcext:value-type="string">
            <text:p>Křižovatky, přechody, nadchody a podchody by měly být bezbariérové.</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to šíře komunikace z bezpečnostních důvodů dovol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gram hnutí ANO s tím počítá. </text:p>
          </table:table-cell>
          <table:table-cell office:value-type="float" office:value="0" calcext:value-type="float">
            <text:p>0</text:p>
          </table:table-cell>
          <table:table-cell office:value-type="string" calcext:value-type="string">
            <text:p>Spíše by se mělo zavést výhodnější jízdné pro Pražany, kteří denně dojíždějí.</text:p>
          </table:table-cell>
          <table:table-cell office:value-type="float" office:value="1" calcext:value-type="float">
            <text:p>1</text:p>
          </table:table-cell>
          <table:table-cell office:value-type="string" calcext:value-type="string">
            <text:p>Není to priorita, ale může to být součást zkulturnění Václavského náměstí.</text:p>
          </table:table-cell>
          <table:table-cell office:value-type="float" office:value="0" calcext:value-type="float">
            <text:p>0</text:p>
          </table:table-cell>
          <table:table-cell office:value-type="string" calcext:value-type="string">
            <text:p>Veškeré další služby a využití Opencard už nesmí stát Prahu ani korunu, a to i za cenu toho, že by byl zaveden zcela nový systém.</text:p>
          </table:table-cell>
          <table:table-cell office:value-type="float" office:value="-1" calcext:value-type="float">
            <text:p>-1</text:p>
          </table:table-cell>
          <table:table-cell office:value-type="string" calcext:value-type="string">
            <text:p>Pro denní dojíždění by se měla snížit.</text:p>
          </table:table-cell>
          <table:table-cell office:value-type="float" office:value="1" calcext:value-type="float">
            <text:p>1</text:p>
          </table:table-cell>
          <table:table-cell office:value-type="string" calcext:value-type="string">
            <text:p>Pro ty, kteří denně dojíždějí by se měla snížit.</text:p>
          </table:table-cell>
          <table:table-cell office:value-type="float" office:value="1" calcext:value-type="float">
            <text:p>1</text:p>
          </table:table-cell>
          <table:table-cell office:value-type="string" calcext:value-type="string">
            <text:p>Pokud tato linka kvůli zácpám neuvízne.</text:p>
          </table:table-cell>
          <table:table-cell office:value-type="float" office:value="1" calcext:value-type="float">
            <text:p>1</text:p>
          </table:table-cell>
          <table:table-cell office:value-type="string" calcext:value-type="string">
            <text:p>Opět by měla zvýhodnit jízdné MHD pro ty, kteří takto parkují.</text:p>
          </table:table-cell>
          <table:table-cell office:value-type="float" office:value="-1" calcext:value-type="float">
            <text:p>-1</text:p>
          </table:table-cell>
          <table:table-cell office:value-type="string" calcext:value-type="string">
            <text:p>Investoři by měli být koordinovány příslušným odborem magistrátu.</text:p>
          </table:table-cell>
          <table:table-cell office:value-type="float" office:value="0" calcext:value-type="float">
            <text:p>0</text:p>
          </table:table-cell>
          <table:table-cell office:value-type="string" calcext:value-type="string">
            <text:p>Nikdo přesně neví, co tunel Blanka v pražské dopravě udělá. Situace se musí vyhodnotit až po otevření provozu Blankou.</text:p>
          </table:table-cell>
          <table:table-cell office:value-type="float" office:value="1" calcext:value-type="float">
            <text:p>1</text:p>
          </table:table-cell>
          <table:table-cell office:value-type="string" calcext:value-type="string">
            <text:p>Pokud to neomezí podnikání a maloobchod v centru. Mělo by jít o zkušební provoz, který by se po určité době vyhodnotil.</text:p>
          </table:table-cell>
          <table:table-cell office:value-type="float" office:value="-1" calcext:value-type="float">
            <text:p>-1</text:p>
          </table:table-cell>
          <table:table-cell office:value-type="string" calcext:value-type="string">
            <text:p>Rozhodnutí by mělo být na občanech a místních samosprávách.</text:p>
          </table:table-cell>
          <table:table-cell office:value-type="float" office:value="-1" calcext:value-type="float">
            <text:p>-1</text:p>
          </table:table-cell>
          <table:table-cell office:value-type="string" calcext:value-type="string">
            <text:p>Určitě ne ve vnitřním okruhu města.</text:p>
          </table:table-cell>
          <table:table-cell office:value-type="float" office:value="1" calcext:value-type="float">
            <text:p>1</text:p>
          </table:table-cell>
          <table:table-cell office:value-type="string" calcext:value-type="string">
            <text:p>Parkovací místa by měla sloužit především rezidentům. Auta z okraje Prahy by měla zachytit P+R parkoviště.</text:p>
          </table:table-cell>
          <table:table-cell office:value-type="float" office:value="1" calcext:value-type="float">
            <text:p>1</text:p>
          </table:table-cell>
          <table:table-cell office:value-type="string" calcext:value-type="string">
            <text:p>Musí se ale striktně rozlišit, co je "nekomerční akce". Koncert s návštěvností 75.000 lidí není nekomerční akcí.</text:p>
          </table:table-cell>
          <table:table-cell office:value-type="float" office:value="1" calcext:value-type="float">
            <text:p>1</text:p>
          </table:table-cell>
          <table:table-cell office:value-type="string" calcext:value-type="string">
            <text:p>Měly by být rozdělovány na počet obyvatel.</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lus podpořit firemní školky a dětské skupiny.</text:p>
          </table:table-cell>
          <table:table-cell office:value-type="float" office:value="1" calcext:value-type="float">
            <text:p>1</text:p>
          </table:table-cell>
          <table:table-cell office:value-type="string" calcext:value-type="string">
            <text:p>Prostřednictvím místního referenda, nebo internetového hlasování.</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uze tam, kde si to obyvatelé či místní samospráva budou přát.</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ro hráče by měla fungovat pod přísným finančním dohledem kasina mimo centrum Prahy. </text:p>
          </table:table-cell>
          <table:table-cell office:value-type="float" office:value="1" calcext:value-type="float">
            <text:p>1</text:p>
          </table:table-cell>
          <table:table-cell office:value-type="string" calcext:value-type="string">
            <text:p>Plus by se radní měli s občany setkávat "face to face" na takzvaných townhall. </text:p>
          </table:table-cell>
          <table:table-cell office:value-type="float" office:value="1" calcext:value-type="float">
            <text:p>1</text:p>
          </table:table-cell>
          <table:table-cell office:value-type="string" calcext:value-type="string">
            <text:p>Podrobíme auditu a přehodnotíme veškeré smlouvy. </text:p>
          </table:table-cell>
          <table:table-cell office:value-type="float" office:value="1" calcext:value-type="float">
            <text:p>1</text:p>
          </table:table-cell>
          <table:table-cell office:value-type="string" calcext:value-type="string">
            <text:p>Pokud jsou nemovitosti pro město zbytné či dokonce nevyužívané, jsme jednoznačně pro. Pokračovat by měla i privatizace městských bytů.</text:p>
          </table:table-cell>
          <table:table-cell office:value-type="float" office:value="1" calcext:value-type="float">
            <text:p>1</text:p>
          </table:table-cell>
          <table:table-cell office:value-type="string" calcext:value-type="string">
            <text:p>Ale pouze na úkor šetření v jiných oblastech.</text:p>
          </table:table-cell>
          <table:table-cell office:value-type="float" office:value="1" calcext:value-type="float">
            <text:p>1</text:p>
          </table:table-cell>
          <table:table-cell office:value-type="string" calcext:value-type="string">
            <text:p>Pokud budou mít Pražané na tyto organizace možnost přispívat, tak ano.</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 potřeba zrevidovat dosavadní kroky a pozvat k řešení plánu i odborníky a urbanisty ze zahraničí, například z Berlína či Vídně.</text:p>
          </table:table-cell>
          <table:table-cell office:value-type="float" office:value="1" calcext:value-type="float">
            <text:p>1</text:p>
          </table:table-cell>
          <table:table-cell office:value-type="string" calcext:value-type="string">
            <text:p>Obyvatelé městských částí mají k problému blíž než "velká Praha". Na druhou stranu nelze, aby byl nějaký místní problém přehazován z jedné městské části do jiné.</text:p>
          </table:table-cell>
          <table:table-cell office:value-type="float" office:value="1" calcext:value-type="float">
            <text:p>1</text:p>
          </table:table-cell>
          <table:table-cell office:value-type="string" calcext:value-type="string">
            <text:p>Praha by měla tyto projekty "zabydlení nezabydleného" podporovat.</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Změny by měly být minimální, transparentní a sloužit pouze občanům, nikoli developerům.</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četně angl. psaných vysvětlivek.</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Pokud tyto akce budou pro Prahu ekonomicky výhodné.</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Nesmí se týkat rezidentů a obchodníků. Nechceme vybydlené centrum. Pro ostatní musí nabídnout alternativu P+R parkovišť a efektivnější MHD.</text:p>
          </table:table-cell>
          <table:table-cell table:number-columns-repeated="916"/>
        </table:table-row>
        <table:table-row table:style-name="ro1">
          <table:table-cell office:value-type="string" calcext:value-type="string">
            <text:p>9/30/2014 17:48:17</text:p>
          </table:table-cell>
          <table:table-cell office:value-type="string" calcext:value-type="string">
            <text:p>TOP 09</text:p>
          </table:table-cell>
          <table:table-cell office:value-type="string" calcext:value-type="string">
            <text:p>Marek Pražák</text:p>
          </table:table-cell>
          <table:table-cell office:value-type="float" office:value="309824" calcext:value-type="float">
            <text:p>309824</text:p>
          </table:table-cell>
          <table:table-cell office:value-type="float" office:value="1" calcext:value-type="float">
            <text:p>1</text:p>
          </table:table-cell>
          <table:table-cell office:value-type="string" calcext:value-type="string">
            <text:p>O financování metra D vede magistrát pod vedením TOP 09 diskusi s Evroskou unií o uzapojení evropských fondů, stavět chceme začít v roce 2017. Nutná je také finanční spoluúčast státu. Pokud jde o okruh, hledáme levnou variantu se začleněním stávající infrastruktury a obě stavby lze (při splnění podmínky peněz EU a státu u metra) tedy stavět ve stejné době. </text:p>
          </table:table-cell>
          <table:table-cell office:value-type="float" office:value="0" calcext:value-type="float">
            <text:p>0</text:p>
          </table:table-cell>
          <table:table-cell office:value-type="string" calcext:value-type="string">
            <text:p>Lokality je potřeba posuzovat jednotlivě a ne přechody systémově rušit či obnovovat. Například na Karlově náměstí jsou chybějící přechody velkým nedostatkem. Jejich obnovení významně pomůže tisícům lidí a zároveň, jak ukázal dopravní model, nezpomalí automobilovou dopravu. V případě významných komunikací je třeba vždy modelovat a pak teprve rozhodovat. Dopravní řešení musí významně zohledňovat chodce, tedy princip, který jsme použili na Karlově náměstí.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Opatření však nesmí být na úkor parkovacích míst, není nutné pro občasný průjezd cyklisty v protisměru vytvářet složitá dopravně-technická řešení a speciální dopravní hradby. Stačí jednoduchá značka. Situace je při vzájemné ohleduplnosti zcela bezpečná - oba protijedoucí mají oční kontakt. </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Jedná se o jediné rychlé řešení velkého dopravního problému města. Ostatní varianty jako metro či monorail jsou způsobem, jak projekt nikdy nedokončit.</text:p>
          </table:table-cell>
          <table:table-cell office:value-type="float" office:value="0" calcext:value-type="float">
            <text:p>0</text:p>
          </table:table-cell>
          <table:table-cell office:value-type="string" calcext:value-type="string">
            <text:p>Poctivě platící dnes nic neobtěžuje, dopravní prostor je vstřícný. Zavedení turniketů pravděpodobně zvýší výběr jízdného, ale zároveň zvýší náročnost na obsluhu, sníží komfort. Problém je také výše investice přesahující miliardu korun. Vzhledem k finanční situaci dopravního podniku turnikety nejsou téma na volební období 2014 až 2018.</text:p>
          </table:table-cell>
          <table:table-cell office:value-type="float" office:value="1" calcext:value-type="float">
            <text:p>1</text:p>
          </table:table-cell>
          <table:table-cell office:value-type="string" calcext:value-type="string">
            <text:p>Klíčové je propojit Vinohrady s centrem města, tak aby existovala záloha uzlu na I.P.Pavlova. Možná varianta je i kolem hlavního nádraží.</text:p>
          </table:table-cell>
          <table:table-cell office:value-type="float" office:value="-1" calcext:value-type="float">
            <text:p>-1</text:p>
          </table:table-cell>
          <table:table-cell office:value-type="string" calcext:value-type="string">
            <text:p>Praha by však měla mít elektronickou tramvajenku. Základ systému musí vlastnit a systém musí být skutečně otevřený, aby nebyla v zajetí jediné firmy. Zároveň dodavatelé, podpora i další aplikace se musí veřejně soutěžit. </text:p>
          </table:table-cell>
          <table:table-cell office:value-type="float" office:value="-1" calcext:value-type="float">
            <text:p>-1</text:p>
          </table:table-cell>
          <table:table-cell office:value-type="string" calcext:value-type="string">
            <text:p>Budeme usilovat o to, aby se zavedlo skupinové jízdné, které bude rodiny motivovat používat MHD na místo automobilů. </text:p>
          </table:table-cell>
          <table:table-cell office:value-type="float" office:value="-1" calcext:value-type="float">
            <text:p>-1</text:p>
          </table:table-cell>
          <table:table-cell office:value-type="string" calcext:value-type="string">
            <text:p>Současná úroveň je jedna z nejnižších v Evropě. Pražská MHD zároveň patří mezi evropskou špičku.</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V příštím roce na náš popud začne stavba záchytného parkovacího domu na Černém Mostě, poté na Zličíně a v Letňanech a v dalších mstech na okraji Prahy. <text:s/>Výstavba P+R by měla probíhat nejen v Praze, ale i ve Středočeském kraji</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Po spuštění Blanky bude situace vyhodnocena. Jedná se o natolik významný zásah do systému dopravy, že je nutné situaci nejprve pečlivě vyhodnotit a teprve potom rozhodovat o dalších úpravách. </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Záleží na konkrétních lokalitách.</text:p>
          </table:table-cell>
          <table:table-cell office:value-type="float" office:value="-1" calcext:value-type="float">
            <text:p>-1</text:p>
          </table:table-cell>
          <table:table-cell office:value-type="string" calcext:value-type="string">
            <text:p>Hledáme pro město reklamu, která obohatí veřejný prostor, billboardy do města nepatří. <text:s/></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Město se stotisíci obyvateli má zcela jiné potřeby jako obce se stovkami obyvatel. Takový je nepoměr mezi městkými částmi.</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Tento projekt byl již zahájen.</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Nyní se zpracovává koncepce, především je třeba zapojit stávající kamery do systému a teprve potom řešit případný rozvoj.</text:p>
          </table:table-cell>
          <table:table-cell office:value-type="float" office:value="-1" calcext:value-type="float">
            <text:p>-1</text:p>
          </table:table-cell>
          <table:table-cell office:value-type="string" calcext:value-type="string">
            <text:p>Chceme zavést samostatný tříděný bioodpad</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Praha sama vyčleňuje prostředky na tvorbu míst v mateřských školách. Budou ale zapotřebí jen cca 2 roky, poté přejdou silné ročníky do základních škol. <text:s/></text:p>
          </table:table-cell>
          <table:table-cell office:value-type="float" office:value="0" calcext:value-type="float">
            <text:p>0</text:p>
          </table:table-cell>
          <table:table-cell office:value-type="string" calcext:value-type="string">
            <text:p>Budeme zvažovat, zda divadla by neměla vstoupit do grantového systému, ostatní příspěvkové organizace je třeba zachovat.</text:p>
          </table:table-cell>
          <table:table-cell office:value-type="float" office:value="1" calcext:value-type="float">
            <text:p>1</text:p>
          </table:table-cell>
          <table:table-cell office:value-type="string" calcext:value-type="string">
            <text:p>Již se tak děje včetně cílené péče v tramvajích, čímž se i zvyčuje komfort pro cestující</text:p>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0" calcext:value-type="float">
            <text:p>0</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table:style-name="Default"/>
          <table:table-cell table:number-columns-repeated="1023"/>
        </table:table-row>
        <table:table-row table:style-name="ro1">
          <table:table-cell table:style-name="Default"/>
          <table:table-cell table:number-columns-repeated="3"/>
          <table:table-cell table:formula="of:=SUM([.E2:.E23])" office:value-type="float" office:value="5" calcext:value-type="float">
            <text:p>5</text:p>
          </table:table-cell>
          <table:table-cell/>
          <table:table-cell table:formula="of:=SUM([.G2:.G23])" office:value-type="float" office:value="10" calcext:value-type="float">
            <text:p>10</text:p>
          </table:table-cell>
          <table:table-cell/>
          <table:table-cell table:style-name="ce2" table:formula="of:=SUM([.I2:.I23])" office:value-type="float" office:value="19" calcext:value-type="float">
            <text:p>19</text:p>
          </table:table-cell>
          <table:table-cell/>
          <table:table-cell table:formula="of:=SUM([.K2:.K23])" office:value-type="float" office:value="-2" calcext:value-type="float">
            <text:p>-2</text:p>
          </table:table-cell>
          <table:table-cell/>
          <table:table-cell table:formula="of:=SUM([.M2:.M23])" office:value-type="float" office:value="14" calcext:value-type="float">
            <text:p>14</text:p>
          </table:table-cell>
          <table:table-cell/>
          <table:table-cell table:formula="of:=SUM([.O2:.O23])" office:value-type="float" office:value="18" calcext:value-type="float">
            <text:p>18</text:p>
          </table:table-cell>
          <table:table-cell/>
          <table:table-cell table:formula="of:=SUM([.Q2:.Q23])" office:value-type="float" office:value="-1" calcext:value-type="float">
            <text:p>-1</text:p>
          </table:table-cell>
          <table:table-cell/>
          <table:table-cell table:formula="of:=SUM([.S2:.S23])" office:value-type="float" office:value="2" calcext:value-type="float">
            <text:p>2</text:p>
          </table:table-cell>
          <table:table-cell/>
          <table:table-cell table:formula="of:=SUM([.U2:.U23])" office:value-type="float" office:value="-5" calcext:value-type="float">
            <text:p>-5</text:p>
          </table:table-cell>
          <table:table-cell/>
          <table:table-cell table:style-name="ce2" table:formula="of:=SUM([.W2:.W23])" office:value-type="float" office:value="-20" calcext:value-type="float">
            <text:p>-20</text:p>
          </table:table-cell>
          <table:table-cell/>
          <table:table-cell table:formula="of:=SUM([.Y2:.Y23])" office:value-type="float" office:value="0" calcext:value-type="float">
            <text:p>0</text:p>
          </table:table-cell>
          <table:table-cell/>
          <table:table-cell table:formula="of:=SUM([.AA2:.AA23])" office:value-type="float" office:value="13" calcext:value-type="float">
            <text:p>13</text:p>
          </table:table-cell>
          <table:table-cell/>
          <table:table-cell table:style-name="ce2" table:formula="of:=SUM([.AC2:.AC23])" office:value-type="float" office:value="22" calcext:value-type="float">
            <text:p>22</text:p>
          </table:table-cell>
          <table:table-cell/>
          <table:table-cell table:formula="of:=SUM([.AE2:.AE23])" office:value-type="float" office:value="-5" calcext:value-type="float">
            <text:p>-5</text:p>
          </table:table-cell>
          <table:table-cell/>
          <table:table-cell table:formula="of:=SUM([.AG2:.AG23])" office:value-type="float" office:value="2" calcext:value-type="float">
            <text:p>2</text:p>
          </table:table-cell>
          <table:table-cell/>
          <table:table-cell table:formula="of:=SUM([.AI2:.AI23])" office:value-type="float" office:value="-5" calcext:value-type="float">
            <text:p>-5</text:p>
          </table:table-cell>
          <table:table-cell/>
          <table:table-cell table:formula="of:=SUM([.AK2:.AK23])" office:value-type="float" office:value="7" calcext:value-type="float">
            <text:p>7</text:p>
          </table:table-cell>
          <table:table-cell/>
          <table:table-cell table:formula="of:=SUM([.AM2:.AM23])" office:value-type="float" office:value="-5" calcext:value-type="float">
            <text:p>-5</text:p>
          </table:table-cell>
          <table:table-cell table:formula="of:=SUM([.AN2:.AN23])" office:value-type="float" office:value="0" calcext:value-type="float">
            <text:p>0</text:p>
          </table:table-cell>
          <table:table-cell table:formula="of:=SUM([.AO2:.AO23])" office:value-type="float" office:value="9" calcext:value-type="float">
            <text:p>9</text:p>
          </table:table-cell>
          <table:table-cell table:formula="of:=SUM([.AP2:.AP23])" office:value-type="float" office:value="0" calcext:value-type="float">
            <text:p>0</text:p>
          </table:table-cell>
          <table:table-cell table:formula="of:=SUM([.AQ2:.AQ23])" office:value-type="float" office:value="8" calcext:value-type="float">
            <text:p>8</text:p>
          </table:table-cell>
          <table:table-cell table:formula="of:=SUM([.AR2:.AR23])" office:value-type="float" office:value="0" calcext:value-type="float">
            <text:p>0</text:p>
          </table:table-cell>
          <table:table-cell table:formula="of:=SUM([.AS2:.AS23])" office:value-type="float" office:value="13" calcext:value-type="float">
            <text:p>13</text:p>
          </table:table-cell>
          <table:table-cell table:formula="of:=SUM([.AT2:.AT23])" office:value-type="float" office:value="0" calcext:value-type="float">
            <text:p>0</text:p>
          </table:table-cell>
          <table:table-cell table:style-name="ce2" table:formula="of:=SUM([.AU2:.AU23])" office:value-type="float" office:value="22" calcext:value-type="float">
            <text:p>22</text:p>
          </table:table-cell>
          <table:table-cell table:formula="of:=SUM([.AV2:.AV23])" office:value-type="float" office:value="0" calcext:value-type="float">
            <text:p>0</text:p>
          </table:table-cell>
          <table:table-cell table:formula="of:=SUM([.AW2:.AW23])" office:value-type="float" office:value="9" calcext:value-type="float">
            <text:p>9</text:p>
          </table:table-cell>
          <table:table-cell table:formula="of:=SUM([.AX2:.AX23])" office:value-type="float" office:value="0" calcext:value-type="float">
            <text:p>0</text:p>
          </table:table-cell>
          <table:table-cell table:formula="of:=SUM([.AY2:.AY23])" office:value-type="float" office:value="14" calcext:value-type="float">
            <text:p>14</text:p>
          </table:table-cell>
          <table:table-cell table:formula="of:=SUM([.AZ2:.AZ23])" office:value-type="float" office:value="0" calcext:value-type="float">
            <text:p>0</text:p>
          </table:table-cell>
          <table:table-cell table:formula="of:=SUM([.BA2:.BA23])" office:value-type="float" office:value="12" calcext:value-type="float">
            <text:p>12</text:p>
          </table:table-cell>
          <table:table-cell table:formula="of:=SUM([.BB2:.BB23])" office:value-type="float" office:value="0" calcext:value-type="float">
            <text:p>0</text:p>
          </table:table-cell>
          <table:table-cell table:formula="of:=SUM([.BC2:.BC23])" office:value-type="float" office:value="-15" calcext:value-type="float">
            <text:p>-15</text:p>
          </table:table-cell>
          <table:table-cell table:formula="of:=SUM([.BD2:.BD23])" office:value-type="float" office:value="0" calcext:value-type="float">
            <text:p>0</text:p>
          </table:table-cell>
          <table:table-cell table:formula="of:=SUM([.BE2:.BE23])" office:value-type="float" office:value="7" calcext:value-type="float">
            <text:p>7</text:p>
          </table:table-cell>
          <table:table-cell table:formula="of:=SUM([.BF2:.BF23])" office:value-type="float" office:value="0" calcext:value-type="float">
            <text:p>0</text:p>
          </table:table-cell>
          <table:table-cell table:formula="of:=SUM([.BG2:.BG23])" office:value-type="float" office:value="-4" calcext:value-type="float">
            <text:p>-4</text:p>
          </table:table-cell>
          <table:table-cell table:formula="of:=SUM([.BH2:.BH23])" office:value-type="float" office:value="0" calcext:value-type="float">
            <text:p>0</text:p>
          </table:table-cell>
          <table:table-cell table:style-name="ce2" table:formula="of:=SUM([.BI2:.BI23])" office:value-type="float" office:value="19" calcext:value-type="float">
            <text:p>19</text:p>
          </table:table-cell>
          <table:table-cell table:formula="of:=SUM([.BJ2:.BJ23])" office:value-type="float" office:value="0" calcext:value-type="float">
            <text:p>0</text:p>
          </table:table-cell>
          <table:table-cell table:formula="of:=SUM([.BK2:.BK23])" office:value-type="float" office:value="4" calcext:value-type="float">
            <text:p>4</text:p>
          </table:table-cell>
          <table:table-cell table:formula="of:=SUM([.BL2:.BL23])" office:value-type="float" office:value="0" calcext:value-type="float">
            <text:p>0</text:p>
          </table:table-cell>
          <table:table-cell table:style-name="ce2" table:formula="of:=SUM([.BM2:.BM23])" office:value-type="float" office:value="22" calcext:value-type="float">
            <text:p>22</text:p>
          </table:table-cell>
          <table:table-cell table:formula="of:=SUM([.BN2:.BN23])" office:value-type="float" office:value="0" calcext:value-type="float">
            <text:p>0</text:p>
          </table:table-cell>
          <table:table-cell table:formula="of:=SUM([.BO2:.BO23])" office:value-type="float" office:value="14" calcext:value-type="float">
            <text:p>14</text:p>
          </table:table-cell>
          <table:table-cell table:formula="of:=SUM([.BP2:.BP23])" office:value-type="float" office:value="0" calcext:value-type="float">
            <text:p>0</text:p>
          </table:table-cell>
          <table:table-cell table:style-name="ce2" table:formula="of:=SUM([.BQ2:.BQ23])" office:value-type="float" office:value="-19" calcext:value-type="float">
            <text:p>-19</text:p>
          </table:table-cell>
          <table:table-cell table:formula="of:=SUM([.BR2:.BR23])" office:value-type="float" office:value="0" calcext:value-type="float">
            <text:p>0</text:p>
          </table:table-cell>
          <table:table-cell table:formula="of:=SUM([.BS2:.BS23])" office:value-type="float" office:value="8" calcext:value-type="float">
            <text:p>8</text:p>
          </table:table-cell>
          <table:table-cell table:formula="of:=SUM([.BT2:.BT23])" office:value-type="float" office:value="0" calcext:value-type="float">
            <text:p>0</text:p>
          </table:table-cell>
          <table:table-cell table:formula="of:=SUM([.BU2:.BU23])" office:value-type="float" office:value="-9" calcext:value-type="float">
            <text:p>-9</text:p>
          </table:table-cell>
          <table:table-cell table:formula="of:=SUM([.BV2:.BV23])" office:value-type="float" office:value="0" calcext:value-type="float">
            <text:p>0</text:p>
          </table:table-cell>
          <table:table-cell table:formula="of:=SUM([.BW2:.BW23])" office:value-type="float" office:value="18" calcext:value-type="float">
            <text:p>18</text:p>
          </table:table-cell>
          <table:table-cell table:formula="of:=SUM([.BX2:.BX23])" office:value-type="float" office:value="0" calcext:value-type="float">
            <text:p>0</text:p>
          </table:table-cell>
          <table:table-cell table:style-name="ce2" table:formula="of:=SUM([.BY2:.BY23])" office:value-type="float" office:value="22" calcext:value-type="float">
            <text:p>22</text:p>
          </table:table-cell>
          <table:table-cell table:formula="of:=SUM([.BZ2:.BZ23])" office:value-type="float" office:value="0" calcext:value-type="float">
            <text:p>0</text:p>
          </table:table-cell>
          <table:table-cell table:style-name="ce2" table:formula="of:=SUM([.CA2:.CA23])" office:value-type="float" office:value="22" calcext:value-type="float">
            <text:p>22</text:p>
          </table:table-cell>
          <table:table-cell table:formula="of:=SUM([.CB2:.CB23])" office:value-type="float" office:value="0" calcext:value-type="float">
            <text:p>0</text:p>
          </table:table-cell>
          <table:table-cell table:formula="of:=SUM([.CC2:.CC23])" office:value-type="float" office:value="3" calcext:value-type="float">
            <text:p>3</text:p>
          </table:table-cell>
          <table:table-cell table:formula="of:=SUM([.CD2:.CD23])" office:value-type="float" office:value="0" calcext:value-type="float">
            <text:p>0</text:p>
          </table:table-cell>
          <table:table-cell table:formula="of:=SUM([.CE2:.CE23])" office:value-type="float" office:value="13" calcext:value-type="float">
            <text:p>13</text:p>
          </table:table-cell>
          <table:table-cell table:formula="of:=SUM([.CF2:.CF23])" office:value-type="float" office:value="0" calcext:value-type="float">
            <text:p>0</text:p>
          </table:table-cell>
          <table:table-cell table:formula="of:=SUM([.CG2:.CG23])" office:value-type="float" office:value="17" calcext:value-type="float">
            <text:p>17</text:p>
          </table:table-cell>
          <table:table-cell table:formula="of:=SUM([.CH2:.CH23])" office:value-type="float" office:value="0" calcext:value-type="float">
            <text:p>0</text:p>
          </table:table-cell>
          <table:table-cell table:style-name="ce2" table:formula="of:=SUM([.CI2:.CI23])" office:value-type="float" office:value="19" calcext:value-type="float">
            <text:p>19</text:p>
          </table:table-cell>
          <table:table-cell table:formula="of:=SUM([.CJ2:.CJ23])" office:value-type="float" office:value="0" calcext:value-type="float">
            <text:p>0</text:p>
          </table:table-cell>
          <table:table-cell table:formula="of:=SUM([.CK2:.CK23])" office:value-type="float" office:value="4" calcext:value-type="float">
            <text:p>4</text:p>
          </table:table-cell>
          <table:table-cell table:formula="of:=SUM([.CL2:.CL23])" office:value-type="float" office:value="0" calcext:value-type="float">
            <text:p>0</text:p>
          </table:table-cell>
          <table:table-cell table:style-name="ce2" table:formula="of:=SUM([.CM2:.CM23])" office:value-type="float" office:value="22" calcext:value-type="float">
            <text:p>22</text:p>
          </table:table-cell>
          <table:table-cell table:formula="of:=SUM([.CN2:.CN23])" office:value-type="float" office:value="0" calcext:value-type="float">
            <text:p>0</text:p>
          </table:table-cell>
          <table:table-cell table:formula="of:=SUM([.CO2:.CO23])" office:value-type="float" office:value="16" calcext:value-type="float">
            <text:p>16</text:p>
          </table:table-cell>
          <table:table-cell table:formula="of:=SUM([.CP2:.CP23])" office:value-type="float" office:value="0" calcext:value-type="float">
            <text:p>0</text:p>
          </table:table-cell>
          <table:table-cell table:style-name="ce2" table:formula="of:=SUM([.CQ2:.CQ23])" office:value-type="float" office:value="22" calcext:value-type="float">
            <text:p>22</text:p>
          </table:table-cell>
          <table:table-cell table:formula="of:=SUM([.CR2:.CR23])" office:value-type="float" office:value="0" calcext:value-type="float">
            <text:p>0</text:p>
          </table:table-cell>
          <table:table-cell table:style-name="ce2" table:formula="of:=SUM([.CS2:.CS23])" office:value-type="float" office:value="21" calcext:value-type="float">
            <text:p>21</text:p>
          </table:table-cell>
          <table:table-cell table:formula="of:=SUM([.CT2:.CT23])" office:value-type="float" office:value="0" calcext:value-type="float">
            <text:p>0</text:p>
          </table:table-cell>
          <table:table-cell table:formula="of:=SUM([.CU2:.CU23])" office:value-type="float" office:value="-2" calcext:value-type="float">
            <text:p>-2</text:p>
          </table:table-cell>
          <table:table-cell table:formula="of:=SUM([.CV2:.CV23])" office:value-type="float" office:value="0" calcext:value-type="float">
            <text:p>0</text:p>
          </table:table-cell>
          <table:table-cell table:formula="of:=SUM([.CW2:.CW23])" office:value-type="float" office:value="13" calcext:value-type="float">
            <text:p>13</text:p>
          </table:table-cell>
          <table:table-cell table:formula="of:=SUM([.CX2:.CX23])" office:value-type="float" office:value="0" calcext:value-type="float">
            <text:p>0</text:p>
          </table:table-cell>
          <table:table-cell table:formula="of:=SUM([.CY2:.CY23])" office:value-type="float" office:value="10" calcext:value-type="float">
            <text:p>10</text:p>
          </table:table-cell>
          <table:table-cell table:formula="of:=SUM([.CZ2:.CZ23])" office:value-type="float" office:value="0" calcext:value-type="float">
            <text:p>0</text:p>
          </table:table-cell>
          <table:table-cell table:formula="of:=SUM([.DA2:.DA23])" office:value-type="float" office:value="12" calcext:value-type="float">
            <text:p>12</text:p>
          </table:table-cell>
          <table:table-cell table:formula="of:=SUM([.DB2:.DB23])" office:value-type="float" office:value="0" calcext:value-type="float">
            <text:p>0</text:p>
          </table:table-cell>
          <table:table-cell table:formula="of:=SUM([.DC2:.DC23])" office:value-type="float" office:value="-10" calcext:value-type="float">
            <text:p>-10</text:p>
          </table:table-cell>
          <table:table-cell table:formula="of:=SUM([.DD2:.DD23])" office:value-type="float" office:value="0" calcext:value-type="float">
            <text:p>0</text:p>
          </table:table-cell>
          <table:table-cell table:number-columns-repeated="9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9-30T23:52:49.865648931</dc:date>
    <dc:creator>michal </dc:creator>
    <meta:document-statistic meta:table-count="1" meta:cell-count="1943" meta:object-count="0"/>
    <meta:generator>LibreOffice/4.2.6.3$Linux_X86_64 LibreOffice_project/420m0$Build-3</meta:generator>
  </office:meta>
</office:document-meta>
</file>